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office:value-type="string">
            <text:p>diff</text:p>
          </table:table-cell>
          <table:table-cell office:value-type="string">
            <text:p>sinus</text:p>
          </table:table-cell>
          <table:table-cell office:value-type="string">
            <text:p>cosinus</text:p>
          </table:table-cell>
          <table:table-cell office:value-type="string">
            <text:p>sinus x cosinus</text:p>
          </table:table-cell>
          <table:table-cell table:number-columns-repeated="2"/>
          <table:table-cell table:formula="of:=PI()/2" office:value-type="float" office:value="1.5707963267949">
            <text:p>1,57</text:p>
          </table:table-cell>
        </table:table-row>
        <table:table-row table:style-name="ro1">
          <table:table-cell office:value-type="float" office:value="-1">
            <text:p>-1,00</text:p>
          </table:table-cell>
          <table:table-cell table:formula="of:=-SIN([.A2]*PI()/2)" office:value-type="float" office:value="1">
            <text:p>1,00</text:p>
          </table:table-cell>
          <table:table-cell table:formula="of:=COS([.A2]*PI()/2)" office:value-type="float" office:value="6.12303176911189E-017">
            <text:p>0</text:p>
          </table:table-cell>
          <table:table-cell table:formula="of:=COS(MAX(LOG(ABS([.A2]);2);-1) * PI()/2)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-0.99">
            <text:p>-0,99</text:p>
          </table:table-cell>
          <table:table-cell table:formula="of:=-SIN([.A3]*PI()/2)" office:value-type="float" office:value="0.999876632481661">
            <text:p>1,00</text:p>
          </table:table-cell>
          <table:table-cell table:formula="of:=COS([.A3]*PI()/2)" office:value-type="float" office:value="0.0157073173118206">
            <text:p>0,02</text:p>
          </table:table-cell>
          <table:table-cell table:formula="of:=COS(MAX(LOG(ABS([.A3]);2);-1) * PI()/2)" office:value-type="float" office:value="0.999740641066211">
            <text:p>1</text:p>
          </table:table-cell>
          <table:table-cell table:number-columns-repeated="3"/>
        </table:table-row>
        <table:table-row table:style-name="ro1">
          <table:table-cell office:value-type="float" office:value="-0.98">
            <text:p>-0,98</text:p>
          </table:table-cell>
          <table:table-cell table:formula="of:=-SIN([.A4]*PI()/2)" office:value-type="float" office:value="0.999506560365732">
            <text:p>1,00</text:p>
          </table:table-cell>
          <table:table-cell table:formula="of:=COS([.A4]*PI()/2)" office:value-type="float" office:value="0.0314107590781284">
            <text:p>0,03</text:p>
          </table:table-cell>
          <table:table-cell table:formula="of:=COS(MAX(LOG(ABS([.A4]);2);-1) * PI()/2)" office:value-type="float" office:value="0.998952142757262">
            <text:p>1</text:p>
          </table:table-cell>
          <table:table-cell table:number-columns-repeated="3"/>
        </table:table-row>
        <table:table-row table:style-name="ro1">
          <table:table-cell office:value-type="float" office:value="-0.97">
            <text:p>-0,97</text:p>
          </table:table-cell>
          <table:table-cell table:formula="of:=-SIN([.A5]*PI()/2)" office:value-type="float" office:value="0.99888987496197">
            <text:p>1,00</text:p>
          </table:table-cell>
          <table:table-cell table:formula="of:=COS([.A5]*PI()/2)" office:value-type="float" office:value="0.0471064507096427">
            <text:p>0,05</text:p>
          </table:table-cell>
          <table:table-cell table:formula="of:=COS(MAX(LOG(ABS([.A5]);2);-1) * PI()/2)" office:value-type="float" office:value="0.997618648021456">
            <text:p>1</text:p>
          </table:table-cell>
          <table:table-cell table:number-columns-repeated="3"/>
        </table:table-row>
        <table:table-row table:style-name="ro1">
          <table:table-cell office:value-type="float" office:value="-0.96">
            <text:p>-0,96</text:p>
          </table:table-cell>
          <table:table-cell table:formula="of:=-SIN([.A6]*PI()/2)" office:value-type="float" office:value="0.998026728428272">
            <text:p>1,00</text:p>
          </table:table-cell>
          <table:table-cell table:formula="of:=COS([.A6]*PI()/2)" office:value-type="float" office:value="0.0627905195293135">
            <text:p>0,06</text:p>
          </table:table-cell>
          <table:table-cell table:formula="of:=COS(MAX(LOG(ABS([.A6]);2);-1) * PI()/2)" office:value-type="float" office:value="0.995724001674561">
            <text:p>1</text:p>
          </table:table-cell>
          <table:table-cell table:number-columns-repeated="3"/>
        </table:table-row>
        <table:table-row table:style-name="ro1">
          <table:table-cell office:value-type="float" office:value="-0.95">
            <text:p>-0,95</text:p>
          </table:table-cell>
          <table:table-cell table:formula="of:=-SIN([.A7]*PI()/2)" office:value-type="float" office:value="0.996917333733128">
            <text:p>1,00</text:p>
          </table:table-cell>
          <table:table-cell table:formula="of:=COS([.A7]*PI()/2)" office:value-type="float" office:value="0.078459095727845">
            <text:p>0,08</text:p>
          </table:table-cell>
          <table:table-cell table:formula="of:=COS(MAX(LOG(ABS([.A7]);2);-1) * PI()/2)" office:value-type="float" office:value="0.993251753116366">
            <text:p>0,99</text:p>
          </table:table-cell>
          <table:table-cell/>
          <table:table-cell>
            <draw:frame table:end-cell-address="Feuille1.I22" table:end-x="1.542cm" table:end-y="0.138cm" draw:z-index="0" draw:style-name="gr1" svg:width="8.001cm" svg:height="6.984cm" svg:x="0.316cm" svg:y="0.166cm">
              <draw:object draw:notify-on-update-of-ranges="Feuille1.A1:Feuille1.A1 Feuille1.A2:Feuille1.A202 Feuille1.B1:Feuille1.B1 Feuille1.B2:Feuille1.B202 Feuille1.A1:Feuille1.A1 Feuille1.A2:Feuille1.A202 Feuille1.C1:Feuille1.C1 Feuille1.C2:Feuille1.C202 Feuille1.A1:Feuille1.A1 Feuille1.A2:Feuille1.A202 Feuille1.D1:Feuille1.D1 Feuille1.D2:Feuille1.D20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-0.94">
            <text:p>-0,94</text:p>
          </table:table-cell>
          <table:table-cell table:formula="of:=-SIN([.A8]*PI()/2)" office:value-type="float" office:value="0.99556196460308">
            <text:p>1,00</text:p>
          </table:table-cell>
          <table:table-cell table:formula="of:=COS([.A8]*PI()/2)" office:value-type="float" office:value="0.0941083133185145">
            <text:p>0,09</text:p>
          </table:table-cell>
          <table:table-cell table:formula="of:=COS(MAX(LOG(ABS([.A8]);2);-1) * PI()/2)" office:value-type="float" office:value="0.990185160006976">
            <text:p>0,99</text:p>
          </table:table-cell>
          <table:table-cell table:number-columns-repeated="3"/>
        </table:table-row>
        <table:table-row table:style-name="ro1">
          <table:table-cell office:value-type="float" office:value="-0.93">
            <text:p>-0,93</text:p>
          </table:table-cell>
          <table:table-cell table:formula="of:=-SIN([.A9]*PI()/2)" office:value-type="float" office:value="0.99396095545518">
            <text:p>0,99</text:p>
          </table:table-cell>
          <table:table-cell table:formula="of:=COS([.A9]*PI()/2)" office:value-type="float" office:value="0.109734311091045">
            <text:p>0,11</text:p>
          </table:table-cell>
          <table:table-cell table:formula="of:=COS(MAX(LOG(ABS([.A9]);2);-1) * PI()/2)" office:value-type="float" office:value="0.98650719300616">
            <text:p>0,99</text:p>
          </table:table-cell>
          <table:table-cell table:number-columns-repeated="3"/>
        </table:table-row>
        <table:table-row table:style-name="ro1">
          <table:table-cell office:value-type="float" office:value="-0.92">
            <text:p>-0,92</text:p>
          </table:table-cell>
          <table:table-cell table:formula="of:=-SIN([.A10]*PI()/2)" office:value-type="float" office:value="0.992114701314478">
            <text:p>0,99</text:p>
          </table:table-cell>
          <table:table-cell table:formula="of:=COS([.A10]*PI()/2)" office:value-type="float" office:value="0.125333233564304">
            <text:p>0,13</text:p>
          </table:table-cell>
          <table:table-cell table:formula="of:=COS(MAX(LOG(ABS([.A10]);2);-1) * PI()/2)" office:value-type="float" office:value="0.982200541688956">
            <text:p>0,98</text:p>
          </table:table-cell>
          <table:table-cell table:number-columns-repeated="3"/>
        </table:table-row>
        <table:table-row table:style-name="ro1">
          <table:table-cell office:value-type="float" office:value="-0.91">
            <text:p>-0,91</text:p>
          </table:table-cell>
          <table:table-cell table:formula="of:=-SIN([.A11]*PI()/2)" office:value-type="float" office:value="0.990023657716557">
            <text:p>0,99</text:p>
          </table:table-cell>
          <table:table-cell table:formula="of:=COS([.A11]*PI()/2)" office:value-type="float" office:value="0.140901231937583">
            <text:p>0,14</text:p>
          </table:table-cell>
          <table:table-cell table:formula="of:=COS(MAX(LOG(ABS([.A11]);2);-1) * PI()/2)" office:value-type="float" office:value="0.977247621761613">
            <text:p>0,98</text:p>
          </table:table-cell>
          <table:table-cell table:number-columns-repeated="3"/>
        </table:table-row>
        <table:table-row table:style-name="ro1">
          <table:table-cell office:value-type="float" office:value="-0.9">
            <text:p>-0,90</text:p>
          </table:table-cell>
          <table:table-cell table:formula="of:=-SIN([.A12]*PI()/2)" office:value-type="float" office:value="0.987688340595138">
            <text:p>0,99</text:p>
          </table:table-cell>
          <table:table-cell table:formula="of:=COS([.A12]*PI()/2)" office:value-type="float" office:value="0.156434465040231">
            <text:p>0,16</text:p>
          </table:table-cell>
          <table:table-cell table:formula="of:=COS(MAX(LOG(ABS([.A12]);2);-1) * PI()/2)" office:value-type="float" office:value="0.97163058371387">
            <text:p>0,97</text:p>
          </table:table-cell>
          <table:table-cell table:number-columns-repeated="3"/>
        </table:table-row>
        <table:table-row table:style-name="ro1">
          <table:table-cell office:value-type="float" office:value="-0.89">
            <text:p>-0,89</text:p>
          </table:table-cell>
          <table:table-cell table:formula="of:=-SIN([.A13]*PI()/2)" office:value-type="float" office:value="0.985109326154774">
            <text:p>0,99</text:p>
          </table:table-cell>
          <table:table-cell table:formula="of:=COS([.A13]*PI()/2)" office:value-type="float" office:value="0.17192910027941">
            <text:p>0,17</text:p>
          </table:table-cell>
          <table:table-cell table:formula="of:=COS(MAX(LOG(ABS([.A13]);2);-1) * PI()/2)" office:value-type="float" office:value="0.965331323056625">
            <text:p>0,97</text:p>
          </table:table-cell>
          <table:table-cell table:number-columns-repeated="3"/>
        </table:table-row>
        <table:table-row table:style-name="ro1">
          <table:table-cell office:value-type="float" office:value="-0.88">
            <text:p>-0,88</text:p>
          </table:table-cell>
          <table:table-cell table:formula="of:=-SIN([.A14]*PI()/2)" office:value-type="float" office:value="0.982287250728689">
            <text:p>0,98</text:p>
          </table:table-cell>
          <table:table-cell table:formula="of:=COS([.A14]*PI()/2)" office:value-type="float" office:value="0.187381314585725">
            <text:p>0,19</text:p>
          </table:table-cell>
          <table:table-cell table:formula="of:=COS(MAX(LOG(ABS([.A14]);2);-1) * PI()/2)" office:value-type="float" office:value="0.958331492308434">
            <text:p>0,96</text:p>
          </table:table-cell>
          <table:table-cell table:number-columns-repeated="3"/>
        </table:table-row>
        <table:table-row table:style-name="ro1">
          <table:table-cell office:value-type="float" office:value="-0.87">
            <text:p>-0,87</text:p>
          </table:table-cell>
          <table:table-cell table:formula="of:=-SIN([.A15]*PI()/2)" office:value-type="float" office:value="0.979222810621766">
            <text:p>0,98</text:p>
          </table:table-cell>
          <table:table-cell table:formula="of:=COS([.A15]*PI()/2)" office:value-type="float" office:value="0.202787295356513">
            <text:p>0,2</text:p>
          </table:table-cell>
          <table:table-cell table:formula="of:=COS(MAX(LOG(ABS([.A15]);2);-1) * PI()/2)" office:value-type="float" office:value="0.950612514910007">
            <text:p>0,95</text:p>
          </table:table-cell>
          <table:table-cell table:number-columns-repeated="3"/>
        </table:table-row>
        <table:table-row table:style-name="ro1">
          <table:table-cell office:value-type="float" office:value="-0.86">
            <text:p>-0,86</text:p>
          </table:table-cell>
          <table:table-cell table:formula="of:=-SIN([.A16]*PI()/2)" office:value-type="float" office:value="0.975916761938747">
            <text:p>0,98</text:p>
          </table:table-cell>
          <table:table-cell table:formula="of:=COS([.A16]*PI()/2)" office:value-type="float" office:value="0.218143241396543">
            <text:p>0,22</text:p>
          </table:table-cell>
          <table:table-cell table:formula="of:=COS(MAX(LOG(ABS([.A16]);2);-1) * PI()/2)" office:value-type="float" office:value="0.942155601263232">
            <text:p>0,94</text:p>
          </table:table-cell>
          <table:table-cell table:number-columns-repeated="3"/>
        </table:table-row>
        <table:table-row table:style-name="ro1">
          <table:table-cell office:value-type="float" office:value="-0.85">
            <text:p>-0,85</text:p>
          </table:table-cell>
          <table:table-cell table:formula="of:=-SIN([.A17]*PI()/2)" office:value-type="float" office:value="0.972369920397677">
            <text:p>0,97</text:p>
          </table:table-cell>
          <table:table-cell table:formula="of:=COS([.A17]*PI()/2)" office:value-type="float" office:value="0.233445363855906">
            <text:p>0,23</text:p>
          </table:table-cell>
          <table:table-cell table:formula="of:=COS(MAX(LOG(ABS([.A17]);2);-1) * PI()/2)" office:value-type="float" office:value="0.932941767110246">
            <text:p>0,93</text:p>
          </table:table-cell>
          <table:table-cell table:number-columns-repeated="3"/>
        </table:table-row>
        <table:table-row table:style-name="ro1">
          <table:table-cell office:value-type="float" office:value="-0.84">
            <text:p>-0,84</text:p>
          </table:table-cell>
          <table:table-cell table:formula="of:=-SIN([.A18]*PI()/2)" office:value-type="float" office:value="0.968583161128631">
            <text:p>0,97</text:p>
          </table:table-cell>
          <table:table-cell table:formula="of:=COS([.A18]*PI()/2)" office:value-type="float" office:value="0.248689887164855">
            <text:p>0,25</text:p>
          </table:table-cell>
          <table:table-cell table:formula="of:=COS(MAX(LOG(ABS([.A18]);2);-1) * PI()/2)" office:value-type="float" office:value="0.922951854489039">
            <text:p>0,92</text:p>
          </table:table-cell>
          <table:table-cell table:number-columns-repeated="3"/>
        </table:table-row>
        <table:table-row table:style-name="ro1">
          <table:table-cell office:value-type="float" office:value="-0.83">
            <text:p>-0,83</text:p>
          </table:table-cell>
          <table:table-cell table:formula="of:=-SIN([.A19]*PI()/2)" office:value-type="float" office:value="0.964557418457798">
            <text:p>0,96</text:p>
          </table:table-cell>
          <table:table-cell table:formula="of:=COS([.A19]*PI()/2)" office:value-type="float" office:value="0.263873049965373">
            <text:p>0,26</text:p>
          </table:table-cell>
          <table:table-cell table:formula="of:=COS(MAX(LOG(ABS([.A19]);2);-1) * PI()/2)" office:value-type="float" office:value="0.912166555525071">
            <text:p>0,91</text:p>
          </table:table-cell>
          <table:table-cell table:number-columns-repeated="3"/>
        </table:table-row>
        <table:table-row table:style-name="ro1">
          <table:table-cell office:value-type="float" office:value="-0.82">
            <text:p>-0,82</text:p>
          </table:table-cell>
          <table:table-cell table:formula="of:=-SIN([.A20]*PI()/2)" office:value-type="float" office:value="0.960293685676943">
            <text:p>0,96</text:p>
          </table:table-cell>
          <table:table-cell table:formula="of:=COS([.A20]*PI()/2)" office:value-type="float" office:value="0.278991106039229">
            <text:p>0,28</text:p>
          </table:table-cell>
          <table:table-cell table:formula="of:=COS(MAX(LOG(ABS([.A20]);2);-1) * PI()/2)" office:value-type="float" office:value="0.900566439343729">
            <text:p>0,9</text:p>
          </table:table-cell>
          <table:table-cell table:number-columns-repeated="3"/>
        </table:table-row>
        <table:table-row table:style-name="ro1">
          <table:table-cell office:value-type="float" office:value="-0.81">
            <text:p>-0,81</text:p>
          </table:table-cell>
          <table:table-cell table:formula="of:=-SIN([.A21]*PI()/2)" office:value-type="float" office:value="0.95579301479833">
            <text:p>0,96</text:p>
          </table:table-cell>
          <table:table-cell table:formula="of:=COS([.A21]*PI()/2)" office:value-type="float" office:value="0.294040325232304">
            <text:p>0,29</text:p>
          </table:table-cell>
          <table:table-cell table:formula="of:=COS(MAX(LOG(ABS([.A21]);2);-1) * PI()/2)" office:value-type="float" office:value="0.888131982416311">
            <text:p>0,89</text:p>
          </table:table-cell>
          <table:table-cell table:number-columns-repeated="3"/>
        </table:table-row>
        <table:table-row table:style-name="ro1">
          <table:table-cell office:value-type="float" office:value="-0.8">
            <text:p>-0,80</text:p>
          </table:table-cell>
          <table:table-cell table:formula="of:=-SIN([.A22]*PI()/2)" office:value-type="float" office:value="0.951056516295153">
            <text:p>0,95</text:p>
          </table:table-cell>
          <table:table-cell table:formula="of:=COS([.A22]*PI()/2)" office:value-type="float" office:value="0.309016994374948">
            <text:p>0,31</text:p>
          </table:table-cell>
          <table:table-cell table:formula="of:=COS(MAX(LOG(ABS([.A22]);2);-1) * PI()/2)" office:value-type="float" office:value="0.87484360268296">
            <text:p>0,87</text:p>
          </table:table-cell>
          <table:table-cell table:number-columns-repeated="3"/>
        </table:table-row>
        <table:table-row table:style-name="ro1">
          <table:table-cell office:value-type="float" office:value="-0.79">
            <text:p>-0,79</text:p>
          </table:table-cell>
          <table:table-cell table:formula="of:=-SIN([.A23]*PI()/2)" office:value-type="float" office:value="0.946085358827545">
            <text:p>0,95</text:p>
          </table:table-cell>
          <table:table-cell table:formula="of:=COS([.A23]*PI()/2)" office:value-type="float" office:value="0.32391741819815">
            <text:p>0,32</text:p>
          </table:table-cell>
          <table:table-cell table:formula="of:=COS(MAX(LOG(ABS([.A23]);2);-1) * PI()/2)" office:value-type="float" office:value="0.86068169782978">
            <text:p>0,86</text:p>
          </table:table-cell>
          <table:table-cell table:number-columns-repeated="3"/>
        </table:table-row>
        <table:table-row table:style-name="ro1">
          <table:table-cell office:value-type="float" office:value="-0.78">
            <text:p>-0,78</text:p>
          </table:table-cell>
          <table:table-cell table:formula="of:=-SIN([.A24]*PI()/2)" office:value-type="float" office:value="0.940880768954225">
            <text:p>0,94</text:p>
          </table:table-cell>
          <table:table-cell table:formula="of:=COS([.A24]*PI()/2)" office:value-type="float" office:value="0.338737920245292">
            <text:p>0,34</text:p>
          </table:table-cell>
          <table:table-cell table:formula="of:=COS(MAX(LOG(ABS([.A24]);2);-1) * PI()/2)" office:value-type="float" office:value="0.845626688134657">
            <text:p>0,85</text:p>
          </table:table-cell>
          <table:table-cell table:number-columns-repeated="3"/>
        </table:table-row>
        <table:table-row table:style-name="ro1">
          <table:table-cell office:value-type="float" office:value="-0.77">
            <text:p>-0,77</text:p>
          </table:table-cell>
          <table:table-cell table:formula="of:=-SIN([.A25]*PI()/2)" office:value-type="float" office:value="0.935444030829867">
            <text:p>0,94</text:p>
          </table:table-cell>
          <table:table-cell table:formula="of:=COS([.A25]*PI()/2)" office:value-type="float" office:value="0.353474843779258">
            <text:p>0,35</text:p>
          </table:table-cell>
          <table:table-cell table:formula="of:=COS(MAX(LOG(ABS([.A25]);2);-1) * PI()/2)" office:value-type="float" office:value="0.829659064337432">
            <text:p>0,83</text:p>
          </table:table-cell>
          <table:table-cell table:number-columns-repeated="3"/>
        </table:table-row>
        <table:table-row table:style-name="ro1">
          <table:table-cell office:value-type="float" office:value="-0.76">
            <text:p>-0,76</text:p>
          </table:table-cell>
          <table:table-cell table:formula="of:=-SIN([.A26]*PI()/2)" office:value-type="float" office:value="0.929776485888251">
            <text:p>0,93</text:p>
          </table:table-cell>
          <table:table-cell table:formula="of:=COS([.A26]*PI()/2)" office:value-type="float" office:value="0.368124552684678">
            <text:p>0,37</text:p>
          </table:table-cell>
          <table:table-cell table:formula="of:=COS(MAX(LOG(ABS([.A26]);2);-1) * PI()/2)" office:value-type="float" office:value="0.812759441035426">
            <text:p>0,81</text:p>
          </table:table-cell>
          <table:table-cell table:number-columns-repeated="3"/>
        </table:table-row>
        <table:table-row table:style-name="ro1">
          <table:table-cell office:value-type="float" office:value="-0.75">
            <text:p>-0,75</text:p>
          </table:table-cell>
          <table:table-cell table:formula="of:=-SIN([.A27]*PI()/2)" office:value-type="float" office:value="0.923879532511286">
            <text:p>0,92</text:p>
          </table:table-cell>
          <table:table-cell table:formula="of:=COS([.A27]*PI()/2)" office:value-type="float" office:value="0.38268343236509">
            <text:p>0,38</text:p>
          </table:table-cell>
          <table:table-cell table:formula="of:=COS(MAX(LOG(ABS([.A27]);2);-1) * PI()/2)" office:value-type="float" office:value="0.794908616155366">
            <text:p>0,79</text:p>
          </table:table-cell>
          <table:table-cell table:number-columns-repeated="3"/>
        </table:table-row>
        <table:table-row table:style-name="ro1">
          <table:table-cell office:value-type="float" office:value="-0.74">
            <text:p>-0,74</text:p>
          </table:table-cell>
          <table:table-cell table:formula="of:=-SIN([.A28]*PI()/2)" office:value-type="float" office:value="0.917754625683981">
            <text:p>0,92</text:p>
          </table:table-cell>
          <table:table-cell table:formula="of:=COS([.A28]*PI()/2)" office:value-type="float" office:value="0.397147890634781">
            <text:p>0,4</text:p>
          </table:table-cell>
          <table:table-cell table:formula="of:=COS(MAX(LOG(ABS([.A28]);2);-1) * PI()/2)" office:value-type="float" office:value="0.776087637108046">
            <text:p>0,78</text:p>
          </table:table-cell>
          <table:table-cell table:number-columns-repeated="3"/>
        </table:table-row>
        <table:table-row table:style-name="ro1">
          <table:table-cell office:value-type="float" office:value="-0.73">
            <text:p>-0,73</text:p>
          </table:table-cell>
          <table:table-cell table:formula="of:=-SIN([.A29]*PI()/2)" office:value-type="float" office:value="0.911403276635445">
            <text:p>0,91</text:p>
          </table:table-cell>
          <table:table-cell table:formula="of:=COS([.A29]*PI()/2)" office:value-type="float" office:value="0.411514358605109">
            <text:p>0,41</text:p>
          </table:table-cell>
          <table:table-cell table:formula="of:=COS(MAX(LOG(ABS([.A29]);2);-1) * PI()/2)" office:value-type="float" office:value="0.75627787429307">
            <text:p>0,76</text:p>
          </table:table-cell>
          <table:table-cell table:number-columns-repeated="3"/>
        </table:table-row>
        <table:table-row table:style-name="ro1">
          <table:table-cell office:value-type="float" office:value="-0.72">
            <text:p>-0,72</text:p>
          </table:table-cell>
          <table:table-cell table:formula="of:=-SIN([.A30]*PI()/2)" office:value-type="float" office:value="0.904827052466019">
            <text:p>0,90</text:p>
          </table:table-cell>
          <table:table-cell table:formula="of:=COS([.A30]*PI()/2)" office:value-type="float" office:value="0.425779291565073">
            <text:p>0,43</text:p>
          </table:table-cell>
          <table:table-cell table:formula="of:=COS(MAX(LOG(ABS([.A30]);2);-1) * PI()/2)" office:value-type="float" office:value="0.735461102688507">
            <text:p>0,74</text:p>
          </table:table-cell>
          <table:table-cell table:number-columns-repeated="3"/>
        </table:table-row>
        <table:table-row table:style-name="ro1">
          <table:table-cell office:value-type="float" office:value="-0.71">
            <text:p>-0,71</text:p>
          </table:table-cell>
          <table:table-cell table:formula="of:=-SIN([.A31]*PI()/2)" office:value-type="float" office:value="0.898027575760615">
            <text:p>0,90</text:p>
          </table:table-cell>
          <table:table-cell table:formula="of:=COS([.A31]*PI()/2)" office:value-type="float" office:value="0.439939169855915">
            <text:p>0,44</text:p>
          </table:table-cell>
          <table:table-cell table:formula="of:=COS(MAX(LOG(ABS([.A31]);2);-1) * PI()/2)" office:value-type="float" office:value="0.713619592334822">
            <text:p>0,71</text:p>
          </table:table-cell>
          <table:table-cell table:number-columns-repeated="3"/>
        </table:table-row>
        <table:table-row table:style-name="ro1">
          <table:table-cell office:value-type="float" office:value="-0.7">
            <text:p>-0,70</text:p>
          </table:table-cell>
          <table:table-cell table:formula="of:=-SIN([.A32]*PI()/2)" office:value-type="float" office:value="0.891006524188368">
            <text:p>0,89</text:p>
          </table:table-cell>
          <table:table-cell table:formula="of:=COS([.A32]*PI()/2)" office:value-type="float" office:value="0.453990499739547">
            <text:p>0,45</text:p>
          </table:table-cell>
          <table:table-cell table:formula="of:=COS(MAX(LOG(ABS([.A32]);2);-1) * PI()/2)" office:value-type="float" office:value="0.69073620860491">
            <text:p>0,69</text:p>
          </table:table-cell>
          <table:table-cell table:number-columns-repeated="3"/>
        </table:table-row>
        <table:table-row table:style-name="ro1">
          <table:table-cell office:value-type="float" office:value="-0.69">
            <text:p>-0,69</text:p>
          </table:table-cell>
          <table:table-cell table:formula="of:=-SIN([.A33]*PI()/2)" office:value-type="float" office:value="0.883765630088693">
            <text:p>0,88</text:p>
          </table:table-cell>
          <table:table-cell table:formula="of:=COS([.A33]*PI()/2)" office:value-type="float" office:value="0.467929814260574">
            <text:p>0,47</text:p>
          </table:table-cell>
          <table:table-cell table:formula="of:=COS(MAX(LOG(ABS([.A33]);2);-1) * PI()/2)" office:value-type="float" office:value="0.66679452324328">
            <text:p>0,67</text:p>
          </table:table-cell>
          <table:table-cell table:number-columns-repeated="3"/>
        </table:table-row>
        <table:table-row table:style-name="ro1">
          <table:table-cell office:value-type="float" office:value="-0.68">
            <text:p>-0,68</text:p>
          </table:table-cell>
          <table:table-cell table:formula="of:=-SIN([.A34]*PI()/2)" office:value-type="float" office:value="0.876306680043863">
            <text:p>0,88</text:p>
          </table:table-cell>
          <table:table-cell table:formula="of:=COS([.A34]*PI()/2)" office:value-type="float" office:value="0.481753674101716">
            <text:p>0,48</text:p>
          </table:table-cell>
          <table:table-cell table:formula="of:=COS(MAX(LOG(ABS([.A34]);2);-1) * PI()/2)" office:value-type="float" office:value="0.641778937258358">
            <text:p>0,64</text:p>
          </table:table-cell>
          <table:table-cell table:number-columns-repeated="3"/>
        </table:table-row>
        <table:table-row table:style-name="ro1">
          <table:table-cell office:value-type="float" office:value="-0.67">
            <text:p>-0,67</text:p>
          </table:table-cell>
          <table:table-cell table:formula="of:=-SIN([.A35]*PI()/2)" office:value-type="float" office:value="0.868631514438191">
            <text:p>0,87</text:p>
          </table:table-cell>
          <table:table-cell table:formula="of:=COS([.A35]*PI()/2)" office:value-type="float" office:value="0.495458668432408">
            <text:p>0,5</text:p>
          </table:table-cell>
          <table:table-cell table:formula="of:=COS(MAX(LOG(ABS([.A35]);2);-1) * PI()/2)" office:value-type="float" office:value="0.615674816863622">
            <text:p>0,62</text:p>
          </table:table-cell>
          <table:table-cell table:number-columns-repeated="3"/>
        </table:table-row>
        <table:table-row table:style-name="ro1">
          <table:table-cell office:value-type="float" office:value="-0.66">
            <text:p>-0,66</text:p>
          </table:table-cell>
          <table:table-cell table:formula="of:=-SIN([.A36]*PI()/2)" office:value-type="float" office:value="0.860742027003943">
            <text:p>0,86</text:p>
          </table:table-cell>
          <table:table-cell table:formula="of:=COS([.A36]*PI()/2)" office:value-type="float" office:value="0.509041415750372">
            <text:p>0,51</text:p>
          </table:table-cell>
          <table:table-cell table:formula="of:=COS(MAX(LOG(ABS([.A36]);2);-1) * PI()/2)" office:value-type="float" office:value="0.588468643787028">
            <text:p>0,59</text:p>
          </table:table-cell>
          <table:table-cell table:number-columns-repeated="3"/>
        </table:table-row>
        <table:table-row table:style-name="ro1">
          <table:table-cell office:value-type="float" office:value="-0.65">
            <text:p>-0,65</text:p>
          </table:table-cell>
          <table:table-cell table:formula="of:=-SIN([.A37]*PI()/2)" office:value-type="float" office:value="0.852640164354092">
            <text:p>0,85</text:p>
          </table:table-cell>
          <table:table-cell table:formula="of:=COS([.A37]*PI()/2)" office:value-type="float" office:value="0.522498564715949">
            <text:p>0,52</text:p>
          </table:table-cell>
          <table:table-cell table:formula="of:=COS(MAX(LOG(ABS([.A37]);2);-1) * PI()/2)" office:value-type="float" office:value="0.560148181405185">
            <text:p>0,56</text:p>
          </table:table-cell>
          <table:table-cell table:number-columns-repeated="3"/>
        </table:table-row>
        <table:table-row table:style-name="ro1">
          <table:table-cell office:value-type="float" office:value="-0.64">
            <text:p>-0,64</text:p>
          </table:table-cell>
          <table:table-cell table:formula="of:=-SIN([.A38]*PI()/2)" office:value-type="float" office:value="0.844327925502015">
            <text:p>0,84</text:p>
          </table:table-cell>
          <table:table-cell table:formula="of:=COS([.A38]*PI()/2)" office:value-type="float" office:value="0.535826794978997">
            <text:p>0,54</text:p>
          </table:table-cell>
          <table:table-cell table:formula="of:=COS(MAX(LOG(ABS([.A38]);2);-1) * PI()/2)" office:value-type="float" office:value="0.530702658310601">
            <text:p>0,53</text:p>
          </table:table-cell>
          <table:table-cell table:number-columns-repeated="3"/>
        </table:table-row>
        <table:table-row table:style-name="ro1">
          <table:table-cell office:value-type="float" office:value="-0.63">
            <text:p>-0,63</text:p>
          </table:table-cell>
          <table:table-cell table:formula="of:=-SIN([.A39]*PI()/2)" office:value-type="float" office:value="0.83580736136827">
            <text:p>0,84</text:p>
          </table:table-cell>
          <table:table-cell table:formula="of:=COS([.A39]*PI()/2)" office:value-type="float" office:value="0.549022817998132">
            <text:p>0,55</text:p>
          </table:table-cell>
          <table:table-cell table:formula="of:=COS(MAX(LOG(ABS([.A39]);2);-1) * PI()/2)" office:value-type="float" office:value="0.500122971088502">
            <text:p>0,5</text:p>
          </table:table-cell>
          <table:table-cell table:number-columns-repeated="3"/>
        </table:table-row>
        <table:table-row table:style-name="ro1">
          <table:table-cell office:value-type="float" office:value="-0.62">
            <text:p>-0,62</text:p>
          </table:table-cell>
          <table:table-cell table:formula="of:=-SIN([.A40]*PI()/2)" office:value-type="float" office:value="0.827080574274561">
            <text:p>0,83</text:p>
          </table:table-cell>
          <table:table-cell table:formula="of:=COS([.A40]*PI()/2)" office:value-type="float" office:value="0.562083377852131">
            <text:p>0,56</text:p>
          </table:table-cell>
          <table:table-cell table:formula="of:=COS(MAX(LOG(ABS([.A40]);2);-1) * PI()/2)" office:value-type="float" office:value="0.46840190826614">
            <text:p>0,47</text:p>
          </table:table-cell>
          <table:table-cell table:number-columns-repeated="3"/>
        </table:table-row>
        <table:table-row table:style-name="ro1">
          <table:table-cell office:value-type="float" office:value="-0.61">
            <text:p>-0,61</text:p>
          </table:table-cell>
          <table:table-cell table:formula="of:=-SIN([.A41]*PI()/2)" office:value-type="float" office:value="0.818149717425023">
            <text:p>0,82</text:p>
          </table:table-cell>
          <table:table-cell table:formula="of:=COS([.A41]*PI()/2)" office:value-type="float" office:value="0.575005252043279">
            <text:p>0,58</text:p>
          </table:table-cell>
          <table:table-cell table:formula="of:=COS(MAX(LOG(ABS([.A41]);2);-1) * PI()/2)" office:value-type="float" office:value="0.435534397604049">
            <text:p>0,44</text:p>
          </table:table-cell>
          <table:table-cell table:number-columns-repeated="3"/>
        </table:table-row>
        <table:table-row table:style-name="ro1">
          <table:table-cell office:value-type="float" office:value="-0.6">
            <text:p>-0,60</text:p>
          </table:table-cell>
          <table:table-cell table:formula="of:=-SIN([.A42]*PI()/2)" office:value-type="float" office:value="0.809016994374947">
            <text:p>0,81</text:p>
          </table:table-cell>
          <table:table-cell table:formula="of:=COS([.A42]*PI()/2)" office:value-type="float" office:value="0.587785252292474">
            <text:p>0,59</text:p>
          </table:table-cell>
          <table:table-cell table:formula="of:=COS(MAX(LOG(ABS([.A42]);2);-1) * PI()/2)" office:value-type="float" office:value="0.401517779127602">
            <text:p>0,4</text:p>
          </table:table-cell>
          <table:table-cell table:number-columns-repeated="3"/>
        </table:table-row>
        <table:table-row table:style-name="ro1">
          <table:table-cell office:value-type="float" office:value="-0.59">
            <text:p>-0,59</text:p>
          </table:table-cell>
          <table:table-cell table:formula="of:=-SIN([.A43]*PI()/2)" office:value-type="float" office:value="0.79968465848709">
            <text:p>0,80</text:p>
          </table:table-cell>
          <table:table-cell table:formula="of:=COS([.A43]*PI()/2)" office:value-type="float" office:value="0.600420225325885">
            <text:p>0,6</text:p>
          </table:table-cell>
          <table:table-cell table:formula="of:=COS(MAX(LOG(ABS([.A43]);2);-1) * PI()/2)" office:value-type="float" office:value="0.366352106550783">
            <text:p>0,37</text:p>
          </table:table-cell>
          <table:table-cell table:number-columns-repeated="3"/>
        </table:table-row>
        <table:table-row table:style-name="ro1">
          <table:table-cell office:value-type="float" office:value="-0.58">
            <text:p>-0,58</text:p>
          </table:table-cell>
          <table:table-cell table:formula="of:=-SIN([.A44]*PI()/2)" office:value-type="float" office:value="0.79015501237569">
            <text:p>0,79</text:p>
          </table:table-cell>
          <table:table-cell table:formula="of:=COS([.A44]*PI()/2)" office:value-type="float" office:value="0.612907053652977">
            <text:p>0,61</text:p>
          </table:table-cell>
          <table:table-cell table:formula="of:=COS(MAX(LOG(ABS([.A44]);2);-1) * PI()/2)" office:value-type="float" office:value="0.330040480024908">
            <text:p>0,33</text:p>
          </table:table-cell>
          <table:table-cell table:number-columns-repeated="3"/>
        </table:table-row>
        <table:table-row table:style-name="ro1">
          <table:table-cell office:value-type="float" office:value="-0.57">
            <text:p>-0,57</text:p>
          </table:table-cell>
          <table:table-cell table:formula="of:=-SIN([.A45]*PI()/2)" office:value-type="float" office:value="0.780430407338329">
            <text:p>0,78</text:p>
          </table:table-cell>
          <table:table-cell table:formula="of:=COS([.A45]*PI()/2)" office:value-type="float" office:value="0.625242656335706">
            <text:p>0,63</text:p>
          </table:table-cell>
          <table:table-cell table:formula="of:=COS(MAX(LOG(ABS([.A45]);2);-1) * PI()/2)" office:value-type="float" office:value="0.29258941345598">
            <text:p>0,29</text:p>
          </table:table-cell>
          <table:table-cell table:number-columns-repeated="3"/>
        </table:table-row>
        <table:table-row table:style-name="ro1">
          <table:table-cell office:value-type="float" office:value="-0.56">
            <text:p>-0,56</text:p>
          </table:table-cell>
          <table:table-cell table:formula="of:=-SIN([.A46]*PI()/2)" office:value-type="float" office:value="0.770513242775789">
            <text:p>0,77</text:p>
          </table:table-cell>
          <table:table-cell table:formula="of:=COS([.A46]*PI()/2)" office:value-type="float" office:value="0.63742398974869">
            <text:p>0,64</text:p>
          </table:table-cell>
          <table:table-cell table:formula="of:=COS(MAX(LOG(ABS([.A46]);2);-1) * PI()/2)" office:value-type="float" office:value="0.25400923997829">
            <text:p>0,25</text:p>
          </table:table-cell>
          <table:table-cell table:number-columns-repeated="3"/>
        </table:table-row>
        <table:table-row table:style-name="ro1">
          <table:table-cell office:value-type="float" office:value="-0.55">
            <text:p>-0,55</text:p>
          </table:table-cell>
          <table:table-cell table:formula="of:=-SIN([.A47]*PI()/2)" office:value-type="float" office:value="0.76040596560003">
            <text:p>0,76</text:p>
          </table:table-cell>
          <table:table-cell table:formula="of:=COS([.A47]*PI()/2)" office:value-type="float" office:value="0.649448048330184">
            <text:p>0,65</text:p>
          </table:table-cell>
          <table:table-cell table:formula="of:=COS(MAX(LOG(ABS([.A47]);2);-1) * PI()/2)" office:value-type="float" office:value="0.214314559552202">
            <text:p>0,21</text:p>
          </table:table-cell>
          <table:table-cell table:number-columns-repeated="3"/>
        </table:table-row>
        <table:table-row table:style-name="ro1">
          <table:table-cell office:value-type="float" office:value="-0.54">
            <text:p>-0,54</text:p>
          </table:table-cell>
          <table:table-cell table:formula="of:=-SIN([.A48]*PI()/2)" office:value-type="float" office:value="0.750111069630459">
            <text:p>0,75</text:p>
          </table:table-cell>
          <table:table-cell table:formula="of:=COS([.A48]*PI()/2)" office:value-type="float" office:value="0.661311865323652">
            <text:p>0,66</text:p>
          </table:table-cell>
          <table:table-cell table:formula="of:=COS(MAX(LOG(ABS([.A48]);2);-1) * PI()/2)" office:value-type="float" office:value="0.173524733073881">
            <text:p>0,17</text:p>
          </table:table-cell>
          <table:table-cell table:number-columns-repeated="3"/>
        </table:table-row>
        <table:table-row table:style-name="ro1">
          <table:table-cell office:value-type="float" office:value="-0.53">
            <text:p>-0,53</text:p>
          </table:table-cell>
          <table:table-cell table:formula="of:=-SIN([.A49]*PI()/2)" office:value-type="float" office:value="0.739631094978609">
            <text:p>0,74</text:p>
          </table:table-cell>
          <table:table-cell table:formula="of:=COS([.A49]*PI()/2)" office:value-type="float" office:value="0.673012513509774">
            <text:p>0,67</text:p>
          </table:table-cell>
          <table:table-cell table:formula="of:=COS(MAX(LOG(ABS([.A49]);2);-1) * PI()/2)" office:value-type="float" office:value="0.131664427847808">
            <text:p>0,13</text:p>
          </table:table-cell>
          <table:table-cell table:number-columns-repeated="3"/>
        </table:table-row>
        <table:table-row table:style-name="ro1">
          <table:table-cell office:value-type="float" office:value="-0.52">
            <text:p>-0,52</text:p>
          </table:table-cell>
          <table:table-cell table:formula="of:=-SIN([.A50]*PI()/2)" office:value-type="float" office:value="0.728968627421411">
            <text:p>0,73</text:p>
          </table:table-cell>
          <table:table-cell table:formula="of:=COS([.A50]*PI()/2)" office:value-type="float" office:value="0.684547105928689">
            <text:p>0,68</text:p>
          </table:table-cell>
          <table:table-cell table:formula="of:=COS(MAX(LOG(ABS([.A50]);2);-1) * PI()/2)" office:value-type="float" office:value="0.0887642197825321">
            <text:p>0,09</text:p>
          </table:table-cell>
          <table:table-cell table:number-columns-repeated="3"/>
        </table:table-row>
        <table:table-row table:style-name="ro1">
          <table:table-cell office:value-type="float" office:value="-0.51">
            <text:p>-0,51</text:p>
          </table:table-cell>
          <table:table-cell table:formula="of:=-SIN([.A51]*PI()/2)" office:value-type="float" office:value="0.718126297763188">
            <text:p>0,72</text:p>
          </table:table-cell>
          <table:table-cell table:formula="of:=COS([.A51]*PI()/2)" office:value-type="float" office:value="0.695912796592315">
            <text:p>0,7</text:p>
          </table:table-cell>
          <table:table-cell table:formula="of:=COS(MAX(LOG(ABS([.A51]);2);-1) * PI()/2)" office:value-type="float" office:value="0.0448612582297886">
            <text:p>0,04</text:p>
          </table:table-cell>
          <table:table-cell table:number-columns-repeated="3"/>
        </table:table-row>
        <table:table-row table:style-name="ro1">
          <table:table-cell office:value-type="float" office:value="-0.5">
            <text:p>-0,50</text:p>
          </table:table-cell>
          <table:table-cell table:formula="of:=-SIN([.A52]*PI()/2)" office:value-type="float" office:value="0.707106781186547">
            <text:p>0,71</text:p>
          </table:table-cell>
          <table:table-cell table:formula="of:=COS([.A52]*PI()/2)" office:value-type="float" office:value="0.707106781186548">
            <text:p>0,71</text:p>
          </table:table-cell>
          <table:table-cell table:formula="of:=COS(MAX(LOG(ABS([.A52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49">
            <text:p>-0,49</text:p>
          </table:table-cell>
          <table:table-cell table:formula="of:=-SIN([.A53]*PI()/2)" office:value-type="float" office:value="0.695912796592314">
            <text:p>0,70</text:p>
          </table:table-cell>
          <table:table-cell table:formula="of:=COS([.A53]*PI()/2)" office:value-type="float" office:value="0.718126297763189">
            <text:p>0,72</text:p>
          </table:table-cell>
          <table:table-cell table:formula="of:=COS(MAX(LOG(ABS([.A53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48">
            <text:p>-0,48</text:p>
          </table:table-cell>
          <table:table-cell table:formula="of:=-SIN([.A54]*PI()/2)" office:value-type="float" office:value="0.684547105928688">
            <text:p>0,68</text:p>
          </table:table-cell>
          <table:table-cell table:formula="of:=COS([.A54]*PI()/2)" office:value-type="float" office:value="0.728968627421412">
            <text:p>0,73</text:p>
          </table:table-cell>
          <table:table-cell table:formula="of:=COS(MAX(LOG(ABS([.A54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47">
            <text:p>-0,47</text:p>
          </table:table-cell>
          <table:table-cell table:formula="of:=-SIN([.A55]*PI()/2)" office:value-type="float" office:value="0.673012513509773">
            <text:p>0,67</text:p>
          </table:table-cell>
          <table:table-cell table:formula="of:=COS([.A55]*PI()/2)" office:value-type="float" office:value="0.73963109497861">
            <text:p>0,74</text:p>
          </table:table-cell>
          <table:table-cell table:formula="of:=COS(MAX(LOG(ABS([.A55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46">
            <text:p>-0,46</text:p>
          </table:table-cell>
          <table:table-cell table:formula="of:=-SIN([.A56]*PI()/2)" office:value-type="float" office:value="0.661311865323651">
            <text:p>0,66</text:p>
          </table:table-cell>
          <table:table-cell table:formula="of:=COS([.A56]*PI()/2)" office:value-type="float" office:value="0.75011106963046">
            <text:p>0,75</text:p>
          </table:table-cell>
          <table:table-cell table:formula="of:=COS(MAX(LOG(ABS([.A56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449999999999999">
            <text:p>-0,45</text:p>
          </table:table-cell>
          <table:table-cell table:formula="of:=-SIN([.A57]*PI()/2)" office:value-type="float" office:value="0.649448048330183">
            <text:p>0,65</text:p>
          </table:table-cell>
          <table:table-cell table:formula="of:=COS([.A57]*PI()/2)" office:value-type="float" office:value="0.760405965600031">
            <text:p>0,76</text:p>
          </table:table-cell>
          <table:table-cell table:formula="of:=COS(MAX(LOG(ABS([.A57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439999999999999">
            <text:p>-0,44</text:p>
          </table:table-cell>
          <table:table-cell table:formula="of:=-SIN([.A58]*PI()/2)" office:value-type="float" office:value="0.637423989748689">
            <text:p>0,64</text:p>
          </table:table-cell>
          <table:table-cell table:formula="of:=COS([.A58]*PI()/2)" office:value-type="float" office:value="0.77051324277579">
            <text:p>0,77</text:p>
          </table:table-cell>
          <table:table-cell table:formula="of:=COS(MAX(LOG(ABS([.A58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429999999999999">
            <text:p>-0,43</text:p>
          </table:table-cell>
          <table:table-cell table:formula="of:=-SIN([.A59]*PI()/2)" office:value-type="float" office:value="0.625242656335704">
            <text:p>0,63</text:p>
          </table:table-cell>
          <table:table-cell table:formula="of:=COS([.A59]*PI()/2)" office:value-type="float" office:value="0.78043040733833">
            <text:p>0,78</text:p>
          </table:table-cell>
          <table:table-cell table:formula="of:=COS(MAX(LOG(ABS([.A59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419999999999999">
            <text:p>-0,42</text:p>
          </table:table-cell>
          <table:table-cell table:formula="of:=-SIN([.A60]*PI()/2)" office:value-type="float" office:value="0.612907053652976">
            <text:p>0,61</text:p>
          </table:table-cell>
          <table:table-cell table:formula="of:=COS([.A60]*PI()/2)" office:value-type="float" office:value="0.790155012375691">
            <text:p>0,79</text:p>
          </table:table-cell>
          <table:table-cell table:formula="of:=COS(MAX(LOG(ABS([.A60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409999999999999">
            <text:p>-0,41</text:p>
          </table:table-cell>
          <table:table-cell table:formula="of:=-SIN([.A61]*PI()/2)" office:value-type="float" office:value="0.600420225325883">
            <text:p>0,60</text:p>
          </table:table-cell>
          <table:table-cell table:formula="of:=COS([.A61]*PI()/2)" office:value-type="float" office:value="0.799684658487091">
            <text:p>0,8</text:p>
          </table:table-cell>
          <table:table-cell table:formula="of:=COS(MAX(LOG(ABS([.A61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4">
            <text:p>-0,40</text:p>
          </table:table-cell>
          <table:table-cell table:formula="of:=-SIN([.A62]*PI()/2)" office:value-type="float" office:value="0.587785252292472">
            <text:p>0,59</text:p>
          </table:table-cell>
          <table:table-cell table:formula="of:=COS([.A62]*PI()/2)" office:value-type="float" office:value="0.809016994374948">
            <text:p>0,81</text:p>
          </table:table-cell>
          <table:table-cell table:formula="of:=COS(MAX(LOG(ABS([.A62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389999999999999">
            <text:p>-0,39</text:p>
          </table:table-cell>
          <table:table-cell table:formula="of:=-SIN([.A63]*PI()/2)" office:value-type="float" office:value="0.575005252043278">
            <text:p>0,58</text:p>
          </table:table-cell>
          <table:table-cell table:formula="of:=COS([.A63]*PI()/2)" office:value-type="float" office:value="0.818149717425024">
            <text:p>0,82</text:p>
          </table:table-cell>
          <table:table-cell table:formula="of:=COS(MAX(LOG(ABS([.A63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379999999999999">
            <text:p>-0,38</text:p>
          </table:table-cell>
          <table:table-cell table:formula="of:=-SIN([.A64]*PI()/2)" office:value-type="float" office:value="0.56208337785213">
            <text:p>0,56</text:p>
          </table:table-cell>
          <table:table-cell table:formula="of:=COS([.A64]*PI()/2)" office:value-type="float" office:value="0.827080574274562">
            <text:p>0,83</text:p>
          </table:table-cell>
          <table:table-cell table:formula="of:=COS(MAX(LOG(ABS([.A64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369999999999999">
            <text:p>-0,37</text:p>
          </table:table-cell>
          <table:table-cell table:formula="of:=-SIN([.A65]*PI()/2)" office:value-type="float" office:value="0.549022817998131">
            <text:p>0,55</text:p>
          </table:table-cell>
          <table:table-cell table:formula="of:=COS([.A65]*PI()/2)" office:value-type="float" office:value="0.835807361368271">
            <text:p>0,84</text:p>
          </table:table-cell>
          <table:table-cell table:formula="of:=COS(MAX(LOG(ABS([.A65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359999999999999">
            <text:p>-0,36</text:p>
          </table:table-cell>
          <table:table-cell table:formula="of:=-SIN([.A66]*PI()/2)" office:value-type="float" office:value="0.535826794978996">
            <text:p>0,54</text:p>
          </table:table-cell>
          <table:table-cell table:formula="of:=COS([.A66]*PI()/2)" office:value-type="float" office:value="0.844327925502015">
            <text:p>0,84</text:p>
          </table:table-cell>
          <table:table-cell table:formula="of:=COS(MAX(LOG(ABS([.A66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349999999999999">
            <text:p>-0,35</text:p>
          </table:table-cell>
          <table:table-cell table:formula="of:=-SIN([.A67]*PI()/2)" office:value-type="float" office:value="0.522498564715948">
            <text:p>0,52</text:p>
          </table:table-cell>
          <table:table-cell table:formula="of:=COS([.A67]*PI()/2)" office:value-type="float" office:value="0.852640164354093">
            <text:p>0,85</text:p>
          </table:table-cell>
          <table:table-cell table:formula="of:=COS(MAX(LOG(ABS([.A67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339999999999999">
            <text:p>-0,34</text:p>
          </table:table-cell>
          <table:table-cell table:formula="of:=-SIN([.A68]*PI()/2)" office:value-type="float" office:value="0.509041415750371">
            <text:p>0,51</text:p>
          </table:table-cell>
          <table:table-cell table:formula="of:=COS([.A68]*PI()/2)" office:value-type="float" office:value="0.860742027003944">
            <text:p>0,86</text:p>
          </table:table-cell>
          <table:table-cell table:formula="of:=COS(MAX(LOG(ABS([.A68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329999999999999">
            <text:p>-0,33</text:p>
          </table:table-cell>
          <table:table-cell table:formula="of:=-SIN([.A69]*PI()/2)" office:value-type="float" office:value="0.495458668432407">
            <text:p>0,50</text:p>
          </table:table-cell>
          <table:table-cell table:formula="of:=COS([.A69]*PI()/2)" office:value-type="float" office:value="0.868631514438192">
            <text:p>0,87</text:p>
          </table:table-cell>
          <table:table-cell table:formula="of:=COS(MAX(LOG(ABS([.A69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319999999999999">
            <text:p>-0,32</text:p>
          </table:table-cell>
          <table:table-cell table:formula="of:=-SIN([.A70]*PI()/2)" office:value-type="float" office:value="0.481753674101714">
            <text:p>0,48</text:p>
          </table:table-cell>
          <table:table-cell table:formula="of:=COS([.A70]*PI()/2)" office:value-type="float" office:value="0.876306680043864">
            <text:p>0,88</text:p>
          </table:table-cell>
          <table:table-cell table:formula="of:=COS(MAX(LOG(ABS([.A70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309999999999999">
            <text:p>-0,31</text:p>
          </table:table-cell>
          <table:table-cell table:formula="of:=-SIN([.A71]*PI()/2)" office:value-type="float" office:value="0.467929814260572">
            <text:p>0,47</text:p>
          </table:table-cell>
          <table:table-cell table:formula="of:=COS([.A71]*PI()/2)" office:value-type="float" office:value="0.883765630088694">
            <text:p>0,88</text:p>
          </table:table-cell>
          <table:table-cell table:formula="of:=COS(MAX(LOG(ABS([.A71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299999999999999">
            <text:p>-0,30</text:p>
          </table:table-cell>
          <table:table-cell table:formula="of:=-SIN([.A72]*PI()/2)" office:value-type="float" office:value="0.453990499739546">
            <text:p>0,45</text:p>
          </table:table-cell>
          <table:table-cell table:formula="of:=COS([.A72]*PI()/2)" office:value-type="float" office:value="0.891006524188368">
            <text:p>0,89</text:p>
          </table:table-cell>
          <table:table-cell table:formula="of:=COS(MAX(LOG(ABS([.A72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289999999999999">
            <text:p>-0,29</text:p>
          </table:table-cell>
          <table:table-cell table:formula="of:=-SIN([.A73]*PI()/2)" office:value-type="float" office:value="0.439939169855914">
            <text:p>0,44</text:p>
          </table:table-cell>
          <table:table-cell table:formula="of:=COS([.A73]*PI()/2)" office:value-type="float" office:value="0.898027575760616">
            <text:p>0,9</text:p>
          </table:table-cell>
          <table:table-cell table:formula="of:=COS(MAX(LOG(ABS([.A73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279999999999999">
            <text:p>-0,28</text:p>
          </table:table-cell>
          <table:table-cell table:formula="of:=-SIN([.A74]*PI()/2)" office:value-type="float" office:value="0.425779291565072">
            <text:p>0,43</text:p>
          </table:table-cell>
          <table:table-cell table:formula="of:=COS([.A74]*PI()/2)" office:value-type="float" office:value="0.90482705246602">
            <text:p>0,9</text:p>
          </table:table-cell>
          <table:table-cell table:formula="of:=COS(MAX(LOG(ABS([.A74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269999999999999">
            <text:p>-0,27</text:p>
          </table:table-cell>
          <table:table-cell table:formula="of:=-SIN([.A75]*PI()/2)" office:value-type="float" office:value="0.411514358605108">
            <text:p>0,41</text:p>
          </table:table-cell>
          <table:table-cell table:formula="of:=COS([.A75]*PI()/2)" office:value-type="float" office:value="0.911403276635446">
            <text:p>0,91</text:p>
          </table:table-cell>
          <table:table-cell table:formula="of:=COS(MAX(LOG(ABS([.A75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259999999999999">
            <text:p>-0,26</text:p>
          </table:table-cell>
          <table:table-cell table:formula="of:=-SIN([.A76]*PI()/2)" office:value-type="float" office:value="0.39714789063478">
            <text:p>0,40</text:p>
          </table:table-cell>
          <table:table-cell table:formula="of:=COS([.A76]*PI()/2)" office:value-type="float" office:value="0.917754625683982">
            <text:p>0,92</text:p>
          </table:table-cell>
          <table:table-cell table:formula="of:=COS(MAX(LOG(ABS([.A76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249999999999999">
            <text:p>-0,25</text:p>
          </table:table-cell>
          <table:table-cell table:formula="of:=-SIN([.A77]*PI()/2)" office:value-type="float" office:value="0.382683432365089">
            <text:p>0,38</text:p>
          </table:table-cell>
          <table:table-cell table:formula="of:=COS([.A77]*PI()/2)" office:value-type="float" office:value="0.923879532511287">
            <text:p>0,92</text:p>
          </table:table-cell>
          <table:table-cell table:formula="of:=COS(MAX(LOG(ABS([.A77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239999999999999">
            <text:p>-0,24</text:p>
          </table:table-cell>
          <table:table-cell table:formula="of:=-SIN([.A78]*PI()/2)" office:value-type="float" office:value="0.368124552684677">
            <text:p>0,37</text:p>
          </table:table-cell>
          <table:table-cell table:formula="of:=COS([.A78]*PI()/2)" office:value-type="float" office:value="0.929776485888252">
            <text:p>0,93</text:p>
          </table:table-cell>
          <table:table-cell table:formula="of:=COS(MAX(LOG(ABS([.A78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229999999999999">
            <text:p>-0,23</text:p>
          </table:table-cell>
          <table:table-cell table:formula="of:=-SIN([.A79]*PI()/2)" office:value-type="float" office:value="0.353474843779256">
            <text:p>0,35</text:p>
          </table:table-cell>
          <table:table-cell table:formula="of:=COS([.A79]*PI()/2)" office:value-type="float" office:value="0.935444030829868">
            <text:p>0,94</text:p>
          </table:table-cell>
          <table:table-cell table:formula="of:=COS(MAX(LOG(ABS([.A79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219999999999999">
            <text:p>-0,22</text:p>
          </table:table-cell>
          <table:table-cell table:formula="of:=-SIN([.A80]*PI()/2)" office:value-type="float" office:value="0.33873792024529">
            <text:p>0,34</text:p>
          </table:table-cell>
          <table:table-cell table:formula="of:=COS([.A80]*PI()/2)" office:value-type="float" office:value="0.940880768954226">
            <text:p>0,94</text:p>
          </table:table-cell>
          <table:table-cell table:formula="of:=COS(MAX(LOG(ABS([.A80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209999999999999">
            <text:p>-0,21</text:p>
          </table:table-cell>
          <table:table-cell table:formula="of:=-SIN([.A81]*PI()/2)" office:value-type="float" office:value="0.323917418198148">
            <text:p>0,32</text:p>
          </table:table-cell>
          <table:table-cell table:formula="of:=COS([.A81]*PI()/2)" office:value-type="float" office:value="0.946085358827546">
            <text:p>0,95</text:p>
          </table:table-cell>
          <table:table-cell table:formula="of:=COS(MAX(LOG(ABS([.A81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199999999999999">
            <text:p>-0,20</text:p>
          </table:table-cell>
          <table:table-cell table:formula="of:=-SIN([.A82]*PI()/2)" office:value-type="float" office:value="0.309016994374946">
            <text:p>0,31</text:p>
          </table:table-cell>
          <table:table-cell table:formula="of:=COS([.A82]*PI()/2)" office:value-type="float" office:value="0.951056516295154">
            <text:p>0,95</text:p>
          </table:table-cell>
          <table:table-cell table:formula="of:=COS(MAX(LOG(ABS([.A82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189999999999999">
            <text:p>-0,19</text:p>
          </table:table-cell>
          <table:table-cell table:formula="of:=-SIN([.A83]*PI()/2)" office:value-type="float" office:value="0.294040325232303">
            <text:p>0,29</text:p>
          </table:table-cell>
          <table:table-cell table:formula="of:=COS([.A83]*PI()/2)" office:value-type="float" office:value="0.95579301479833">
            <text:p>0,96</text:p>
          </table:table-cell>
          <table:table-cell table:formula="of:=COS(MAX(LOG(ABS([.A83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179999999999999">
            <text:p>-0,18</text:p>
          </table:table-cell>
          <table:table-cell table:formula="of:=-SIN([.A84]*PI()/2)" office:value-type="float" office:value="0.278991106039228">
            <text:p>0,28</text:p>
          </table:table-cell>
          <table:table-cell table:formula="of:=COS([.A84]*PI()/2)" office:value-type="float" office:value="0.960293685676943">
            <text:p>0,96</text:p>
          </table:table-cell>
          <table:table-cell table:formula="of:=COS(MAX(LOG(ABS([.A84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169999999999999">
            <text:p>-0,17</text:p>
          </table:table-cell>
          <table:table-cell table:formula="of:=-SIN([.A85]*PI()/2)" office:value-type="float" office:value="0.263873049965372">
            <text:p>0,26</text:p>
          </table:table-cell>
          <table:table-cell table:formula="of:=COS([.A85]*PI()/2)" office:value-type="float" office:value="0.964557418457798">
            <text:p>0,96</text:p>
          </table:table-cell>
          <table:table-cell table:formula="of:=COS(MAX(LOG(ABS([.A85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159999999999999">
            <text:p>-0,16</text:p>
          </table:table-cell>
          <table:table-cell table:formula="of:=-SIN([.A86]*PI()/2)" office:value-type="float" office:value="0.248689887164854">
            <text:p>0,25</text:p>
          </table:table-cell>
          <table:table-cell table:formula="of:=COS([.A86]*PI()/2)" office:value-type="float" office:value="0.968583161128631">
            <text:p>0,97</text:p>
          </table:table-cell>
          <table:table-cell table:formula="of:=COS(MAX(LOG(ABS([.A86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149999999999999">
            <text:p>-0,15</text:p>
          </table:table-cell>
          <table:table-cell table:formula="of:=-SIN([.A87]*PI()/2)" office:value-type="float" office:value="0.233445363855904">
            <text:p>0,23</text:p>
          </table:table-cell>
          <table:table-cell table:formula="of:=COS([.A87]*PI()/2)" office:value-type="float" office:value="0.972369920397677">
            <text:p>0,97</text:p>
          </table:table-cell>
          <table:table-cell table:formula="of:=COS(MAX(LOG(ABS([.A87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139999999999999">
            <text:p>-0,14</text:p>
          </table:table-cell>
          <table:table-cell table:formula="of:=-SIN([.A88]*PI()/2)" office:value-type="float" office:value="0.218143241396541">
            <text:p>0,22</text:p>
          </table:table-cell>
          <table:table-cell table:formula="of:=COS([.A88]*PI()/2)" office:value-type="float" office:value="0.975916761938748">
            <text:p>0,98</text:p>
          </table:table-cell>
          <table:table-cell table:formula="of:=COS(MAX(LOG(ABS([.A88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129999999999999">
            <text:p>-0,13</text:p>
          </table:table-cell>
          <table:table-cell table:formula="of:=-SIN([.A89]*PI()/2)" office:value-type="float" office:value="0.202787295356511">
            <text:p>0,20</text:p>
          </table:table-cell>
          <table:table-cell table:formula="of:=COS([.A89]*PI()/2)" office:value-type="float" office:value="0.979222810621766">
            <text:p>0,98</text:p>
          </table:table-cell>
          <table:table-cell table:formula="of:=COS(MAX(LOG(ABS([.A89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119999999999999">
            <text:p>-0,12</text:p>
          </table:table-cell>
          <table:table-cell table:formula="of:=-SIN([.A90]*PI()/2)" office:value-type="float" office:value="0.187381314585723">
            <text:p>0,19</text:p>
          </table:table-cell>
          <table:table-cell table:formula="of:=COS([.A90]*PI()/2)" office:value-type="float" office:value="0.982287250728689">
            <text:p>0,98</text:p>
          </table:table-cell>
          <table:table-cell table:formula="of:=COS(MAX(LOG(ABS([.A90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109999999999999">
            <text:p>-0,11</text:p>
          </table:table-cell>
          <table:table-cell table:formula="of:=-SIN([.A91]*PI()/2)" office:value-type="float" office:value="0.171929100279408">
            <text:p>0,17</text:p>
          </table:table-cell>
          <table:table-cell table:formula="of:=COS([.A91]*PI()/2)" office:value-type="float" office:value="0.985109326154774">
            <text:p>0,99</text:p>
          </table:table-cell>
          <table:table-cell table:formula="of:=COS(MAX(LOG(ABS([.A91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0999999999999992">
            <text:p>-0,10</text:p>
          </table:table-cell>
          <table:table-cell table:formula="of:=-SIN([.A92]*PI()/2)" office:value-type="float" office:value="0.15643446504023">
            <text:p>0,16</text:p>
          </table:table-cell>
          <table:table-cell table:formula="of:=COS([.A92]*PI()/2)" office:value-type="float" office:value="0.987688340595138">
            <text:p>0,99</text:p>
          </table:table-cell>
          <table:table-cell table:formula="of:=COS(MAX(LOG(ABS([.A92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0899999999999992">
            <text:p>-0,09</text:p>
          </table:table-cell>
          <table:table-cell table:formula="of:=-SIN([.A93]*PI()/2)" office:value-type="float" office:value="0.140901231937581">
            <text:p>0,14</text:p>
          </table:table-cell>
          <table:table-cell table:formula="of:=COS([.A93]*PI()/2)" office:value-type="float" office:value="0.990023657716558">
            <text:p>0,99</text:p>
          </table:table-cell>
          <table:table-cell table:formula="of:=COS(MAX(LOG(ABS([.A93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0799999999999992">
            <text:p>-0,08</text:p>
          </table:table-cell>
          <table:table-cell table:formula="of:=-SIN([.A94]*PI()/2)" office:value-type="float" office:value="0.125333233564303">
            <text:p>0,13</text:p>
          </table:table-cell>
          <table:table-cell table:formula="of:=COS([.A94]*PI()/2)" office:value-type="float" office:value="0.992114701314478">
            <text:p>0,99</text:p>
          </table:table-cell>
          <table:table-cell table:formula="of:=COS(MAX(LOG(ABS([.A94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0699999999999992">
            <text:p>-0,07</text:p>
          </table:table-cell>
          <table:table-cell table:formula="of:=-SIN([.A95]*PI()/2)" office:value-type="float" office:value="0.109734311091044">
            <text:p>0,11</text:p>
          </table:table-cell>
          <table:table-cell table:formula="of:=COS([.A95]*PI()/2)" office:value-type="float" office:value="0.99396095545518">
            <text:p>0,99</text:p>
          </table:table-cell>
          <table:table-cell table:formula="of:=COS(MAX(LOG(ABS([.A95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0599999999999992">
            <text:p>-0,06</text:p>
          </table:table-cell>
          <table:table-cell table:formula="of:=-SIN([.A96]*PI()/2)" office:value-type="float" office:value="0.094108313318513">
            <text:p>0,09</text:p>
          </table:table-cell>
          <table:table-cell table:formula="of:=COS([.A96]*PI()/2)" office:value-type="float" office:value="0.99556196460308">
            <text:p>1</text:p>
          </table:table-cell>
          <table:table-cell table:formula="of:=COS(MAX(LOG(ABS([.A96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0499999999999992">
            <text:p>-0,05</text:p>
          </table:table-cell>
          <table:table-cell table:formula="of:=-SIN([.A97]*PI()/2)" office:value-type="float" office:value="0.0784590957278436">
            <text:p>0,08</text:p>
          </table:table-cell>
          <table:table-cell table:formula="of:=COS([.A97]*PI()/2)" office:value-type="float" office:value="0.996917333733128">
            <text:p>1</text:p>
          </table:table-cell>
          <table:table-cell table:formula="of:=COS(MAX(LOG(ABS([.A97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0399999999999991">
            <text:p>-0,04</text:p>
          </table:table-cell>
          <table:table-cell table:formula="of:=-SIN([.A98]*PI()/2)" office:value-type="float" office:value="0.062790519529312">
            <text:p>0,06</text:p>
          </table:table-cell>
          <table:table-cell table:formula="of:=COS([.A98]*PI()/2)" office:value-type="float" office:value="0.998026728428272">
            <text:p>1</text:p>
          </table:table-cell>
          <table:table-cell table:formula="of:=COS(MAX(LOG(ABS([.A98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0299999999999991">
            <text:p>-0,03</text:p>
          </table:table-cell>
          <table:table-cell table:formula="of:=-SIN([.A99]*PI()/2)" office:value-type="float" office:value="0.0471064507096413">
            <text:p>0,05</text:p>
          </table:table-cell>
          <table:table-cell table:formula="of:=COS([.A99]*PI()/2)" office:value-type="float" office:value="0.99888987496197">
            <text:p>1</text:p>
          </table:table-cell>
          <table:table-cell table:formula="of:=COS(MAX(LOG(ABS([.A99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0199999999999991">
            <text:p>-0,02</text:p>
          </table:table-cell>
          <table:table-cell table:formula="of:=-SIN([.A100]*PI()/2)" office:value-type="float" office:value="0.0314107590781269">
            <text:p>0,03</text:p>
          </table:table-cell>
          <table:table-cell table:formula="of:=COS([.A100]*PI()/2)" office:value-type="float" office:value="0.999506560365732">
            <text:p>1</text:p>
          </table:table-cell>
          <table:table-cell table:formula="of:=COS(MAX(LOG(ABS([.A100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-0.00999999999999912">
            <text:p>-0,01</text:p>
          </table:table-cell>
          <table:table-cell table:formula="of:=-SIN([.A101]*PI()/2)" office:value-type="float" office:value="0.0157073173118193">
            <text:p>0,02</text:p>
          </table:table-cell>
          <table:table-cell table:formula="of:=COS([.A101]*PI()/2)" office:value-type="float" office:value="0.999876632481661">
            <text:p>1</text:p>
          </table:table-cell>
          <table:table-cell table:formula="of:=COS(MAX(LOG(ABS([.A101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8.88178419700125E-016">
            <text:p>0,00</text:p>
          </table:table-cell>
          <table:table-cell table:formula="of:=-SIN([.A102]*PI()/2)" office:value-type="float" office:value="-1.39514739920345E-015">
            <text:p>0,00</text:p>
          </table:table-cell>
          <table:table-cell table:formula="of:=COS([.A102]*PI()/2)" office:value-type="float" office:value="1">
            <text:p>1</text:p>
          </table:table-cell>
          <table:table-cell table:formula="of:=COS(MAX(LOG(ABS([.A102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0100000000000009">
            <text:p>0,01</text:p>
          </table:table-cell>
          <table:table-cell table:formula="of:=-SIN([.A103]*PI()/2)" office:value-type="float" office:value="-0.0157073173118221">
            <text:p>-0,02</text:p>
          </table:table-cell>
          <table:table-cell table:formula="of:=COS([.A103]*PI()/2)" office:value-type="float" office:value="0.999876632481661">
            <text:p>1</text:p>
          </table:table-cell>
          <table:table-cell table:formula="of:=COS(MAX(LOG(ABS([.A103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0200000000000009">
            <text:p>0,02</text:p>
          </table:table-cell>
          <table:table-cell table:formula="of:=-SIN([.A104]*PI()/2)" office:value-type="float" office:value="-0.0314107590781297">
            <text:p>-0,03</text:p>
          </table:table-cell>
          <table:table-cell table:formula="of:=COS([.A104]*PI()/2)" office:value-type="float" office:value="0.999506560365731">
            <text:p>1</text:p>
          </table:table-cell>
          <table:table-cell table:formula="of:=COS(MAX(LOG(ABS([.A104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0300000000000009">
            <text:p>0,03</text:p>
          </table:table-cell>
          <table:table-cell table:formula="of:=-SIN([.A105]*PI()/2)" office:value-type="float" office:value="-0.0471064507096441">
            <text:p>-0,05</text:p>
          </table:table-cell>
          <table:table-cell table:formula="of:=COS([.A105]*PI()/2)" office:value-type="float" office:value="0.99888987496197">
            <text:p>1</text:p>
          </table:table-cell>
          <table:table-cell table:formula="of:=COS(MAX(LOG(ABS([.A105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0400000000000009">
            <text:p>0,04</text:p>
          </table:table-cell>
          <table:table-cell table:formula="of:=-SIN([.A106]*PI()/2)" office:value-type="float" office:value="-0.0627905195293148">
            <text:p>-0,06</text:p>
          </table:table-cell>
          <table:table-cell table:formula="of:=COS([.A106]*PI()/2)" office:value-type="float" office:value="0.998026728428271">
            <text:p>1</text:p>
          </table:table-cell>
          <table:table-cell table:formula="of:=COS(MAX(LOG(ABS([.A106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0500000000000009">
            <text:p>0,05</text:p>
          </table:table-cell>
          <table:table-cell table:formula="of:=-SIN([.A107]*PI()/2)" office:value-type="float" office:value="-0.0784590957278464">
            <text:p>-0,08</text:p>
          </table:table-cell>
          <table:table-cell table:formula="of:=COS([.A107]*PI()/2)" office:value-type="float" office:value="0.996917333733128">
            <text:p>1</text:p>
          </table:table-cell>
          <table:table-cell table:formula="of:=COS(MAX(LOG(ABS([.A107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0600000000000009">
            <text:p>0,06</text:p>
          </table:table-cell>
          <table:table-cell table:formula="of:=-SIN([.A108]*PI()/2)" office:value-type="float" office:value="-0.0941083133185158">
            <text:p>-0,09</text:p>
          </table:table-cell>
          <table:table-cell table:formula="of:=COS([.A108]*PI()/2)" office:value-type="float" office:value="0.99556196460308">
            <text:p>1</text:p>
          </table:table-cell>
          <table:table-cell table:formula="of:=COS(MAX(LOG(ABS([.A108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0700000000000009">
            <text:p>0,07</text:p>
          </table:table-cell>
          <table:table-cell table:formula="of:=-SIN([.A109]*PI()/2)" office:value-type="float" office:value="-0.109734311091047">
            <text:p>-0,11</text:p>
          </table:table-cell>
          <table:table-cell table:formula="of:=COS([.A109]*PI()/2)" office:value-type="float" office:value="0.993960955455179">
            <text:p>0,99</text:p>
          </table:table-cell>
          <table:table-cell table:formula="of:=COS(MAX(LOG(ABS([.A109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080000000000001">
            <text:p>0,08</text:p>
          </table:table-cell>
          <table:table-cell table:formula="of:=-SIN([.A110]*PI()/2)" office:value-type="float" office:value="-0.125333233564306">
            <text:p>-0,13</text:p>
          </table:table-cell>
          <table:table-cell table:formula="of:=COS([.A110]*PI()/2)" office:value-type="float" office:value="0.992114701314478">
            <text:p>0,99</text:p>
          </table:table-cell>
          <table:table-cell table:formula="of:=COS(MAX(LOG(ABS([.A110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090000000000001">
            <text:p>0,09</text:p>
          </table:table-cell>
          <table:table-cell table:formula="of:=-SIN([.A111]*PI()/2)" office:value-type="float" office:value="-0.140901231937584">
            <text:p>-0,14</text:p>
          </table:table-cell>
          <table:table-cell table:formula="of:=COS([.A111]*PI()/2)" office:value-type="float" office:value="0.990023657716557">
            <text:p>0,99</text:p>
          </table:table-cell>
          <table:table-cell table:formula="of:=COS(MAX(LOG(ABS([.A111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100000000000001">
            <text:p>0,10</text:p>
          </table:table-cell>
          <table:table-cell table:formula="of:=-SIN([.A112]*PI()/2)" office:value-type="float" office:value="-0.156434465040232">
            <text:p>-0,16</text:p>
          </table:table-cell>
          <table:table-cell table:formula="of:=COS([.A112]*PI()/2)" office:value-type="float" office:value="0.987688340595137">
            <text:p>0,99</text:p>
          </table:table-cell>
          <table:table-cell table:formula="of:=COS(MAX(LOG(ABS([.A112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110000000000001">
            <text:p>0,11</text:p>
          </table:table-cell>
          <table:table-cell table:formula="of:=-SIN([.A113]*PI()/2)" office:value-type="float" office:value="-0.171929100279411">
            <text:p>-0,17</text:p>
          </table:table-cell>
          <table:table-cell table:formula="of:=COS([.A113]*PI()/2)" office:value-type="float" office:value="0.985109326154774">
            <text:p>0,99</text:p>
          </table:table-cell>
          <table:table-cell table:formula="of:=COS(MAX(LOG(ABS([.A113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120000000000001">
            <text:p>0,12</text:p>
          </table:table-cell>
          <table:table-cell table:formula="of:=-SIN([.A114]*PI()/2)" office:value-type="float" office:value="-0.187381314585726">
            <text:p>-0,19</text:p>
          </table:table-cell>
          <table:table-cell table:formula="of:=COS([.A114]*PI()/2)" office:value-type="float" office:value="0.982287250728688">
            <text:p>0,98</text:p>
          </table:table-cell>
          <table:table-cell table:formula="of:=COS(MAX(LOG(ABS([.A114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130000000000001">
            <text:p>0,13</text:p>
          </table:table-cell>
          <table:table-cell table:formula="of:=-SIN([.A115]*PI()/2)" office:value-type="float" office:value="-0.202787295356514">
            <text:p>-0,20</text:p>
          </table:table-cell>
          <table:table-cell table:formula="of:=COS([.A115]*PI()/2)" office:value-type="float" office:value="0.979222810621765">
            <text:p>0,98</text:p>
          </table:table-cell>
          <table:table-cell table:formula="of:=COS(MAX(LOG(ABS([.A115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140000000000001">
            <text:p>0,14</text:p>
          </table:table-cell>
          <table:table-cell table:formula="of:=-SIN([.A116]*PI()/2)" office:value-type="float" office:value="-0.218143241396544">
            <text:p>-0,22</text:p>
          </table:table-cell>
          <table:table-cell table:formula="of:=COS([.A116]*PI()/2)" office:value-type="float" office:value="0.975916761938747">
            <text:p>0,98</text:p>
          </table:table-cell>
          <table:table-cell table:formula="of:=COS(MAX(LOG(ABS([.A116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150000000000001">
            <text:p>0,15</text:p>
          </table:table-cell>
          <table:table-cell table:formula="of:=-SIN([.A117]*PI()/2)" office:value-type="float" office:value="-0.233445363855907">
            <text:p>-0,23</text:p>
          </table:table-cell>
          <table:table-cell table:formula="of:=COS([.A117]*PI()/2)" office:value-type="float" office:value="0.972369920397676">
            <text:p>0,97</text:p>
          </table:table-cell>
          <table:table-cell table:formula="of:=COS(MAX(LOG(ABS([.A117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160000000000001">
            <text:p>0,16</text:p>
          </table:table-cell>
          <table:table-cell table:formula="of:=-SIN([.A118]*PI()/2)" office:value-type="float" office:value="-0.248689887164856">
            <text:p>-0,25</text:p>
          </table:table-cell>
          <table:table-cell table:formula="of:=COS([.A118]*PI()/2)" office:value-type="float" office:value="0.968583161128631">
            <text:p>0,97</text:p>
          </table:table-cell>
          <table:table-cell table:formula="of:=COS(MAX(LOG(ABS([.A118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170000000000001">
            <text:p>0,17</text:p>
          </table:table-cell>
          <table:table-cell table:formula="of:=-SIN([.A119]*PI()/2)" office:value-type="float" office:value="-0.263873049965374">
            <text:p>-0,26</text:p>
          </table:table-cell>
          <table:table-cell table:formula="of:=COS([.A119]*PI()/2)" office:value-type="float" office:value="0.964557418457798">
            <text:p>0,96</text:p>
          </table:table-cell>
          <table:table-cell table:formula="of:=COS(MAX(LOG(ABS([.A119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180000000000001">
            <text:p>0,18</text:p>
          </table:table-cell>
          <table:table-cell table:formula="of:=-SIN([.A120]*PI()/2)" office:value-type="float" office:value="-0.278991106039231">
            <text:p>-0,28</text:p>
          </table:table-cell>
          <table:table-cell table:formula="of:=COS([.A120]*PI()/2)" office:value-type="float" office:value="0.960293685676943">
            <text:p>0,96</text:p>
          </table:table-cell>
          <table:table-cell table:formula="of:=COS(MAX(LOG(ABS([.A120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190000000000001">
            <text:p>0,19</text:p>
          </table:table-cell>
          <table:table-cell table:formula="of:=-SIN([.A121]*PI()/2)" office:value-type="float" office:value="-0.294040325232305">
            <text:p>-0,29</text:p>
          </table:table-cell>
          <table:table-cell table:formula="of:=COS([.A121]*PI()/2)" office:value-type="float" office:value="0.95579301479833">
            <text:p>0,96</text:p>
          </table:table-cell>
          <table:table-cell table:formula="of:=COS(MAX(LOG(ABS([.A121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200000000000001">
            <text:p>0,20</text:p>
          </table:table-cell>
          <table:table-cell table:formula="of:=-SIN([.A122]*PI()/2)" office:value-type="float" office:value="-0.309016994374949">
            <text:p>-0,31</text:p>
          </table:table-cell>
          <table:table-cell table:formula="of:=COS([.A122]*PI()/2)" office:value-type="float" office:value="0.951056516295153">
            <text:p>0,95</text:p>
          </table:table-cell>
          <table:table-cell table:formula="of:=COS(MAX(LOG(ABS([.A122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210000000000001">
            <text:p>0,21</text:p>
          </table:table-cell>
          <table:table-cell table:formula="of:=-SIN([.A123]*PI()/2)" office:value-type="float" office:value="-0.323917418198151">
            <text:p>-0,32</text:p>
          </table:table-cell>
          <table:table-cell table:formula="of:=COS([.A123]*PI()/2)" office:value-type="float" office:value="0.946085358827545">
            <text:p>0,95</text:p>
          </table:table-cell>
          <table:table-cell table:formula="of:=COS(MAX(LOG(ABS([.A123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220000000000001">
            <text:p>0,22</text:p>
          </table:table-cell>
          <table:table-cell table:formula="of:=-SIN([.A124]*PI()/2)" office:value-type="float" office:value="-0.338737920245293">
            <text:p>-0,34</text:p>
          </table:table-cell>
          <table:table-cell table:formula="of:=COS([.A124]*PI()/2)" office:value-type="float" office:value="0.940880768954225">
            <text:p>0,94</text:p>
          </table:table-cell>
          <table:table-cell table:formula="of:=COS(MAX(LOG(ABS([.A124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230000000000001">
            <text:p>0,23</text:p>
          </table:table-cell>
          <table:table-cell table:formula="of:=-SIN([.A125]*PI()/2)" office:value-type="float" office:value="-0.353474843779259">
            <text:p>-0,35</text:p>
          </table:table-cell>
          <table:table-cell table:formula="of:=COS([.A125]*PI()/2)" office:value-type="float" office:value="0.935444030829867">
            <text:p>0,94</text:p>
          </table:table-cell>
          <table:table-cell table:formula="of:=COS(MAX(LOG(ABS([.A125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240000000000001">
            <text:p>0,24</text:p>
          </table:table-cell>
          <table:table-cell table:formula="of:=-SIN([.A126]*PI()/2)" office:value-type="float" office:value="-0.36812455268468">
            <text:p>-0,37</text:p>
          </table:table-cell>
          <table:table-cell table:formula="of:=COS([.A126]*PI()/2)" office:value-type="float" office:value="0.929776485888251">
            <text:p>0,93</text:p>
          </table:table-cell>
          <table:table-cell table:formula="of:=COS(MAX(LOG(ABS([.A126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250000000000001">
            <text:p>0,25</text:p>
          </table:table-cell>
          <table:table-cell table:formula="of:=-SIN([.A127]*PI()/2)" office:value-type="float" office:value="-0.382683432365091">
            <text:p>-0,38</text:p>
          </table:table-cell>
          <table:table-cell table:formula="of:=COS([.A127]*PI()/2)" office:value-type="float" office:value="0.923879532511286">
            <text:p>0,92</text:p>
          </table:table-cell>
          <table:table-cell table:formula="of:=COS(MAX(LOG(ABS([.A127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260000000000001">
            <text:p>0,26</text:p>
          </table:table-cell>
          <table:table-cell table:formula="of:=-SIN([.A128]*PI()/2)" office:value-type="float" office:value="-0.397147890634782">
            <text:p>-0,40</text:p>
          </table:table-cell>
          <table:table-cell table:formula="of:=COS([.A128]*PI()/2)" office:value-type="float" office:value="0.91775462568398">
            <text:p>0,92</text:p>
          </table:table-cell>
          <table:table-cell table:formula="of:=COS(MAX(LOG(ABS([.A128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270000000000001">
            <text:p>0,27</text:p>
          </table:table-cell>
          <table:table-cell table:formula="of:=-SIN([.A129]*PI()/2)" office:value-type="float" office:value="-0.41151435860511">
            <text:p>-0,41</text:p>
          </table:table-cell>
          <table:table-cell table:formula="of:=COS([.A129]*PI()/2)" office:value-type="float" office:value="0.911403276635444">
            <text:p>0,91</text:p>
          </table:table-cell>
          <table:table-cell table:formula="of:=COS(MAX(LOG(ABS([.A129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280000000000001">
            <text:p>0,28</text:p>
          </table:table-cell>
          <table:table-cell table:formula="of:=-SIN([.A130]*PI()/2)" office:value-type="float" office:value="-0.425779291565074">
            <text:p>-0,43</text:p>
          </table:table-cell>
          <table:table-cell table:formula="of:=COS([.A130]*PI()/2)" office:value-type="float" office:value="0.904827052466019">
            <text:p>0,9</text:p>
          </table:table-cell>
          <table:table-cell table:formula="of:=COS(MAX(LOG(ABS([.A130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290000000000001">
            <text:p>0,29</text:p>
          </table:table-cell>
          <table:table-cell table:formula="of:=-SIN([.A131]*PI()/2)" office:value-type="float" office:value="-0.439939169855917">
            <text:p>-0,44</text:p>
          </table:table-cell>
          <table:table-cell table:formula="of:=COS([.A131]*PI()/2)" office:value-type="float" office:value="0.898027575760615">
            <text:p>0,9</text:p>
          </table:table-cell>
          <table:table-cell table:formula="of:=COS(MAX(LOG(ABS([.A131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300000000000001">
            <text:p>0,30</text:p>
          </table:table-cell>
          <table:table-cell table:formula="of:=-SIN([.A132]*PI()/2)" office:value-type="float" office:value="-0.453990499739548">
            <text:p>-0,45</text:p>
          </table:table-cell>
          <table:table-cell table:formula="of:=COS([.A132]*PI()/2)" office:value-type="float" office:value="0.891006524188367">
            <text:p>0,89</text:p>
          </table:table-cell>
          <table:table-cell table:formula="of:=COS(MAX(LOG(ABS([.A132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310000000000001">
            <text:p>0,31</text:p>
          </table:table-cell>
          <table:table-cell table:formula="of:=-SIN([.A133]*PI()/2)" office:value-type="float" office:value="-0.467929814260575">
            <text:p>-0,47</text:p>
          </table:table-cell>
          <table:table-cell table:formula="of:=COS([.A133]*PI()/2)" office:value-type="float" office:value="0.883765630088693">
            <text:p>0,88</text:p>
          </table:table-cell>
          <table:table-cell table:formula="of:=COS(MAX(LOG(ABS([.A133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320000000000001">
            <text:p>0,32</text:p>
          </table:table-cell>
          <table:table-cell table:formula="of:=-SIN([.A134]*PI()/2)" office:value-type="float" office:value="-0.481753674101717">
            <text:p>-0,48</text:p>
          </table:table-cell>
          <table:table-cell table:formula="of:=COS([.A134]*PI()/2)" office:value-type="float" office:value="0.876306680043863">
            <text:p>0,88</text:p>
          </table:table-cell>
          <table:table-cell table:formula="of:=COS(MAX(LOG(ABS([.A134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330000000000001">
            <text:p>0,33</text:p>
          </table:table-cell>
          <table:table-cell table:formula="of:=-SIN([.A135]*PI()/2)" office:value-type="float" office:value="-0.495458668432409">
            <text:p>-0,50</text:p>
          </table:table-cell>
          <table:table-cell table:formula="of:=COS([.A135]*PI()/2)" office:value-type="float" office:value="0.86863151443819">
            <text:p>0,87</text:p>
          </table:table-cell>
          <table:table-cell table:formula="of:=COS(MAX(LOG(ABS([.A135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340000000000001">
            <text:p>0,34</text:p>
          </table:table-cell>
          <table:table-cell table:formula="of:=-SIN([.A136]*PI()/2)" office:value-type="float" office:value="-0.509041415750373">
            <text:p>-0,51</text:p>
          </table:table-cell>
          <table:table-cell table:formula="of:=COS([.A136]*PI()/2)" office:value-type="float" office:value="0.860742027003943">
            <text:p>0,86</text:p>
          </table:table-cell>
          <table:table-cell table:formula="of:=COS(MAX(LOG(ABS([.A136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350000000000001">
            <text:p>0,35</text:p>
          </table:table-cell>
          <table:table-cell table:formula="of:=-SIN([.A137]*PI()/2)" office:value-type="float" office:value="-0.52249856471595">
            <text:p>-0,52</text:p>
          </table:table-cell>
          <table:table-cell table:formula="of:=COS([.A137]*PI()/2)" office:value-type="float" office:value="0.852640164354091">
            <text:p>0,85</text:p>
          </table:table-cell>
          <table:table-cell table:formula="of:=COS(MAX(LOG(ABS([.A137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360000000000001">
            <text:p>0,36</text:p>
          </table:table-cell>
          <table:table-cell table:formula="of:=-SIN([.A138]*PI()/2)" office:value-type="float" office:value="-0.535826794978998">
            <text:p>-0,54</text:p>
          </table:table-cell>
          <table:table-cell table:formula="of:=COS([.A138]*PI()/2)" office:value-type="float" office:value="0.844327925502014">
            <text:p>0,84</text:p>
          </table:table-cell>
          <table:table-cell table:formula="of:=COS(MAX(LOG(ABS([.A138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370000000000001">
            <text:p>0,37</text:p>
          </table:table-cell>
          <table:table-cell table:formula="of:=-SIN([.A139]*PI()/2)" office:value-type="float" office:value="-0.549022817998133">
            <text:p>-0,55</text:p>
          </table:table-cell>
          <table:table-cell table:formula="of:=COS([.A139]*PI()/2)" office:value-type="float" office:value="0.835807361368269">
            <text:p>0,84</text:p>
          </table:table-cell>
          <table:table-cell table:formula="of:=COS(MAX(LOG(ABS([.A139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380000000000001">
            <text:p>0,38</text:p>
          </table:table-cell>
          <table:table-cell table:formula="of:=-SIN([.A140]*PI()/2)" office:value-type="float" office:value="-0.562083377852132">
            <text:p>-0,56</text:p>
          </table:table-cell>
          <table:table-cell table:formula="of:=COS([.A140]*PI()/2)" office:value-type="float" office:value="0.827080574274561">
            <text:p>0,83</text:p>
          </table:table-cell>
          <table:table-cell table:formula="of:=COS(MAX(LOG(ABS([.A140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390000000000001">
            <text:p>0,39</text:p>
          </table:table-cell>
          <table:table-cell table:formula="of:=-SIN([.A141]*PI()/2)" office:value-type="float" office:value="-0.57500525204328">
            <text:p>-0,58</text:p>
          </table:table-cell>
          <table:table-cell table:formula="of:=COS([.A141]*PI()/2)" office:value-type="float" office:value="0.818149717425022">
            <text:p>0,82</text:p>
          </table:table-cell>
          <table:table-cell table:formula="of:=COS(MAX(LOG(ABS([.A141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400000000000001">
            <text:p>0,40</text:p>
          </table:table-cell>
          <table:table-cell table:formula="of:=-SIN([.A142]*PI()/2)" office:value-type="float" office:value="-0.587785252292475">
            <text:p>-0,59</text:p>
          </table:table-cell>
          <table:table-cell table:formula="of:=COS([.A142]*PI()/2)" office:value-type="float" office:value="0.809016994374946">
            <text:p>0,81</text:p>
          </table:table-cell>
          <table:table-cell table:formula="of:=COS(MAX(LOG(ABS([.A142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410000000000001">
            <text:p>0,41</text:p>
          </table:table-cell>
          <table:table-cell table:formula="of:=-SIN([.A143]*PI()/2)" office:value-type="float" office:value="-0.600420225325886">
            <text:p>-0,60</text:p>
          </table:table-cell>
          <table:table-cell table:formula="of:=COS([.A143]*PI()/2)" office:value-type="float" office:value="0.799684658487089">
            <text:p>0,8</text:p>
          </table:table-cell>
          <table:table-cell table:formula="of:=COS(MAX(LOG(ABS([.A143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420000000000001">
            <text:p>0,42</text:p>
          </table:table-cell>
          <table:table-cell table:formula="of:=-SIN([.A144]*PI()/2)" office:value-type="float" office:value="-0.612907053652978">
            <text:p>-0,61</text:p>
          </table:table-cell>
          <table:table-cell table:formula="of:=COS([.A144]*PI()/2)" office:value-type="float" office:value="0.790155012375689">
            <text:p>0,79</text:p>
          </table:table-cell>
          <table:table-cell table:formula="of:=COS(MAX(LOG(ABS([.A144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430000000000001">
            <text:p>0,43</text:p>
          </table:table-cell>
          <table:table-cell table:formula="of:=-SIN([.A145]*PI()/2)" office:value-type="float" office:value="-0.625242656335707">
            <text:p>-0,63</text:p>
          </table:table-cell>
          <table:table-cell table:formula="of:=COS([.A145]*PI()/2)" office:value-type="float" office:value="0.780430407338329">
            <text:p>0,78</text:p>
          </table:table-cell>
          <table:table-cell table:formula="of:=COS(MAX(LOG(ABS([.A145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440000000000001">
            <text:p>0,44</text:p>
          </table:table-cell>
          <table:table-cell table:formula="of:=-SIN([.A146]*PI()/2)" office:value-type="float" office:value="-0.637423989748691">
            <text:p>-0,64</text:p>
          </table:table-cell>
          <table:table-cell table:formula="of:=COS([.A146]*PI()/2)" office:value-type="float" office:value="0.770513242775788">
            <text:p>0,77</text:p>
          </table:table-cell>
          <table:table-cell table:formula="of:=COS(MAX(LOG(ABS([.A146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450000000000001">
            <text:p>0,45</text:p>
          </table:table-cell>
          <table:table-cell table:formula="of:=-SIN([.A147]*PI()/2)" office:value-type="float" office:value="-0.649448048330185">
            <text:p>-0,65</text:p>
          </table:table-cell>
          <table:table-cell table:formula="of:=COS([.A147]*PI()/2)" office:value-type="float" office:value="0.76040596560003">
            <text:p>0,76</text:p>
          </table:table-cell>
          <table:table-cell table:formula="of:=COS(MAX(LOG(ABS([.A147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460000000000001">
            <text:p>0,46</text:p>
          </table:table-cell>
          <table:table-cell table:formula="of:=-SIN([.A148]*PI()/2)" office:value-type="float" office:value="-0.661311865323653">
            <text:p>-0,66</text:p>
          </table:table-cell>
          <table:table-cell table:formula="of:=COS([.A148]*PI()/2)" office:value-type="float" office:value="0.750111069630458">
            <text:p>0,75</text:p>
          </table:table-cell>
          <table:table-cell table:formula="of:=COS(MAX(LOG(ABS([.A148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470000000000001">
            <text:p>0,47</text:p>
          </table:table-cell>
          <table:table-cell table:formula="of:=-SIN([.A149]*PI()/2)" office:value-type="float" office:value="-0.673012513509775">
            <text:p>-0,67</text:p>
          </table:table-cell>
          <table:table-cell table:formula="of:=COS([.A149]*PI()/2)" office:value-type="float" office:value="0.739631094978608">
            <text:p>0,74</text:p>
          </table:table-cell>
          <table:table-cell table:formula="of:=COS(MAX(LOG(ABS([.A149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480000000000001">
            <text:p>0,48</text:p>
          </table:table-cell>
          <table:table-cell table:formula="of:=-SIN([.A150]*PI()/2)" office:value-type="float" office:value="-0.68454710592869">
            <text:p>-0,68</text:p>
          </table:table-cell>
          <table:table-cell table:formula="of:=COS([.A150]*PI()/2)" office:value-type="float" office:value="0.72896862742141">
            <text:p>0,73</text:p>
          </table:table-cell>
          <table:table-cell table:formula="of:=COS(MAX(LOG(ABS([.A150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490000000000001">
            <text:p>0,49</text:p>
          </table:table-cell>
          <table:table-cell table:formula="of:=-SIN([.A151]*PI()/2)" office:value-type="float" office:value="-0.695912796592316">
            <text:p>-0,70</text:p>
          </table:table-cell>
          <table:table-cell table:formula="of:=COS([.A151]*PI()/2)" office:value-type="float" office:value="0.718126297763187">
            <text:p>0,72</text:p>
          </table:table-cell>
          <table:table-cell table:formula="of:=COS(MAX(LOG(ABS([.A151]);2);-1) * PI()/2)" office:value-type="float" office:value="6.12303176911189E-017">
            <text:p>0</text:p>
          </table:table-cell>
          <table:table-cell table:number-columns-repeated="3"/>
        </table:table-row>
        <table:table-row table:style-name="ro1">
          <table:table-cell office:value-type="float" office:value="0.500000000000001">
            <text:p>0,50</text:p>
          </table:table-cell>
          <table:table-cell table:formula="of:=-SIN([.A152]*PI()/2)" office:value-type="float" office:value="-0.707106781186549">
            <text:p>-0,71</text:p>
          </table:table-cell>
          <table:table-cell table:formula="of:=COS([.A152]*PI()/2)" office:value-type="float" office:value="0.707106781186546">
            <text:p>0,71</text:p>
          </table:table-cell>
          <table:table-cell table:formula="of:=COS(MAX(LOG(ABS([.A152]);2);-1) * PI()/2)" office:value-type="float" office:value="6.05643465066696E-015">
            <text:p>0</text:p>
          </table:table-cell>
          <table:table-cell table:number-columns-repeated="3"/>
        </table:table-row>
        <table:table-row table:style-name="ro1">
          <table:table-cell office:value-type="float" office:value="0.510000000000001">
            <text:p>0,51</text:p>
          </table:table-cell>
          <table:table-cell table:formula="of:=-SIN([.A153]*PI()/2)" office:value-type="float" office:value="-0.71812629776319">
            <text:p>-0,72</text:p>
          </table:table-cell>
          <table:table-cell table:formula="of:=COS([.A153]*PI()/2)" office:value-type="float" office:value="0.695912796592313">
            <text:p>0,7</text:p>
          </table:table-cell>
          <table:table-cell table:formula="of:=COS(MAX(LOG(ABS([.A153]);2);-1) * PI()/2)" office:value-type="float" office:value="0.0448612582297966">
            <text:p>0,04</text:p>
          </table:table-cell>
          <table:table-cell table:number-columns-repeated="3"/>
        </table:table-row>
        <table:table-row table:style-name="ro1">
          <table:table-cell office:value-type="float" office:value="0.520000000000001">
            <text:p>0,52</text:p>
          </table:table-cell>
          <table:table-cell table:formula="of:=-SIN([.A154]*PI()/2)" office:value-type="float" office:value="-0.728968627421413">
            <text:p>-0,73</text:p>
          </table:table-cell>
          <table:table-cell table:formula="of:=COS([.A154]*PI()/2)" office:value-type="float" office:value="0.684547105928687">
            <text:p>0,68</text:p>
          </table:table-cell>
          <table:table-cell table:formula="of:=COS(MAX(LOG(ABS([.A154]);2);-1) * PI()/2)" office:value-type="float" office:value="0.08876421978254">
            <text:p>0,09</text:p>
          </table:table-cell>
          <table:table-cell table:number-columns-repeated="3"/>
        </table:table-row>
        <table:table-row table:style-name="ro1">
          <table:table-cell office:value-type="float" office:value="0.530000000000001">
            <text:p>0,53</text:p>
          </table:table-cell>
          <table:table-cell table:formula="of:=-SIN([.A155]*PI()/2)" office:value-type="float" office:value="-0.739631094978611">
            <text:p>-0,74</text:p>
          </table:table-cell>
          <table:table-cell table:formula="of:=COS([.A155]*PI()/2)" office:value-type="float" office:value="0.673012513509772">
            <text:p>0,67</text:p>
          </table:table-cell>
          <table:table-cell table:formula="of:=COS(MAX(LOG(ABS([.A155]);2);-1) * PI()/2)" office:value-type="float" office:value="0.131664427847815">
            <text:p>0,13</text:p>
          </table:table-cell>
          <table:table-cell table:number-columns-repeated="3"/>
        </table:table-row>
        <table:table-row table:style-name="ro1">
          <table:table-cell office:value-type="float" office:value="0.540000000000001">
            <text:p>0,54</text:p>
          </table:table-cell>
          <table:table-cell table:formula="of:=-SIN([.A156]*PI()/2)" office:value-type="float" office:value="-0.750111069630461">
            <text:p>-0,75</text:p>
          </table:table-cell>
          <table:table-cell table:formula="of:=COS([.A156]*PI()/2)" office:value-type="float" office:value="0.66131186532365">
            <text:p>0,66</text:p>
          </table:table-cell>
          <table:table-cell table:formula="of:=COS(MAX(LOG(ABS([.A156]);2);-1) * PI()/2)" office:value-type="float" office:value="0.173524733073888">
            <text:p>0,17</text:p>
          </table:table-cell>
          <table:table-cell table:number-columns-repeated="3"/>
        </table:table-row>
        <table:table-row table:style-name="ro1">
          <table:table-cell office:value-type="float" office:value="0.550000000000001">
            <text:p>0,55</text:p>
          </table:table-cell>
          <table:table-cell table:formula="of:=-SIN([.A157]*PI()/2)" office:value-type="float" office:value="-0.760405965600032">
            <text:p>-0,76</text:p>
          </table:table-cell>
          <table:table-cell table:formula="of:=COS([.A157]*PI()/2)" office:value-type="float" office:value="0.649448048330182">
            <text:p>0,65</text:p>
          </table:table-cell>
          <table:table-cell table:formula="of:=COS(MAX(LOG(ABS([.A157]);2);-1) * PI()/2)" office:value-type="float" office:value="0.214314559552209">
            <text:p>0,21</text:p>
          </table:table-cell>
          <table:table-cell table:number-columns-repeated="3"/>
        </table:table-row>
        <table:table-row table:style-name="ro1">
          <table:table-cell office:value-type="float" office:value="0.560000000000001">
            <text:p>0,56</text:p>
          </table:table-cell>
          <table:table-cell table:formula="of:=-SIN([.A158]*PI()/2)" office:value-type="float" office:value="-0.770513242775791">
            <text:p>-0,77</text:p>
          </table:table-cell>
          <table:table-cell table:formula="of:=COS([.A158]*PI()/2)" office:value-type="float" office:value="0.637423989748688">
            <text:p>0,64</text:p>
          </table:table-cell>
          <table:table-cell table:formula="of:=COS(MAX(LOG(ABS([.A158]);2);-1) * PI()/2)" office:value-type="float" office:value="0.254009239978297">
            <text:p>0,25</text:p>
          </table:table-cell>
          <table:table-cell table:number-columns-repeated="3"/>
        </table:table-row>
        <table:table-row table:style-name="ro1">
          <table:table-cell office:value-type="float" office:value="0.570000000000001">
            <text:p>0,57</text:p>
          </table:table-cell>
          <table:table-cell table:formula="of:=-SIN([.A159]*PI()/2)" office:value-type="float" office:value="-0.780430407338331">
            <text:p>-0,78</text:p>
          </table:table-cell>
          <table:table-cell table:formula="of:=COS([.A159]*PI()/2)" office:value-type="float" office:value="0.625242656335703">
            <text:p>0,63</text:p>
          </table:table-cell>
          <table:table-cell table:formula="of:=COS(MAX(LOG(ABS([.A159]);2);-1) * PI()/2)" office:value-type="float" office:value="0.292589413455987">
            <text:p>0,29</text:p>
          </table:table-cell>
          <table:table-cell table:number-columns-repeated="3"/>
        </table:table-row>
        <table:table-row table:style-name="ro1">
          <table:table-cell office:value-type="float" office:value="0.580000000000001">
            <text:p>0,58</text:p>
          </table:table-cell>
          <table:table-cell table:formula="of:=-SIN([.A160]*PI()/2)" office:value-type="float" office:value="-0.790155012375692">
            <text:p>-0,79</text:p>
          </table:table-cell>
          <table:table-cell table:formula="of:=COS([.A160]*PI()/2)" office:value-type="float" office:value="0.612907053652975">
            <text:p>0,61</text:p>
          </table:table-cell>
          <table:table-cell table:formula="of:=COS(MAX(LOG(ABS([.A160]);2);-1) * PI()/2)" office:value-type="float" office:value="0.330040480024915">
            <text:p>0,33</text:p>
          </table:table-cell>
          <table:table-cell table:number-columns-repeated="3"/>
        </table:table-row>
        <table:table-row table:style-name="ro1">
          <table:table-cell office:value-type="float" office:value="0.590000000000001">
            <text:p>0,59</text:p>
          </table:table-cell>
          <table:table-cell table:formula="of:=-SIN([.A161]*PI()/2)" office:value-type="float" office:value="-0.799684658487092">
            <text:p>-0,80</text:p>
          </table:table-cell>
          <table:table-cell table:formula="of:=COS([.A161]*PI()/2)" office:value-type="float" office:value="0.600420225325882">
            <text:p>0,6</text:p>
          </table:table-cell>
          <table:table-cell table:formula="of:=COS(MAX(LOG(ABS([.A161]);2);-1) * PI()/2)" office:value-type="float" office:value="0.366352106550789">
            <text:p>0,37</text:p>
          </table:table-cell>
          <table:table-cell table:number-columns-repeated="3"/>
        </table:table-row>
        <table:table-row table:style-name="ro1">
          <table:table-cell office:value-type="float" office:value="0.600000000000001">
            <text:p>0,60</text:p>
          </table:table-cell>
          <table:table-cell table:formula="of:=-SIN([.A162]*PI()/2)" office:value-type="float" office:value="-0.809016994374949">
            <text:p>-0,81</text:p>
          </table:table-cell>
          <table:table-cell table:formula="of:=COS([.A162]*PI()/2)" office:value-type="float" office:value="0.587785252292471">
            <text:p>0,59</text:p>
          </table:table-cell>
          <table:table-cell table:formula="of:=COS(MAX(LOG(ABS([.A162]);2);-1) * PI()/2)" office:value-type="float" office:value="0.401517779127608">
            <text:p>0,4</text:p>
          </table:table-cell>
          <table:table-cell table:number-columns-repeated="3"/>
        </table:table-row>
        <table:table-row table:style-name="ro1">
          <table:table-cell office:value-type="float" office:value="0.610000000000001">
            <text:p>0,61</text:p>
          </table:table-cell>
          <table:table-cell table:formula="of:=-SIN([.A163]*PI()/2)" office:value-type="float" office:value="-0.818149717425025">
            <text:p>-0,82</text:p>
          </table:table-cell>
          <table:table-cell table:formula="of:=COS([.A163]*PI()/2)" office:value-type="float" office:value="0.575005252043277">
            <text:p>0,58</text:p>
          </table:table-cell>
          <table:table-cell table:formula="of:=COS(MAX(LOG(ABS([.A163]);2);-1) * PI()/2)" office:value-type="float" office:value="0.435534397604055">
            <text:p>0,44</text:p>
          </table:table-cell>
          <table:table-cell table:number-columns-repeated="3"/>
        </table:table-row>
        <table:table-row table:style-name="ro1">
          <table:table-cell office:value-type="float" office:value="0.620000000000001">
            <text:p>0,62</text:p>
          </table:table-cell>
          <table:table-cell table:formula="of:=-SIN([.A164]*PI()/2)" office:value-type="float" office:value="-0.827080574274563">
            <text:p>-0,83</text:p>
          </table:table-cell>
          <table:table-cell table:formula="of:=COS([.A164]*PI()/2)" office:value-type="float" office:value="0.562083377852129">
            <text:p>0,56</text:p>
          </table:table-cell>
          <table:table-cell table:formula="of:=COS(MAX(LOG(ABS([.A164]);2);-1) * PI()/2)" office:value-type="float" office:value="0.468401908266146">
            <text:p>0,47</text:p>
          </table:table-cell>
          <table:table-cell table:number-columns-repeated="3"/>
        </table:table-row>
        <table:table-row table:style-name="ro1">
          <table:table-cell office:value-type="float" office:value="0.630000000000001">
            <text:p>0,63</text:p>
          </table:table-cell>
          <table:table-cell table:formula="of:=-SIN([.A165]*PI()/2)" office:value-type="float" office:value="-0.835807361368271">
            <text:p>-0,84</text:p>
          </table:table-cell>
          <table:table-cell table:formula="of:=COS([.A165]*PI()/2)" office:value-type="float" office:value="0.54902281799813">
            <text:p>0,55</text:p>
          </table:table-cell>
          <table:table-cell table:formula="of:=COS(MAX(LOG(ABS([.A165]);2);-1) * PI()/2)" office:value-type="float" office:value="0.500122971088508">
            <text:p>0,5</text:p>
          </table:table-cell>
          <table:table-cell table:number-columns-repeated="3"/>
        </table:table-row>
        <table:table-row table:style-name="ro1">
          <table:table-cell office:value-type="float" office:value="0.640000000000001">
            <text:p>0,64</text:p>
          </table:table-cell>
          <table:table-cell table:formula="of:=-SIN([.A166]*PI()/2)" office:value-type="float" office:value="-0.844327925502016">
            <text:p>-0,84</text:p>
          </table:table-cell>
          <table:table-cell table:formula="of:=COS([.A166]*PI()/2)" office:value-type="float" office:value="0.535826794978995">
            <text:p>0,54</text:p>
          </table:table-cell>
          <table:table-cell table:formula="of:=COS(MAX(LOG(ABS([.A166]);2);-1) * PI()/2)" office:value-type="float" office:value="0.530702658310606">
            <text:p>0,53</text:p>
          </table:table-cell>
          <table:table-cell table:number-columns-repeated="3"/>
        </table:table-row>
        <table:table-row table:style-name="ro1">
          <table:table-cell office:value-type="float" office:value="0.650000000000001">
            <text:p>0,65</text:p>
          </table:table-cell>
          <table:table-cell table:formula="of:=-SIN([.A167]*PI()/2)" office:value-type="float" office:value="-0.852640164354093">
            <text:p>-0,85</text:p>
          </table:table-cell>
          <table:table-cell table:formula="of:=COS([.A167]*PI()/2)" office:value-type="float" office:value="0.522498564715947">
            <text:p>0,52</text:p>
          </table:table-cell>
          <table:table-cell table:formula="of:=COS(MAX(LOG(ABS([.A167]);2);-1) * PI()/2)" office:value-type="float" office:value="0.56014818140519">
            <text:p>0,56</text:p>
          </table:table-cell>
          <table:table-cell table:number-columns-repeated="3"/>
        </table:table-row>
        <table:table-row table:style-name="ro1">
          <table:table-cell office:value-type="float" office:value="0.660000000000001">
            <text:p>0,66</text:p>
          </table:table-cell>
          <table:table-cell table:formula="of:=-SIN([.A168]*PI()/2)" office:value-type="float" office:value="-0.860742027003945">
            <text:p>-0,86</text:p>
          </table:table-cell>
          <table:table-cell table:formula="of:=COS([.A168]*PI()/2)" office:value-type="float" office:value="0.509041415750369">
            <text:p>0,51</text:p>
          </table:table-cell>
          <table:table-cell table:formula="of:=COS(MAX(LOG(ABS([.A168]);2);-1) * PI()/2)" office:value-type="float" office:value="0.588468643787033">
            <text:p>0,59</text:p>
          </table:table-cell>
          <table:table-cell table:number-columns-repeated="3"/>
        </table:table-row>
        <table:table-row table:style-name="ro1">
          <table:table-cell office:value-type="float" office:value="0.670000000000001">
            <text:p>0,67</text:p>
          </table:table-cell>
          <table:table-cell table:formula="of:=-SIN([.A169]*PI()/2)" office:value-type="float" office:value="-0.868631514438192">
            <text:p>-0,87</text:p>
          </table:table-cell>
          <table:table-cell table:formula="of:=COS([.A169]*PI()/2)" office:value-type="float" office:value="0.495458668432406">
            <text:p>0,5</text:p>
          </table:table-cell>
          <table:table-cell table:formula="of:=COS(MAX(LOG(ABS([.A169]);2);-1) * PI()/2)" office:value-type="float" office:value="0.615674816863627">
            <text:p>0,62</text:p>
          </table:table-cell>
          <table:table-cell table:number-columns-repeated="3"/>
        </table:table-row>
        <table:table-row table:style-name="ro1">
          <table:table-cell office:value-type="float" office:value="0.680000000000001">
            <text:p>0,68</text:p>
          </table:table-cell>
          <table:table-cell table:formula="of:=-SIN([.A170]*PI()/2)" office:value-type="float" office:value="-0.876306680043865">
            <text:p>-0,88</text:p>
          </table:table-cell>
          <table:table-cell table:formula="of:=COS([.A170]*PI()/2)" office:value-type="float" office:value="0.481753674101713">
            <text:p>0,48</text:p>
          </table:table-cell>
          <table:table-cell table:formula="of:=COS(MAX(LOG(ABS([.A170]);2);-1) * PI()/2)" office:value-type="float" office:value="0.641778937258362">
            <text:p>0,64</text:p>
          </table:table-cell>
          <table:table-cell table:number-columns-repeated="3"/>
        </table:table-row>
        <table:table-row table:style-name="ro1">
          <table:table-cell office:value-type="float" office:value="0.690000000000001">
            <text:p>0,69</text:p>
          </table:table-cell>
          <table:table-cell table:formula="of:=-SIN([.A171]*PI()/2)" office:value-type="float" office:value="-0.883765630088694">
            <text:p>-0,88</text:p>
          </table:table-cell>
          <table:table-cell table:formula="of:=COS([.A171]*PI()/2)" office:value-type="float" office:value="0.467929814260571">
            <text:p>0,47</text:p>
          </table:table-cell>
          <table:table-cell table:formula="of:=COS(MAX(LOG(ABS([.A171]);2);-1) * PI()/2)" office:value-type="float" office:value="0.666794523243284">
            <text:p>0,67</text:p>
          </table:table-cell>
          <table:table-cell table:number-columns-repeated="3"/>
        </table:table-row>
        <table:table-row table:style-name="ro1">
          <table:table-cell office:value-type="float" office:value="0.700000000000001">
            <text:p>0,70</text:p>
          </table:table-cell>
          <table:table-cell table:formula="of:=-SIN([.A172]*PI()/2)" office:value-type="float" office:value="-0.891006524188369">
            <text:p>-0,89</text:p>
          </table:table-cell>
          <table:table-cell table:formula="of:=COS([.A172]*PI()/2)" office:value-type="float" office:value="0.453990499739545">
            <text:p>0,45</text:p>
          </table:table-cell>
          <table:table-cell table:formula="of:=COS(MAX(LOG(ABS([.A172]);2);-1) * PI()/2)" office:value-type="float" office:value="0.690736208604914">
            <text:p>0,69</text:p>
          </table:table-cell>
          <table:table-cell table:number-columns-repeated="3"/>
        </table:table-row>
        <table:table-row table:style-name="ro1">
          <table:table-cell office:value-type="float" office:value="0.710000000000001">
            <text:p>0,71</text:p>
          </table:table-cell>
          <table:table-cell table:formula="of:=-SIN([.A173]*PI()/2)" office:value-type="float" office:value="-0.898027575760617">
            <text:p>-0,90</text:p>
          </table:table-cell>
          <table:table-cell table:formula="of:=COS([.A173]*PI()/2)" office:value-type="float" office:value="0.439939169855913">
            <text:p>0,44</text:p>
          </table:table-cell>
          <table:table-cell table:formula="of:=COS(MAX(LOG(ABS([.A173]);2);-1) * PI()/2)" office:value-type="float" office:value="0.713619592334826">
            <text:p>0,71</text:p>
          </table:table-cell>
          <table:table-cell table:number-columns-repeated="3"/>
        </table:table-row>
        <table:table-row table:style-name="ro1">
          <table:table-cell office:value-type="float" office:value="0.720000000000001">
            <text:p>0,72</text:p>
          </table:table-cell>
          <table:table-cell table:formula="of:=-SIN([.A174]*PI()/2)" office:value-type="float" office:value="-0.904827052466021">
            <text:p>-0,90</text:p>
          </table:table-cell>
          <table:table-cell table:formula="of:=COS([.A174]*PI()/2)" office:value-type="float" office:value="0.42577929156507">
            <text:p>0,43</text:p>
          </table:table-cell>
          <table:table-cell table:formula="of:=COS(MAX(LOG(ABS([.A174]);2);-1) * PI()/2)" office:value-type="float" office:value="0.735461102688511">
            <text:p>0,74</text:p>
          </table:table-cell>
          <table:table-cell table:number-columns-repeated="3"/>
        </table:table-row>
        <table:table-row table:style-name="ro1">
          <table:table-cell office:value-type="float" office:value="0.730000000000001">
            <text:p>0,73</text:p>
          </table:table-cell>
          <table:table-cell table:formula="of:=-SIN([.A175]*PI()/2)" office:value-type="float" office:value="-0.911403276635446">
            <text:p>-0,91</text:p>
          </table:table-cell>
          <table:table-cell table:formula="of:=COS([.A175]*PI()/2)" office:value-type="float" office:value="0.411514358605107">
            <text:p>0,41</text:p>
          </table:table-cell>
          <table:table-cell table:formula="of:=COS(MAX(LOG(ABS([.A175]);2);-1) * PI()/2)" office:value-type="float" office:value="0.756277874293074">
            <text:p>0,76</text:p>
          </table:table-cell>
          <table:table-cell table:number-columns-repeated="3"/>
        </table:table-row>
        <table:table-row table:style-name="ro1">
          <table:table-cell office:value-type="float" office:value="0.740000000000002">
            <text:p>0,74</text:p>
          </table:table-cell>
          <table:table-cell table:formula="of:=-SIN([.A176]*PI()/2)" office:value-type="float" office:value="-0.917754625683982">
            <text:p>-0,92</text:p>
          </table:table-cell>
          <table:table-cell table:formula="of:=COS([.A176]*PI()/2)" office:value-type="float" office:value="0.397147890634778">
            <text:p>0,4</text:p>
          </table:table-cell>
          <table:table-cell table:formula="of:=COS(MAX(LOG(ABS([.A176]);2);-1) * PI()/2)" office:value-type="float" office:value="0.77608763710805">
            <text:p>0,78</text:p>
          </table:table-cell>
          <table:table-cell table:number-columns-repeated="3"/>
        </table:table-row>
        <table:table-row table:style-name="ro1">
          <table:table-cell office:value-type="float" office:value="0.750000000000002">
            <text:p>0,75</text:p>
          </table:table-cell>
          <table:table-cell table:formula="of:=-SIN([.A177]*PI()/2)" office:value-type="float" office:value="-0.923879532511288">
            <text:p>-0,92</text:p>
          </table:table-cell>
          <table:table-cell table:formula="of:=COS([.A177]*PI()/2)" office:value-type="float" office:value="0.382683432365088">
            <text:p>0,38</text:p>
          </table:table-cell>
          <table:table-cell table:formula="of:=COS(MAX(LOG(ABS([.A177]);2);-1) * PI()/2)" office:value-type="float" office:value="0.79490861615537">
            <text:p>0,79</text:p>
          </table:table-cell>
          <table:table-cell table:number-columns-repeated="3"/>
        </table:table-row>
        <table:table-row table:style-name="ro1">
          <table:table-cell office:value-type="float" office:value="0.760000000000002">
            <text:p>0,76</text:p>
          </table:table-cell>
          <table:table-cell table:formula="of:=-SIN([.A178]*PI()/2)" office:value-type="float" office:value="-0.929776485888252">
            <text:p>-0,93</text:p>
          </table:table-cell>
          <table:table-cell table:formula="of:=COS([.A178]*PI()/2)" office:value-type="float" office:value="0.368124552684676">
            <text:p>0,37</text:p>
          </table:table-cell>
          <table:table-cell table:formula="of:=COS(MAX(LOG(ABS([.A178]);2);-1) * PI()/2)" office:value-type="float" office:value="0.812759441035429">
            <text:p>0,81</text:p>
          </table:table-cell>
          <table:table-cell table:number-columns-repeated="3"/>
        </table:table-row>
        <table:table-row table:style-name="ro1">
          <table:table-cell office:value-type="float" office:value="0.770000000000002">
            <text:p>0,77</text:p>
          </table:table-cell>
          <table:table-cell table:formula="of:=-SIN([.A179]*PI()/2)" office:value-type="float" office:value="-0.935444030829868">
            <text:p>-0,94</text:p>
          </table:table-cell>
          <table:table-cell table:formula="of:=COS([.A179]*PI()/2)" office:value-type="float" office:value="0.353474843779255">
            <text:p>0,35</text:p>
          </table:table-cell>
          <table:table-cell table:formula="of:=COS(MAX(LOG(ABS([.A179]);2);-1) * PI()/2)" office:value-type="float" office:value="0.829659064337435">
            <text:p>0,83</text:p>
          </table:table-cell>
          <table:table-cell table:number-columns-repeated="3"/>
        </table:table-row>
        <table:table-row table:style-name="ro1">
          <table:table-cell office:value-type="float" office:value="0.780000000000002">
            <text:p>0,78</text:p>
          </table:table-cell>
          <table:table-cell table:formula="of:=-SIN([.A180]*PI()/2)" office:value-type="float" office:value="-0.940880768954226">
            <text:p>-0,94</text:p>
          </table:table-cell>
          <table:table-cell table:formula="of:=COS([.A180]*PI()/2)" office:value-type="float" office:value="0.338737920245289">
            <text:p>0,34</text:p>
          </table:table-cell>
          <table:table-cell table:formula="of:=COS(MAX(LOG(ABS([.A180]);2);-1) * PI()/2)" office:value-type="float" office:value="0.845626688134659">
            <text:p>0,85</text:p>
          </table:table-cell>
          <table:table-cell table:number-columns-repeated="3"/>
        </table:table-row>
        <table:table-row table:style-name="ro1">
          <table:table-cell office:value-type="float" office:value="0.790000000000002">
            <text:p>0,79</text:p>
          </table:table-cell>
          <table:table-cell table:formula="of:=-SIN([.A181]*PI()/2)" office:value-type="float" office:value="-0.946085358827546">
            <text:p>-0,95</text:p>
          </table:table-cell>
          <table:table-cell table:formula="of:=COS([.A181]*PI()/2)" office:value-type="float" office:value="0.323917418198147">
            <text:p>0,32</text:p>
          </table:table-cell>
          <table:table-cell table:formula="of:=COS(MAX(LOG(ABS([.A181]);2);-1) * PI()/2)" office:value-type="float" office:value="0.860681697829782">
            <text:p>0,86</text:p>
          </table:table-cell>
          <table:table-cell table:number-columns-repeated="3"/>
        </table:table-row>
        <table:table-row table:style-name="ro1">
          <table:table-cell office:value-type="float" office:value="0.800000000000002">
            <text:p>0,80</text:p>
          </table:table-cell>
          <table:table-cell table:formula="of:=-SIN([.A182]*PI()/2)" office:value-type="float" office:value="-0.951056516295154">
            <text:p>-0,95</text:p>
          </table:table-cell>
          <table:table-cell table:formula="of:=COS([.A182]*PI()/2)" office:value-type="float" office:value="0.309016994374945">
            <text:p>0,31</text:p>
          </table:table-cell>
          <table:table-cell table:formula="of:=COS(MAX(LOG(ABS([.A182]);2);-1) * PI()/2)" office:value-type="float" office:value="0.874843602682962">
            <text:p>0,87</text:p>
          </table:table-cell>
          <table:table-cell table:number-columns-repeated="3"/>
        </table:table-row>
        <table:table-row table:style-name="ro1">
          <table:table-cell office:value-type="float" office:value="0.810000000000002">
            <text:p>0,81</text:p>
          </table:table-cell>
          <table:table-cell table:formula="of:=-SIN([.A183]*PI()/2)" office:value-type="float" office:value="-0.955793014798331">
            <text:p>-0,96</text:p>
          </table:table-cell>
          <table:table-cell table:formula="of:=COS([.A183]*PI()/2)" office:value-type="float" office:value="0.294040325232302">
            <text:p>0,29</text:p>
          </table:table-cell>
          <table:table-cell table:formula="of:=COS(MAX(LOG(ABS([.A183]);2);-1) * PI()/2)" office:value-type="float" office:value="0.888131982416313">
            <text:p>0,89</text:p>
          </table:table-cell>
          <table:table-cell table:number-columns-repeated="3"/>
        </table:table-row>
        <table:table-row table:style-name="ro1">
          <table:table-cell office:value-type="float" office:value="0.820000000000002">
            <text:p>0,82</text:p>
          </table:table-cell>
          <table:table-cell table:formula="of:=-SIN([.A184]*PI()/2)" office:value-type="float" office:value="-0.960293685676944">
            <text:p>-0,96</text:p>
          </table:table-cell>
          <table:table-cell table:formula="of:=COS([.A184]*PI()/2)" office:value-type="float" office:value="0.278991106039227">
            <text:p>0,28</text:p>
          </table:table-cell>
          <table:table-cell table:formula="of:=COS(MAX(LOG(ABS([.A184]);2);-1) * PI()/2)" office:value-type="float" office:value="0.900566439343732">
            <text:p>0,9</text:p>
          </table:table-cell>
          <table:table-cell table:number-columns-repeated="3"/>
        </table:table-row>
        <table:table-row table:style-name="ro1">
          <table:table-cell office:value-type="float" office:value="0.830000000000002">
            <text:p>0,83</text:p>
          </table:table-cell>
          <table:table-cell table:formula="of:=-SIN([.A185]*PI()/2)" office:value-type="float" office:value="-0.964557418457799">
            <text:p>-0,96</text:p>
          </table:table-cell>
          <table:table-cell table:formula="of:=COS([.A185]*PI()/2)" office:value-type="float" office:value="0.26387304996537">
            <text:p>0,26</text:p>
          </table:table-cell>
          <table:table-cell table:formula="of:=COS(MAX(LOG(ABS([.A185]);2);-1) * PI()/2)" office:value-type="float" office:value="0.912166555525073">
            <text:p>0,91</text:p>
          </table:table-cell>
          <table:table-cell table:number-columns-repeated="3"/>
        </table:table-row>
        <table:table-row table:style-name="ro1">
          <table:table-cell office:value-type="float" office:value="0.840000000000002">
            <text:p>0,84</text:p>
          </table:table-cell>
          <table:table-cell table:formula="of:=-SIN([.A186]*PI()/2)" office:value-type="float" office:value="-0.968583161128632">
            <text:p>-0,97</text:p>
          </table:table-cell>
          <table:table-cell table:formula="of:=COS([.A186]*PI()/2)" office:value-type="float" office:value="0.248689887164852">
            <text:p>0,25</text:p>
          </table:table-cell>
          <table:table-cell table:formula="of:=COS(MAX(LOG(ABS([.A186]);2);-1) * PI()/2)" office:value-type="float" office:value="0.92295185448904">
            <text:p>0,92</text:p>
          </table:table-cell>
          <table:table-cell table:number-columns-repeated="3"/>
        </table:table-row>
        <table:table-row table:style-name="ro1">
          <table:table-cell office:value-type="float" office:value="0.850000000000002">
            <text:p>0,85</text:p>
          </table:table-cell>
          <table:table-cell table:formula="of:=-SIN([.A187]*PI()/2)" office:value-type="float" office:value="-0.972369920397677">
            <text:p>-0,97</text:p>
          </table:table-cell>
          <table:table-cell table:formula="of:=COS([.A187]*PI()/2)" office:value-type="float" office:value="0.233445363855903">
            <text:p>0,23</text:p>
          </table:table-cell>
          <table:table-cell table:formula="of:=COS(MAX(LOG(ABS([.A187]);2);-1) * PI()/2)" office:value-type="float" office:value="0.932941767110247">
            <text:p>0,93</text:p>
          </table:table-cell>
          <table:table-cell table:number-columns-repeated="3"/>
        </table:table-row>
        <table:table-row table:style-name="ro1">
          <table:table-cell office:value-type="float" office:value="0.860000000000002">
            <text:p>0,86</text:p>
          </table:table-cell>
          <table:table-cell table:formula="of:=-SIN([.A188]*PI()/2)" office:value-type="float" office:value="-0.975916761938748">
            <text:p>-0,98</text:p>
          </table:table-cell>
          <table:table-cell table:formula="of:=COS([.A188]*PI()/2)" office:value-type="float" office:value="0.21814324139654">
            <text:p>0,22</text:p>
          </table:table-cell>
          <table:table-cell table:formula="of:=COS(MAX(LOG(ABS([.A188]);2);-1) * PI()/2)" office:value-type="float" office:value="0.942155601263233">
            <text:p>0,94</text:p>
          </table:table-cell>
          <table:table-cell table:number-columns-repeated="3"/>
        </table:table-row>
        <table:table-row table:style-name="ro1">
          <table:table-cell office:value-type="float" office:value="0.870000000000002">
            <text:p>0,87</text:p>
          </table:table-cell>
          <table:table-cell table:formula="of:=-SIN([.A189]*PI()/2)" office:value-type="float" office:value="-0.979222810621766">
            <text:p>-0,98</text:p>
          </table:table-cell>
          <table:table-cell table:formula="of:=COS([.A189]*PI()/2)" office:value-type="float" office:value="0.20278729535651">
            <text:p>0,2</text:p>
          </table:table-cell>
          <table:table-cell table:formula="of:=COS(MAX(LOG(ABS([.A189]);2);-1) * PI()/2)" office:value-type="float" office:value="0.950612514910008">
            <text:p>0,95</text:p>
          </table:table-cell>
          <table:table-cell table:number-columns-repeated="3"/>
        </table:table-row>
        <table:table-row table:style-name="ro1">
          <table:table-cell office:value-type="float" office:value="0.880000000000002">
            <text:p>0,88</text:p>
          </table:table-cell>
          <table:table-cell table:formula="of:=-SIN([.A190]*PI()/2)" office:value-type="float" office:value="-0.982287250728689">
            <text:p>-0,98</text:p>
          </table:table-cell>
          <table:table-cell table:formula="of:=COS([.A190]*PI()/2)" office:value-type="float" office:value="0.187381314585722">
            <text:p>0,19</text:p>
          </table:table-cell>
          <table:table-cell table:formula="of:=COS(MAX(LOG(ABS([.A190]);2);-1) * PI()/2)" office:value-type="float" office:value="0.958331492308435">
            <text:p>0,96</text:p>
          </table:table-cell>
          <table:table-cell table:number-columns-repeated="3"/>
        </table:table-row>
        <table:table-row table:style-name="ro1">
          <table:table-cell office:value-type="float" office:value="0.890000000000002">
            <text:p>0,89</text:p>
          </table:table-cell>
          <table:table-cell table:formula="of:=-SIN([.A191]*PI()/2)" office:value-type="float" office:value="-0.985109326154774">
            <text:p>-0,99</text:p>
          </table:table-cell>
          <table:table-cell table:formula="of:=COS([.A191]*PI()/2)" office:value-type="float" office:value="0.171929100279407">
            <text:p>0,17</text:p>
          </table:table-cell>
          <table:table-cell table:formula="of:=COS(MAX(LOG(ABS([.A191]);2);-1) * PI()/2)" office:value-type="float" office:value="0.965331323056626">
            <text:p>0,97</text:p>
          </table:table-cell>
          <table:table-cell table:number-columns-repeated="3"/>
        </table:table-row>
        <table:table-row table:style-name="ro1">
          <table:table-cell office:value-type="float" office:value="0.900000000000002">
            <text:p>0,90</text:p>
          </table:table-cell>
          <table:table-cell table:formula="of:=-SIN([.A192]*PI()/2)" office:value-type="float" office:value="-0.987688340595138">
            <text:p>-0,99</text:p>
          </table:table-cell>
          <table:table-cell table:formula="of:=COS([.A192]*PI()/2)" office:value-type="float" office:value="0.156434465040228">
            <text:p>0,16</text:p>
          </table:table-cell>
          <table:table-cell table:formula="of:=COS(MAX(LOG(ABS([.A192]);2);-1) * PI()/2)" office:value-type="float" office:value="0.971630583713871">
            <text:p>0,97</text:p>
          </table:table-cell>
          <table:table-cell table:number-columns-repeated="3"/>
        </table:table-row>
        <table:table-row table:style-name="ro1">
          <table:table-cell office:value-type="float" office:value="0.910000000000002">
            <text:p>0,91</text:p>
          </table:table-cell>
          <table:table-cell table:formula="of:=-SIN([.A193]*PI()/2)" office:value-type="float" office:value="-0.990023657716558">
            <text:p>-0,99</text:p>
          </table:table-cell>
          <table:table-cell table:formula="of:=COS([.A193]*PI()/2)" office:value-type="float" office:value="0.14090123193758">
            <text:p>0,14</text:p>
          </table:table-cell>
          <table:table-cell table:formula="of:=COS(MAX(LOG(ABS([.A193]);2);-1) * PI()/2)" office:value-type="float" office:value="0.977247621761614">
            <text:p>0,98</text:p>
          </table:table-cell>
          <table:table-cell table:number-columns-repeated="3"/>
        </table:table-row>
        <table:table-row table:style-name="ro1">
          <table:table-cell office:value-type="float" office:value="0.920000000000002">
            <text:p>0,92</text:p>
          </table:table-cell>
          <table:table-cell table:formula="of:=-SIN([.A194]*PI()/2)" office:value-type="float" office:value="-0.992114701314478">
            <text:p>-0,99</text:p>
          </table:table-cell>
          <table:table-cell table:formula="of:=COS([.A194]*PI()/2)" office:value-type="float" office:value="0.125333233564302">
            <text:p>0,13</text:p>
          </table:table-cell>
          <table:table-cell table:formula="of:=COS(MAX(LOG(ABS([.A194]);2);-1) * PI()/2)" office:value-type="float" office:value="0.982200541688957">
            <text:p>0,98</text:p>
          </table:table-cell>
          <table:table-cell table:number-columns-repeated="3"/>
        </table:table-row>
        <table:table-row table:style-name="ro1">
          <table:table-cell office:value-type="float" office:value="0.930000000000002">
            <text:p>0,93</text:p>
          </table:table-cell>
          <table:table-cell table:formula="of:=-SIN([.A195]*PI()/2)" office:value-type="float" office:value="-0.99396095545518">
            <text:p>-0,99</text:p>
          </table:table-cell>
          <table:table-cell table:formula="of:=COS([.A195]*PI()/2)" office:value-type="float" office:value="0.109734311091043">
            <text:p>0,11</text:p>
          </table:table-cell>
          <table:table-cell table:formula="of:=COS(MAX(LOG(ABS([.A195]);2);-1) * PI()/2)" office:value-type="float" office:value="0.986507193006161">
            <text:p>0,99</text:p>
          </table:table-cell>
          <table:table-cell table:number-columns-repeated="3"/>
        </table:table-row>
        <table:table-row table:style-name="ro1">
          <table:table-cell office:value-type="float" office:value="0.940000000000002">
            <text:p>0,94</text:p>
          </table:table-cell>
          <table:table-cell table:formula="of:=-SIN([.A196]*PI()/2)" office:value-type="float" office:value="-0.99556196460308">
            <text:p>-1,00</text:p>
          </table:table-cell>
          <table:table-cell table:formula="of:=COS([.A196]*PI()/2)" office:value-type="float" office:value="0.0941083133185116">
            <text:p>0,09</text:p>
          </table:table-cell>
          <table:table-cell table:formula="of:=COS(MAX(LOG(ABS([.A196]);2);-1) * PI()/2)" office:value-type="float" office:value="0.990185160006977">
            <text:p>0,99</text:p>
          </table:table-cell>
          <table:table-cell table:number-columns-repeated="3"/>
        </table:table-row>
        <table:table-row table:style-name="ro1">
          <table:table-cell office:value-type="float" office:value="0.950000000000002">
            <text:p>0,95</text:p>
          </table:table-cell>
          <table:table-cell table:formula="of:=-SIN([.A197]*PI()/2)" office:value-type="float" office:value="-0.996917333733128">
            <text:p>-1,00</text:p>
          </table:table-cell>
          <table:table-cell table:formula="of:=COS([.A197]*PI()/2)" office:value-type="float" office:value="0.0784590957278423">
            <text:p>0,08</text:p>
          </table:table-cell>
          <table:table-cell table:formula="of:=COS(MAX(LOG(ABS([.A197]);2);-1) * PI()/2)" office:value-type="float" office:value="0.993251753116366">
            <text:p>0,99</text:p>
          </table:table-cell>
          <table:table-cell table:number-columns-repeated="3"/>
        </table:table-row>
        <table:table-row table:style-name="ro1">
          <table:table-cell office:value-type="float" office:value="0.960000000000002">
            <text:p>0,96</text:p>
          </table:table-cell>
          <table:table-cell table:formula="of:=-SIN([.A198]*PI()/2)" office:value-type="float" office:value="-0.998026728428272">
            <text:p>-1,00</text:p>
          </table:table-cell>
          <table:table-cell table:formula="of:=COS([.A198]*PI()/2)" office:value-type="float" office:value="0.0627905195293106">
            <text:p>0,06</text:p>
          </table:table-cell>
          <table:table-cell table:formula="of:=COS(MAX(LOG(ABS([.A198]);2);-1) * PI()/2)" office:value-type="float" office:value="0.995724001674562">
            <text:p>1</text:p>
          </table:table-cell>
          <table:table-cell table:number-columns-repeated="3"/>
        </table:table-row>
        <table:table-row table:style-name="ro1">
          <table:table-cell office:value-type="float" office:value="0.970000000000002">
            <text:p>0,97</text:p>
          </table:table-cell>
          <table:table-cell table:formula="of:=-SIN([.A199]*PI()/2)" office:value-type="float" office:value="-0.99888987496197">
            <text:p>-1,00</text:p>
          </table:table-cell>
          <table:table-cell table:formula="of:=COS([.A199]*PI()/2)" office:value-type="float" office:value="0.04710645070964">
            <text:p>0,05</text:p>
          </table:table-cell>
          <table:table-cell table:formula="of:=COS(MAX(LOG(ABS([.A199]);2);-1) * PI()/2)" office:value-type="float" office:value="0.997618648021457">
            <text:p>1</text:p>
          </table:table-cell>
          <table:table-cell table:number-columns-repeated="3"/>
        </table:table-row>
        <table:table-row table:style-name="ro1">
          <table:table-cell office:value-type="float" office:value="0.980000000000002">
            <text:p>0,98</text:p>
          </table:table-cell>
          <table:table-cell table:formula="of:=-SIN([.A200]*PI()/2)" office:value-type="float" office:value="-0.999506560365732">
            <text:p>-1,00</text:p>
          </table:table-cell>
          <table:table-cell table:formula="of:=COS([.A200]*PI()/2)" office:value-type="float" office:value="0.0314107590781255">
            <text:p>0,03</text:p>
          </table:table-cell>
          <table:table-cell table:formula="of:=COS(MAX(LOG(ABS([.A200]);2);-1) * PI()/2)" office:value-type="float" office:value="0.998952142757262">
            <text:p>1</text:p>
          </table:table-cell>
          <table:table-cell table:number-columns-repeated="3"/>
        </table:table-row>
        <table:table-row table:style-name="ro1">
          <table:table-cell office:value-type="float" office:value="0.990000000000002">
            <text:p>0,99</text:p>
          </table:table-cell>
          <table:table-cell table:formula="of:=-SIN([.A201]*PI()/2)" office:value-type="float" office:value="-0.999876632481661">
            <text:p>-1,00</text:p>
          </table:table-cell>
          <table:table-cell table:formula="of:=COS([.A201]*PI()/2)" office:value-type="float" office:value="0.015707317311818">
            <text:p>0,02</text:p>
          </table:table-cell>
          <table:table-cell table:formula="of:=COS(MAX(LOG(ABS([.A201]);2);-1) * PI()/2)" office:value-type="float" office:value="0.999740641066211">
            <text:p>1</text:p>
          </table:table-cell>
          <table:table-cell table:number-columns-repeated="3"/>
        </table:table-row>
        <table:table-row table:style-name="ro1">
          <table:table-cell office:value-type="float" office:value="1">
            <text:p>1,00</text:p>
          </table:table-cell>
          <table:table-cell table:formula="of:=-SIN([.A202]*PI()/2)" office:value-type="float" office:value="-1">
            <text:p>-1,00</text:p>
          </table:table-cell>
          <table:table-cell table:formula="of:=COS([.A202]*PI()/2)" office:value-type="float" office:value="-2.82534954633429E-015">
            <text:p>0</text:p>
          </table:table-cell>
          <table:table-cell table:formula="of:=COS(MAX(LOG(ABS([.A202]);2);-1) * PI()/2)" office:value-type="float" office:value="1">
            <text:p>1</text:p>
          </table:table-cell>
          <table:table-cell table:number-columns-repeated="3"/>
        </table:table-row>
        <table:table-row table:style-name="ro1" table:number-rows-repeated="653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18">18/06/2009</text:date>, <text:time>13:12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4T11:59:38</meta:creation-date>
    <dc:date>2009-06-18T13:12:16</dc:date>
    <meta:editing-duration>PT96H56M08S</meta:editing-duration>
    <meta:editing-cycles>6</meta:editing-cycles>
    <meta:generator>OpenOffice.org/3.0$Linux OpenOffice.org_project/300m15$Build-9379</meta:generator>
    <meta:document-statistic meta:table-count="3" meta:cell-count="80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b-splin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002cm" svg:height="6.985cm" chart:class="chart:scatter" chart:style-name="ch1">
        <chart:legend chart:legend-position="end" svg:x="5.839cm" svg:y="2.704cm" chart:style-name="ch2"/>
        <chart:plot-area chart:style-name="ch3" table:cell-range-address="Feuille1.A1:Feuille1.D202" chart:data-source-has-labels="row" svg:x="0.16cm" svg:y="0.139cm" svg:width="5.52cm" svg:height="6.5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202" chart:label-cell-address="Feuille1.B1:Feuille1.B1" chart:class="chart:scatter">
            <chart:domain table:cell-range-address="Feuille1.A2:Feuille1.A202"/>
            <chart:data-point chart:repeated="201"/>
          </chart:series>
          <chart:series chart:style-name="ch8" chart:values-cell-range-address="Feuille1.C2:Feuille1.C202" chart:label-cell-address="Feuille1.C1:Feuille1.C1" chart:class="chart:scatter">
            <chart:data-point chart:repeated="201"/>
          </chart:series>
          <chart:series chart:style-name="ch9" chart:values-cell-range-address="Feuille1.D2:Feuille1.D202" chart:label-cell-address="Feuille1.D1:Feuille1.D1" chart:class="chart:scatter">
            <chart:data-point chart:repeated="2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Feuille1.B1:Feuille1.B1">sinus</text:p>
              </table:table-cell>
              <table:table-cell office:value-type="string">
                <text:p text:id="Feuille1.C1:Feuille1.C1">cosinus</text:p>
              </table:table-cell>
              <table:table-cell office:value-type="string">
                <text:p text:id="Feuille1.D1:Feuille1.D1">sinus x cosinu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 text:id="Feuille1.A2:Feuille1.A202">-1</text:p>
              </table:table-cell>
              <table:table-cell office:value-type="float" office:value="1">
                <text:p text:id="Feuille1.B2:Feuille1.B202">1</text:p>
              </table:table-cell>
              <table:table-cell office:value-type="float" office:value="6.12303176911189E-017">
                <text:p text:id="Feuille1.C2:Feuille1.C202">6.12303176911189E-017</text:p>
              </table:table-cell>
              <table:table-cell office:value-type="float" office:value="1">
                <text:p text:id="Feuille1.D2:Feuille1.D202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9">
                <text:p>-0.99</text:p>
              </table:table-cell>
              <table:table-cell office:value-type="float" office:value="0.999876632481661">
                <text:p>0.999876632481661</text:p>
              </table:table-cell>
              <table:table-cell office:value-type="float" office:value="0.0157073173118206">
                <text:p>0.0157073173118206</text:p>
              </table:table-cell>
              <table:table-cell office:value-type="float" office:value="0.999740641066211">
                <text:p>0.999740641066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">
                <text:p>-0.98</text:p>
              </table:table-cell>
              <table:table-cell office:value-type="float" office:value="0.999506560365732">
                <text:p>0.999506560365732</text:p>
              </table:table-cell>
              <table:table-cell office:value-type="float" office:value="0.0314107590781284">
                <text:p>0.0314107590781284</text:p>
              </table:table-cell>
              <table:table-cell office:value-type="float" office:value="0.998952142757262">
                <text:p>0.9989521427572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7">
                <text:p>-0.97</text:p>
              </table:table-cell>
              <table:table-cell office:value-type="float" office:value="0.99888987496197">
                <text:p>0.99888987496197</text:p>
              </table:table-cell>
              <table:table-cell office:value-type="float" office:value="0.0471064507096427">
                <text:p>0.0471064507096427</text:p>
              </table:table-cell>
              <table:table-cell office:value-type="float" office:value="0.997618648021456">
                <text:p>0.9976186480214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6">
                <text:p>-0.96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0.0627905195293135">
                <text:p>0.0627905195293135</text:p>
              </table:table-cell>
              <table:table-cell office:value-type="float" office:value="0.995724001674561">
                <text:p>0.9957240016745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5">
                <text:p>-0.95</text:p>
              </table:table-cell>
              <table:table-cell office:value-type="float" office:value="0.996917333733128">
                <text:p>0.996917333733128</text:p>
              </table:table-cell>
              <table:table-cell office:value-type="float" office:value="0.078459095727845">
                <text:p>0.078459095727845</text:p>
              </table:table-cell>
              <table:table-cell office:value-type="float" office:value="0.993251753116366">
                <text:p>0.993251753116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4">
                <text:p>-0.94</text:p>
              </table:table-cell>
              <table:table-cell office:value-type="float" office:value="0.99556196460308">
                <text:p>0.99556196460308</text:p>
              </table:table-cell>
              <table:table-cell office:value-type="float" office:value="0.0941083133185145">
                <text:p>0.0941083133185145</text:p>
              </table:table-cell>
              <table:table-cell office:value-type="float" office:value="0.990185160006976">
                <text:p>0.990185160006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3">
                <text:p>-0.93</text:p>
              </table:table-cell>
              <table:table-cell office:value-type="float" office:value="0.99396095545518">
                <text:p>0.99396095545518</text:p>
              </table:table-cell>
              <table:table-cell office:value-type="float" office:value="0.109734311091045">
                <text:p>0.109734311091045</text:p>
              </table:table-cell>
              <table:table-cell office:value-type="float" office:value="0.98650719300616">
                <text:p>0.98650719300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2">
                <text:p>-0.92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0.125333233564304">
                <text:p>0.125333233564304</text:p>
              </table:table-cell>
              <table:table-cell office:value-type="float" office:value="0.982200541688956">
                <text:p>0.982200541688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91">
                <text:p>-0.91</text:p>
              </table:table-cell>
              <table:table-cell office:value-type="float" office:value="0.990023657716557">
                <text:p>0.990023657716557</text:p>
              </table:table-cell>
              <table:table-cell office:value-type="float" office:value="0.140901231937583">
                <text:p>0.140901231937583</text:p>
              </table:table-cell>
              <table:table-cell office:value-type="float" office:value="0.977247621761613">
                <text:p>0.9772476217616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9">
                <text:p>-0.9</text:p>
              </table:table-cell>
              <table:table-cell office:value-type="float" office:value="0.987688340595138">
                <text:p>0.987688340595138</text:p>
              </table:table-cell>
              <table:table-cell office:value-type="float" office:value="0.156434465040231">
                <text:p>0.156434465040231</text:p>
              </table:table-cell>
              <table:table-cell office:value-type="float" office:value="0.97163058371387">
                <text:p>0.97163058371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89">
                <text:p>-0.89</text:p>
              </table:table-cell>
              <table:table-cell office:value-type="float" office:value="0.985109326154774">
                <text:p>0.985109326154774</text:p>
              </table:table-cell>
              <table:table-cell office:value-type="float" office:value="0.17192910027941">
                <text:p>0.17192910027941</text:p>
              </table:table-cell>
              <table:table-cell office:value-type="float" office:value="0.965331323056625">
                <text:p>0.965331323056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8">
                <text:p>-0.88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0.187381314585725">
                <text:p>0.187381314585725</text:p>
              </table:table-cell>
              <table:table-cell office:value-type="float" office:value="0.958331492308434">
                <text:p>0.958331492308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7">
                <text:p>-0.87</text:p>
              </table:table-cell>
              <table:table-cell office:value-type="float" office:value="0.979222810621766">
                <text:p>0.979222810621766</text:p>
              </table:table-cell>
              <table:table-cell office:value-type="float" office:value="0.202787295356513">
                <text:p>0.202787295356513</text:p>
              </table:table-cell>
              <table:table-cell office:value-type="float" office:value="0.950612514910007">
                <text:p>0.950612514910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6">
                <text:p>-0.86</text:p>
              </table:table-cell>
              <table:table-cell office:value-type="float" office:value="0.975916761938747">
                <text:p>0.975916761938747</text:p>
              </table:table-cell>
              <table:table-cell office:value-type="float" office:value="0.218143241396543">
                <text:p>0.218143241396543</text:p>
              </table:table-cell>
              <table:table-cell office:value-type="float" office:value="0.942155601263232">
                <text:p>0.942155601263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85">
                <text:p>-0.85</text:p>
              </table:table-cell>
              <table:table-cell office:value-type="float" office:value="0.972369920397677">
                <text:p>0.972369920397677</text:p>
              </table:table-cell>
              <table:table-cell office:value-type="float" office:value="0.233445363855906">
                <text:p>0.233445363855906</text:p>
              </table:table-cell>
              <table:table-cell office:value-type="float" office:value="0.932941767110246">
                <text:p>0.9329417671102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4">
                <text:p>-0.84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0.248689887164855">
                <text:p>0.248689887164855</text:p>
              </table:table-cell>
              <table:table-cell office:value-type="float" office:value="0.922951854489039">
                <text:p>0.9229518544890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83">
                <text:p>-0.83</text:p>
              </table:table-cell>
              <table:table-cell office:value-type="float" office:value="0.964557418457798">
                <text:p>0.964557418457798</text:p>
              </table:table-cell>
              <table:table-cell office:value-type="float" office:value="0.263873049965373">
                <text:p>0.263873049965373</text:p>
              </table:table-cell>
              <table:table-cell office:value-type="float" office:value="0.912166555525071">
                <text:p>0.912166555525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2">
                <text:p>-0.82</text:p>
              </table:table-cell>
              <table:table-cell office:value-type="float" office:value="0.960293685676943">
                <text:p>0.960293685676943</text:p>
              </table:table-cell>
              <table:table-cell office:value-type="float" office:value="0.278991106039229">
                <text:p>0.278991106039229</text:p>
              </table:table-cell>
              <table:table-cell office:value-type="float" office:value="0.900566439343729">
                <text:p>0.9005664393437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81">
                <text:p>-0.81</text:p>
              </table:table-cell>
              <table:table-cell office:value-type="float" office:value="0.95579301479833">
                <text:p>0.95579301479833</text:p>
              </table:table-cell>
              <table:table-cell office:value-type="float" office:value="0.294040325232304">
                <text:p>0.294040325232304</text:p>
              </table:table-cell>
              <table:table-cell office:value-type="float" office:value="0.888131982416311">
                <text:p>0.8881319824163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8">
                <text:p>-0.8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0.309016994374948">
                <text:p>0.309016994374948</text:p>
              </table:table-cell>
              <table:table-cell office:value-type="float" office:value="0.87484360268296">
                <text:p>0.874843602682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79">
                <text:p>-0.79</text:p>
              </table:table-cell>
              <table:table-cell office:value-type="float" office:value="0.946085358827545">
                <text:p>0.946085358827545</text:p>
              </table:table-cell>
              <table:table-cell office:value-type="float" office:value="0.32391741819815">
                <text:p>0.32391741819815</text:p>
              </table:table-cell>
              <table:table-cell office:value-type="float" office:value="0.86068169782978">
                <text:p>0.860681697829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8">
                <text:p>-0.78</text:p>
              </table:table-cell>
              <table:table-cell office:value-type="float" office:value="0.940880768954225">
                <text:p>0.940880768954225</text:p>
              </table:table-cell>
              <table:table-cell office:value-type="float" office:value="0.338737920245292">
                <text:p>0.338737920245292</text:p>
              </table:table-cell>
              <table:table-cell office:value-type="float" office:value="0.845626688134657">
                <text:p>0.8456266881346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77">
                <text:p>-0.77</text:p>
              </table:table-cell>
              <table:table-cell office:value-type="float" office:value="0.935444030829867">
                <text:p>0.935444030829867</text:p>
              </table:table-cell>
              <table:table-cell office:value-type="float" office:value="0.353474843779258">
                <text:p>0.353474843779258</text:p>
              </table:table-cell>
              <table:table-cell office:value-type="float" office:value="0.829659064337432">
                <text:p>0.829659064337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76">
                <text:p>-0.76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0.368124552684678">
                <text:p>0.368124552684678</text:p>
              </table:table-cell>
              <table:table-cell office:value-type="float" office:value="0.812759441035426">
                <text:p>0.8127594410354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75">
                <text:p>-0.75</text:p>
              </table:table-cell>
              <table:table-cell office:value-type="float" office:value="0.923879532511286">
                <text:p>0.923879532511286</text:p>
              </table:table-cell>
              <table:table-cell office:value-type="float" office:value="0.38268343236509">
                <text:p>0.38268343236509</text:p>
              </table:table-cell>
              <table:table-cell office:value-type="float" office:value="0.794908616155366">
                <text:p>0.794908616155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74">
                <text:p>-0.74</text:p>
              </table:table-cell>
              <table:table-cell office:value-type="float" office:value="0.917754625683981">
                <text:p>0.917754625683981</text:p>
              </table:table-cell>
              <table:table-cell office:value-type="float" office:value="0.397147890634781">
                <text:p>0.397147890634781</text:p>
              </table:table-cell>
              <table:table-cell office:value-type="float" office:value="0.776087637108046">
                <text:p>0.7760876371080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3">
                <text:p>-0.73</text:p>
              </table:table-cell>
              <table:table-cell office:value-type="float" office:value="0.911403276635445">
                <text:p>0.911403276635445</text:p>
              </table:table-cell>
              <table:table-cell office:value-type="float" office:value="0.411514358605109">
                <text:p>0.411514358605109</text:p>
              </table:table-cell>
              <table:table-cell office:value-type="float" office:value="0.75627787429307">
                <text:p>0.756277874293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72">
                <text:p>-0.72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0.425779291565073">
                <text:p>0.425779291565073</text:p>
              </table:table-cell>
              <table:table-cell office:value-type="float" office:value="0.735461102688507">
                <text:p>0.735461102688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1">
                <text:p>-0.71</text:p>
              </table:table-cell>
              <table:table-cell office:value-type="float" office:value="0.898027575760615">
                <text:p>0.898027575760615</text:p>
              </table:table-cell>
              <table:table-cell office:value-type="float" office:value="0.439939169855915">
                <text:p>0.439939169855915</text:p>
              </table:table-cell>
              <table:table-cell office:value-type="float" office:value="0.713619592334822">
                <text:p>0.7136195923348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7">
                <text:p>-0.7</text:p>
              </table:table-cell>
              <table:table-cell office:value-type="float" office:value="0.891006524188368">
                <text:p>0.891006524188368</text:p>
              </table:table-cell>
              <table:table-cell office:value-type="float" office:value="0.453990499739547">
                <text:p>0.453990499739547</text:p>
              </table:table-cell>
              <table:table-cell office:value-type="float" office:value="0.69073620860491">
                <text:p>0.690736208604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69">
                <text:p>-0.69</text:p>
              </table:table-cell>
              <table:table-cell office:value-type="float" office:value="0.883765630088693">
                <text:p>0.883765630088693</text:p>
              </table:table-cell>
              <table:table-cell office:value-type="float" office:value="0.467929814260574">
                <text:p>0.467929814260574</text:p>
              </table:table-cell>
              <table:table-cell office:value-type="float" office:value="0.66679452324328">
                <text:p>0.666794523243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68">
                <text:p>-0.68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0.481753674101716">
                <text:p>0.481753674101716</text:p>
              </table:table-cell>
              <table:table-cell office:value-type="float" office:value="0.641778937258358">
                <text:p>0.6417789372583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7">
                <text:p>-0.67</text:p>
              </table:table-cell>
              <table:table-cell office:value-type="float" office:value="0.868631514438191">
                <text:p>0.868631514438191</text:p>
              </table:table-cell>
              <table:table-cell office:value-type="float" office:value="0.495458668432408">
                <text:p>0.495458668432408</text:p>
              </table:table-cell>
              <table:table-cell office:value-type="float" office:value="0.615674816863622">
                <text:p>0.615674816863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66">
                <text:p>-0.66</text:p>
              </table:table-cell>
              <table:table-cell office:value-type="float" office:value="0.860742027003943">
                <text:p>0.860742027003943</text:p>
              </table:table-cell>
              <table:table-cell office:value-type="float" office:value="0.509041415750372">
                <text:p>0.509041415750372</text:p>
              </table:table-cell>
              <table:table-cell office:value-type="float" office:value="0.588468643787028">
                <text:p>0.5884686437870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5">
                <text:p>-0.65</text:p>
              </table:table-cell>
              <table:table-cell office:value-type="float" office:value="0.852640164354092">
                <text:p>0.852640164354092</text:p>
              </table:table-cell>
              <table:table-cell office:value-type="float" office:value="0.522498564715949">
                <text:p>0.522498564715949</text:p>
              </table:table-cell>
              <table:table-cell office:value-type="float" office:value="0.560148181405185">
                <text:p>0.560148181405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64">
                <text:p>-0.64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0.535826794978997">
                <text:p>0.535826794978997</text:p>
              </table:table-cell>
              <table:table-cell office:value-type="float" office:value="0.530702658310601">
                <text:p>0.5307026583106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3">
                <text:p>-0.63</text:p>
              </table:table-cell>
              <table:table-cell office:value-type="float" office:value="0.83580736136827">
                <text:p>0.83580736136827</text:p>
              </table:table-cell>
              <table:table-cell office:value-type="float" office:value="0.549022817998132">
                <text:p>0.549022817998132</text:p>
              </table:table-cell>
              <table:table-cell office:value-type="float" office:value="0.500122971088502">
                <text:p>0.5001229710885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2">
                <text:p>-0.62</text:p>
              </table:table-cell>
              <table:table-cell office:value-type="float" office:value="0.827080574274561">
                <text:p>0.827080574274561</text:p>
              </table:table-cell>
              <table:table-cell office:value-type="float" office:value="0.562083377852131">
                <text:p>0.562083377852131</text:p>
              </table:table-cell>
              <table:table-cell office:value-type="float" office:value="0.46840190826614">
                <text:p>0.468401908266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1">
                <text:p>-0.61</text:p>
              </table:table-cell>
              <table:table-cell office:value-type="float" office:value="0.818149717425023">
                <text:p>0.818149717425023</text:p>
              </table:table-cell>
              <table:table-cell office:value-type="float" office:value="0.575005252043279">
                <text:p>0.575005252043279</text:p>
              </table:table-cell>
              <table:table-cell office:value-type="float" office:value="0.435534397604049">
                <text:p>0.4355343976040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6">
                <text:p>-0.6</text:p>
              </table:table-cell>
              <table:table-cell office:value-type="float" office:value="0.809016994374947">
                <text:p>0.809016994374947</text:p>
              </table:table-cell>
              <table:table-cell office:value-type="float" office:value="0.587785252292474">
                <text:p>0.587785252292474</text:p>
              </table:table-cell>
              <table:table-cell office:value-type="float" office:value="0.401517779127602">
                <text:p>0.4015177791276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9">
                <text:p>-0.59</text:p>
              </table:table-cell>
              <table:table-cell office:value-type="float" office:value="0.79968465848709">
                <text:p>0.79968465848709</text:p>
              </table:table-cell>
              <table:table-cell office:value-type="float" office:value="0.600420225325885">
                <text:p>0.600420225325885</text:p>
              </table:table-cell>
              <table:table-cell office:value-type="float" office:value="0.366352106550783">
                <text:p>0.3663521065507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8">
                <text:p>-0.58</text:p>
              </table:table-cell>
              <table:table-cell office:value-type="float" office:value="0.79015501237569">
                <text:p>0.79015501237569</text:p>
              </table:table-cell>
              <table:table-cell office:value-type="float" office:value="0.612907053652977">
                <text:p>0.612907053652977</text:p>
              </table:table-cell>
              <table:table-cell office:value-type="float" office:value="0.330040480024908">
                <text:p>0.3300404800249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7">
                <text:p>-0.57</text:p>
              </table:table-cell>
              <table:table-cell office:value-type="float" office:value="0.780430407338329">
                <text:p>0.780430407338329</text:p>
              </table:table-cell>
              <table:table-cell office:value-type="float" office:value="0.625242656335706">
                <text:p>0.625242656335706</text:p>
              </table:table-cell>
              <table:table-cell office:value-type="float" office:value="0.29258941345598">
                <text:p>0.292589413455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6">
                <text:p>-0.56</text:p>
              </table:table-cell>
              <table:table-cell office:value-type="float" office:value="0.770513242775789">
                <text:p>0.770513242775789</text:p>
              </table:table-cell>
              <table:table-cell office:value-type="float" office:value="0.63742398974869">
                <text:p>0.63742398974869</text:p>
              </table:table-cell>
              <table:table-cell office:value-type="float" office:value="0.25400923997829">
                <text:p>0.254009239978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5">
                <text:p>-0.55</text:p>
              </table:table-cell>
              <table:table-cell office:value-type="float" office:value="0.76040596560003">
                <text:p>0.76040596560003</text:p>
              </table:table-cell>
              <table:table-cell office:value-type="float" office:value="0.649448048330184">
                <text:p>0.649448048330184</text:p>
              </table:table-cell>
              <table:table-cell office:value-type="float" office:value="0.214314559552202">
                <text:p>0.2143145595522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4">
                <text:p>-0.54</text:p>
              </table:table-cell>
              <table:table-cell office:value-type="float" office:value="0.750111069630459">
                <text:p>0.750111069630459</text:p>
              </table:table-cell>
              <table:table-cell office:value-type="float" office:value="0.661311865323652">
                <text:p>0.661311865323652</text:p>
              </table:table-cell>
              <table:table-cell office:value-type="float" office:value="0.173524733073881">
                <text:p>0.1735247330738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3">
                <text:p>-0.53</text:p>
              </table:table-cell>
              <table:table-cell office:value-type="float" office:value="0.739631094978609">
                <text:p>0.739631094978609</text:p>
              </table:table-cell>
              <table:table-cell office:value-type="float" office:value="0.673012513509774">
                <text:p>0.673012513509774</text:p>
              </table:table-cell>
              <table:table-cell office:value-type="float" office:value="0.131664427847808">
                <text:p>0.1316644278478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2">
                <text:p>-0.52</text:p>
              </table:table-cell>
              <table:table-cell office:value-type="float" office:value="0.728968627421411">
                <text:p>0.728968627421411</text:p>
              </table:table-cell>
              <table:table-cell office:value-type="float" office:value="0.684547105928689">
                <text:p>0.684547105928689</text:p>
              </table:table-cell>
              <table:table-cell office:value-type="float" office:value="0.0887642197825321">
                <text:p>0.088764219782532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51">
                <text:p>-0.51</text:p>
              </table:table-cell>
              <table:table-cell office:value-type="float" office:value="0.718126297763188">
                <text:p>0.718126297763188</text:p>
              </table:table-cell>
              <table:table-cell office:value-type="float" office:value="0.695912796592315">
                <text:p>0.695912796592315</text:p>
              </table:table-cell>
              <table:table-cell office:value-type="float" office:value="0.0448612582297886">
                <text:p>0.04486125822978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">
                <text:p>-0.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9">
                <text:p>-0.49</text:p>
              </table:table-cell>
              <table:table-cell office:value-type="float" office:value="0.695912796592314">
                <text:p>0.695912796592314</text:p>
              </table:table-cell>
              <table:table-cell office:value-type="float" office:value="0.718126297763189">
                <text:p>0.718126297763189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">
                <text:p>-0.48</text:p>
              </table:table-cell>
              <table:table-cell office:value-type="float" office:value="0.684547105928688">
                <text:p>0.684547105928688</text:p>
              </table:table-cell>
              <table:table-cell office:value-type="float" office:value="0.728968627421412">
                <text:p>0.728968627421412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7">
                <text:p>-0.47</text:p>
              </table:table-cell>
              <table:table-cell office:value-type="float" office:value="0.673012513509773">
                <text:p>0.673012513509773</text:p>
              </table:table-cell>
              <table:table-cell office:value-type="float" office:value="0.73963109497861">
                <text:p>0.7396310949786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6">
                <text:p>-0.46</text:p>
              </table:table-cell>
              <table:table-cell office:value-type="float" office:value="0.661311865323651">
                <text:p>0.661311865323651</text:p>
              </table:table-cell>
              <table:table-cell office:value-type="float" office:value="0.75011106963046">
                <text:p>0.75011106963046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49999999999999">
                <text:p>-0.449999999999999</text:p>
              </table:table-cell>
              <table:table-cell office:value-type="float" office:value="0.649448048330183">
                <text:p>0.649448048330183</text:p>
              </table:table-cell>
              <table:table-cell office:value-type="float" office:value="0.760405965600031">
                <text:p>0.76040596560003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39999999999999">
                <text:p>-0.439999999999999</text:p>
              </table:table-cell>
              <table:table-cell office:value-type="float" office:value="0.637423989748689">
                <text:p>0.637423989748689</text:p>
              </table:table-cell>
              <table:table-cell office:value-type="float" office:value="0.77051324277579">
                <text:p>0.77051324277579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29999999999999">
                <text:p>-0.429999999999999</text:p>
              </table:table-cell>
              <table:table-cell office:value-type="float" office:value="0.625242656335704">
                <text:p>0.625242656335704</text:p>
              </table:table-cell>
              <table:table-cell office:value-type="float" office:value="0.78043040733833">
                <text:p>0.78043040733833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19999999999999">
                <text:p>-0.419999999999999</text:p>
              </table:table-cell>
              <table:table-cell office:value-type="float" office:value="0.612907053652976">
                <text:p>0.612907053652976</text:p>
              </table:table-cell>
              <table:table-cell office:value-type="float" office:value="0.790155012375691">
                <text:p>0.79015501237569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409999999999999">
                <text:p>-0.409999999999999</text:p>
              </table:table-cell>
              <table:table-cell office:value-type="float" office:value="0.600420225325883">
                <text:p>0.600420225325883</text:p>
              </table:table-cell>
              <table:table-cell office:value-type="float" office:value="0.799684658487091">
                <text:p>0.79968465848709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4">
                <text:p>-0.4</text:p>
              </table:table-cell>
              <table:table-cell office:value-type="float" office:value="0.587785252292472">
                <text:p>0.587785252292472</text:p>
              </table:table-cell>
              <table:table-cell office:value-type="float" office:value="0.809016994374948">
                <text:p>0.80901699437494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89999999999999">
                <text:p>-0.389999999999999</text:p>
              </table:table-cell>
              <table:table-cell office:value-type="float" office:value="0.575005252043278">
                <text:p>0.575005252043278</text:p>
              </table:table-cell>
              <table:table-cell office:value-type="float" office:value="0.818149717425024">
                <text:p>0.818149717425024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79999999999999">
                <text:p>-0.379999999999999</text:p>
              </table:table-cell>
              <table:table-cell office:value-type="float" office:value="0.56208337785213">
                <text:p>0.56208337785213</text:p>
              </table:table-cell>
              <table:table-cell office:value-type="float" office:value="0.827080574274562">
                <text:p>0.827080574274562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69999999999999">
                <text:p>-0.369999999999999</text:p>
              </table:table-cell>
              <table:table-cell office:value-type="float" office:value="0.549022817998131">
                <text:p>0.549022817998131</text:p>
              </table:table-cell>
              <table:table-cell office:value-type="float" office:value="0.835807361368271">
                <text:p>0.83580736136827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59999999999999">
                <text:p>-0.359999999999999</text:p>
              </table:table-cell>
              <table:table-cell office:value-type="float" office:value="0.535826794978996">
                <text:p>0.535826794978996</text:p>
              </table:table-cell>
              <table:table-cell office:value-type="float" office:value="0.844327925502015">
                <text:p>0.844327925502015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522498564715948">
                <text:p>0.522498564715948</text:p>
              </table:table-cell>
              <table:table-cell office:value-type="float" office:value="0.852640164354093">
                <text:p>0.852640164354093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39999999999999">
                <text:p>-0.339999999999999</text:p>
              </table:table-cell>
              <table:table-cell office:value-type="float" office:value="0.509041415750371">
                <text:p>0.509041415750371</text:p>
              </table:table-cell>
              <table:table-cell office:value-type="float" office:value="0.860742027003944">
                <text:p>0.860742027003944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29999999999999">
                <text:p>-0.329999999999999</text:p>
              </table:table-cell>
              <table:table-cell office:value-type="float" office:value="0.495458668432407">
                <text:p>0.495458668432407</text:p>
              </table:table-cell>
              <table:table-cell office:value-type="float" office:value="0.868631514438192">
                <text:p>0.868631514438192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19999999999999">
                <text:p>-0.319999999999999</text:p>
              </table:table-cell>
              <table:table-cell office:value-type="float" office:value="0.481753674101714">
                <text:p>0.481753674101714</text:p>
              </table:table-cell>
              <table:table-cell office:value-type="float" office:value="0.876306680043864">
                <text:p>0.876306680043864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309999999999999">
                <text:p>-0.309999999999999</text:p>
              </table:table-cell>
              <table:table-cell office:value-type="float" office:value="0.467929814260572">
                <text:p>0.467929814260572</text:p>
              </table:table-cell>
              <table:table-cell office:value-type="float" office:value="0.883765630088694">
                <text:p>0.883765630088694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453990499739546">
                <text:p>0.453990499739546</text:p>
              </table:table-cell>
              <table:table-cell office:value-type="float" office:value="0.891006524188368">
                <text:p>0.89100652418836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89999999999999">
                <text:p>-0.289999999999999</text:p>
              </table:table-cell>
              <table:table-cell office:value-type="float" office:value="0.439939169855914">
                <text:p>0.439939169855914</text:p>
              </table:table-cell>
              <table:table-cell office:value-type="float" office:value="0.898027575760616">
                <text:p>0.898027575760616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79999999999999">
                <text:p>-0.279999999999999</text:p>
              </table:table-cell>
              <table:table-cell office:value-type="float" office:value="0.425779291565072">
                <text:p>0.425779291565072</text:p>
              </table:table-cell>
              <table:table-cell office:value-type="float" office:value="0.90482705246602">
                <text:p>0.90482705246602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9999999999999">
                <text:p>-0.269999999999999</text:p>
              </table:table-cell>
              <table:table-cell office:value-type="float" office:value="0.411514358605108">
                <text:p>0.411514358605108</text:p>
              </table:table-cell>
              <table:table-cell office:value-type="float" office:value="0.911403276635446">
                <text:p>0.911403276635446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259999999999999">
                <text:p>-0.259999999999999</text:p>
              </table:table-cell>
              <table:table-cell office:value-type="float" office:value="0.39714789063478">
                <text:p>0.39714789063478</text:p>
              </table:table-cell>
              <table:table-cell office:value-type="float" office:value="0.917754625683982">
                <text:p>0.917754625683982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382683432365089">
                <text:p>0.382683432365089</text:p>
              </table:table-cell>
              <table:table-cell office:value-type="float" office:value="0.923879532511287">
                <text:p>0.923879532511287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239999999999999">
                <text:p>-0.239999999999999</text:p>
              </table:table-cell>
              <table:table-cell office:value-type="float" office:value="0.368124552684677">
                <text:p>0.368124552684677</text:p>
              </table:table-cell>
              <table:table-cell office:value-type="float" office:value="0.929776485888252">
                <text:p>0.929776485888252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229999999999999">
                <text:p>-0.229999999999999</text:p>
              </table:table-cell>
              <table:table-cell office:value-type="float" office:value="0.353474843779256">
                <text:p>0.353474843779256</text:p>
              </table:table-cell>
              <table:table-cell office:value-type="float" office:value="0.935444030829868">
                <text:p>0.93544403082986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19999999999999">
                <text:p>-0.219999999999999</text:p>
              </table:table-cell>
              <table:table-cell office:value-type="float" office:value="0.33873792024529">
                <text:p>0.33873792024529</text:p>
              </table:table-cell>
              <table:table-cell office:value-type="float" office:value="0.940880768954226">
                <text:p>0.940880768954226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09999999999999">
                <text:p>-0.209999999999999</text:p>
              </table:table-cell>
              <table:table-cell office:value-type="float" office:value="0.323917418198148">
                <text:p>0.323917418198148</text:p>
              </table:table-cell>
              <table:table-cell office:value-type="float" office:value="0.946085358827546">
                <text:p>0.946085358827546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309016994374946">
                <text:p>0.309016994374946</text:p>
              </table:table-cell>
              <table:table-cell office:value-type="float" office:value="0.951056516295154">
                <text:p>0.951056516295154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189999999999999">
                <text:p>-0.189999999999999</text:p>
              </table:table-cell>
              <table:table-cell office:value-type="float" office:value="0.294040325232303">
                <text:p>0.294040325232303</text:p>
              </table:table-cell>
              <table:table-cell office:value-type="float" office:value="0.95579301479833">
                <text:p>0.95579301479833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179999999999999">
                <text:p>-0.179999999999999</text:p>
              </table:table-cell>
              <table:table-cell office:value-type="float" office:value="0.278991106039228">
                <text:p>0.278991106039228</text:p>
              </table:table-cell>
              <table:table-cell office:value-type="float" office:value="0.960293685676943">
                <text:p>0.960293685676943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69999999999999">
                <text:p>-0.169999999999999</text:p>
              </table:table-cell>
              <table:table-cell office:value-type="float" office:value="0.263873049965372">
                <text:p>0.263873049965372</text:p>
              </table:table-cell>
              <table:table-cell office:value-type="float" office:value="0.964557418457798">
                <text:p>0.96455741845779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59999999999999">
                <text:p>-0.159999999999999</text:p>
              </table:table-cell>
              <table:table-cell office:value-type="float" office:value="0.248689887164854">
                <text:p>0.248689887164854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233445363855904">
                <text:p>0.233445363855904</text:p>
              </table:table-cell>
              <table:table-cell office:value-type="float" office:value="0.972369920397677">
                <text:p>0.972369920397677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39999999999999">
                <text:p>-0.139999999999999</text:p>
              </table:table-cell>
              <table:table-cell office:value-type="float" office:value="0.218143241396541">
                <text:p>0.218143241396541</text:p>
              </table:table-cell>
              <table:table-cell office:value-type="float" office:value="0.975916761938748">
                <text:p>0.97591676193874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29999999999999">
                <text:p>-0.129999999999999</text:p>
              </table:table-cell>
              <table:table-cell office:value-type="float" office:value="0.202787295356511">
                <text:p>0.202787295356511</text:p>
              </table:table-cell>
              <table:table-cell office:value-type="float" office:value="0.979222810621766">
                <text:p>0.979222810621766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19999999999999">
                <text:p>-0.119999999999999</text:p>
              </table:table-cell>
              <table:table-cell office:value-type="float" office:value="0.187381314585723">
                <text:p>0.187381314585723</text:p>
              </table:table-cell>
              <table:table-cell office:value-type="float" office:value="0.982287250728689">
                <text:p>0.982287250728689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109999999999999">
                <text:p>-0.109999999999999</text:p>
              </table:table-cell>
              <table:table-cell office:value-type="float" office:value="0.171929100279408">
                <text:p>0.171929100279408</text:p>
              </table:table-cell>
              <table:table-cell office:value-type="float" office:value="0.985109326154774">
                <text:p>0.985109326154774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999999999999992">
                <text:p>-0.0999999999999992</text:p>
              </table:table-cell>
              <table:table-cell office:value-type="float" office:value="0.15643446504023">
                <text:p>0.15643446504023</text:p>
              </table:table-cell>
              <table:table-cell office:value-type="float" office:value="0.987688340595138">
                <text:p>0.98768834059513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899999999999992">
                <text:p>-0.0899999999999992</text:p>
              </table:table-cell>
              <table:table-cell office:value-type="float" office:value="0.140901231937581">
                <text:p>0.140901231937581</text:p>
              </table:table-cell>
              <table:table-cell office:value-type="float" office:value="0.990023657716558">
                <text:p>0.99002365771655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799999999999992">
                <text:p>-0.0799999999999992</text:p>
              </table:table-cell>
              <table:table-cell office:value-type="float" office:value="0.125333233564303">
                <text:p>0.125333233564303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699999999999992">
                <text:p>-0.0699999999999992</text:p>
              </table:table-cell>
              <table:table-cell office:value-type="float" office:value="0.109734311091044">
                <text:p>0.109734311091044</text:p>
              </table:table-cell>
              <table:table-cell office:value-type="float" office:value="0.99396095545518">
                <text:p>0.9939609554551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599999999999992">
                <text:p>-0.0599999999999992</text:p>
              </table:table-cell>
              <table:table-cell office:value-type="float" office:value="0.094108313318513">
                <text:p>0.094108313318513</text:p>
              </table:table-cell>
              <table:table-cell office:value-type="float" office:value="0.99556196460308">
                <text:p>0.9955619646030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499999999999992">
                <text:p>-0.0499999999999992</text:p>
              </table:table-cell>
              <table:table-cell office:value-type="float" office:value="0.0784590957278436">
                <text:p>0.0784590957278436</text:p>
              </table:table-cell>
              <table:table-cell office:value-type="float" office:value="0.996917333733128">
                <text:p>0.99691733373312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399999999999991">
                <text:p>-0.0399999999999991</text:p>
              </table:table-cell>
              <table:table-cell office:value-type="float" office:value="0.062790519529312">
                <text:p>0.062790519529312</text:p>
              </table:table-cell>
              <table:table-cell office:value-type="float" office:value="0.998026728428272">
                <text:p>0.998026728428272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299999999999991">
                <text:p>-0.0299999999999991</text:p>
              </table:table-cell>
              <table:table-cell office:value-type="float" office:value="0.0471064507096413">
                <text:p>0.0471064507096413</text:p>
              </table:table-cell>
              <table:table-cell office:value-type="float" office:value="0.99888987496197">
                <text:p>0.99888987496197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199999999999991">
                <text:p>-0.0199999999999991</text:p>
              </table:table-cell>
              <table:table-cell office:value-type="float" office:value="0.0314107590781269">
                <text:p>0.0314107590781269</text:p>
              </table:table-cell>
              <table:table-cell office:value-type="float" office:value="0.999506560365732">
                <text:p>0.999506560365732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999999999999912">
                <text:p>-0.00999999999999912</text:p>
              </table:table-cell>
              <table:table-cell office:value-type="float" office:value="0.0157073173118193">
                <text:p>0.0157073173118193</text:p>
              </table:table-cell>
              <table:table-cell office:value-type="float" office:value="0.999876632481661">
                <text:p>0.99987663248166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88178419700125E-016">
                <text:p>8.88178419700125E-016</text:p>
              </table:table-cell>
              <table:table-cell office:value-type="float" office:value="-1.39514739920345E-015">
                <text:p>-1.39514739920345E-015</text:p>
              </table:table-cell>
              <table:table-cell office:value-type="float" office:value="1">
                <text:p>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100000000000009">
                <text:p>0.0100000000000009</text:p>
              </table:table-cell>
              <table:table-cell office:value-type="float" office:value="-0.0157073173118221">
                <text:p>-0.0157073173118221</text:p>
              </table:table-cell>
              <table:table-cell office:value-type="float" office:value="0.999876632481661">
                <text:p>0.99987663248166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200000000000009">
                <text:p>0.0200000000000009</text:p>
              </table:table-cell>
              <table:table-cell office:value-type="float" office:value="-0.0314107590781297">
                <text:p>-0.0314107590781297</text:p>
              </table:table-cell>
              <table:table-cell office:value-type="float" office:value="0.999506560365731">
                <text:p>0.99950656036573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00000000000009">
                <text:p>0.0300000000000009</text:p>
              </table:table-cell>
              <table:table-cell office:value-type="float" office:value="-0.0471064507096441">
                <text:p>-0.0471064507096441</text:p>
              </table:table-cell>
              <table:table-cell office:value-type="float" office:value="0.99888987496197">
                <text:p>0.99888987496197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00000000000009">
                <text:p>0.0400000000000009</text:p>
              </table:table-cell>
              <table:table-cell office:value-type="float" office:value="-0.0627905195293148">
                <text:p>-0.0627905195293148</text:p>
              </table:table-cell>
              <table:table-cell office:value-type="float" office:value="0.998026728428271">
                <text:p>0.99802672842827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00000000000009">
                <text:p>0.0500000000000009</text:p>
              </table:table-cell>
              <table:table-cell office:value-type="float" office:value="-0.0784590957278464">
                <text:p>-0.0784590957278464</text:p>
              </table:table-cell>
              <table:table-cell office:value-type="float" office:value="0.996917333733128">
                <text:p>0.99691733373312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00000000000009">
                <text:p>0.0600000000000009</text:p>
              </table:table-cell>
              <table:table-cell office:value-type="float" office:value="-0.0941083133185158">
                <text:p>-0.0941083133185158</text:p>
              </table:table-cell>
              <table:table-cell office:value-type="float" office:value="0.99556196460308">
                <text:p>0.9955619646030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00000000000009">
                <text:p>0.0700000000000009</text:p>
              </table:table-cell>
              <table:table-cell office:value-type="float" office:value="-0.109734311091047">
                <text:p>-0.109734311091047</text:p>
              </table:table-cell>
              <table:table-cell office:value-type="float" office:value="0.993960955455179">
                <text:p>0.993960955455179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80000000000001">
                <text:p>0.080000000000001</text:p>
              </table:table-cell>
              <table:table-cell office:value-type="float" office:value="-0.125333233564306">
                <text:p>-0.125333233564306</text:p>
              </table:table-cell>
              <table:table-cell office:value-type="float" office:value="0.992114701314478">
                <text:p>0.99211470131447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0000000000001">
                <text:p>0.090000000000001</text:p>
              </table:table-cell>
              <table:table-cell office:value-type="float" office:value="-0.140901231937584">
                <text:p>-0.140901231937584</text:p>
              </table:table-cell>
              <table:table-cell office:value-type="float" office:value="0.990023657716557">
                <text:p>0.990023657716557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-0.156434465040232">
                <text:p>-0.156434465040232</text:p>
              </table:table-cell>
              <table:table-cell office:value-type="float" office:value="0.987688340595137">
                <text:p>0.987688340595137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10000000000001">
                <text:p>0.110000000000001</text:p>
              </table:table-cell>
              <table:table-cell office:value-type="float" office:value="-0.171929100279411">
                <text:p>-0.171929100279411</text:p>
              </table:table-cell>
              <table:table-cell office:value-type="float" office:value="0.985109326154774">
                <text:p>0.985109326154774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0000000000001">
                <text:p>0.120000000000001</text:p>
              </table:table-cell>
              <table:table-cell office:value-type="float" office:value="-0.187381314585726">
                <text:p>-0.187381314585726</text:p>
              </table:table-cell>
              <table:table-cell office:value-type="float" office:value="0.982287250728688">
                <text:p>0.98228725072868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0000000000001">
                <text:p>0.130000000000001</text:p>
              </table:table-cell>
              <table:table-cell office:value-type="float" office:value="-0.202787295356514">
                <text:p>-0.202787295356514</text:p>
              </table:table-cell>
              <table:table-cell office:value-type="float" office:value="0.979222810621765">
                <text:p>0.979222810621765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40000000000001">
                <text:p>0.140000000000001</text:p>
              </table:table-cell>
              <table:table-cell office:value-type="float" office:value="-0.218143241396544">
                <text:p>-0.218143241396544</text:p>
              </table:table-cell>
              <table:table-cell office:value-type="float" office:value="0.975916761938747">
                <text:p>0.975916761938747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-0.233445363855907">
                <text:p>-0.233445363855907</text:p>
              </table:table-cell>
              <table:table-cell office:value-type="float" office:value="0.972369920397676">
                <text:p>0.972369920397676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0000000000001">
                <text:p>0.160000000000001</text:p>
              </table:table-cell>
              <table:table-cell office:value-type="float" office:value="-0.248689887164856">
                <text:p>-0.248689887164856</text:p>
              </table:table-cell>
              <table:table-cell office:value-type="float" office:value="0.968583161128631">
                <text:p>0.96858316112863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70000000000001">
                <text:p>0.170000000000001</text:p>
              </table:table-cell>
              <table:table-cell office:value-type="float" office:value="-0.263873049965374">
                <text:p>-0.263873049965374</text:p>
              </table:table-cell>
              <table:table-cell office:value-type="float" office:value="0.964557418457798">
                <text:p>0.96455741845779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80000000000001">
                <text:p>0.180000000000001</text:p>
              </table:table-cell>
              <table:table-cell office:value-type="float" office:value="-0.278991106039231">
                <text:p>-0.278991106039231</text:p>
              </table:table-cell>
              <table:table-cell office:value-type="float" office:value="0.960293685676943">
                <text:p>0.960293685676943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0000000000001">
                <text:p>0.190000000000001</text:p>
              </table:table-cell>
              <table:table-cell office:value-type="float" office:value="-0.294040325232305">
                <text:p>-0.294040325232305</text:p>
              </table:table-cell>
              <table:table-cell office:value-type="float" office:value="0.95579301479833">
                <text:p>0.95579301479833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-0.309016994374949">
                <text:p>-0.309016994374949</text:p>
              </table:table-cell>
              <table:table-cell office:value-type="float" office:value="0.951056516295153">
                <text:p>0.951056516295153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10000000000001">
                <text:p>0.210000000000001</text:p>
              </table:table-cell>
              <table:table-cell office:value-type="float" office:value="-0.323917418198151">
                <text:p>-0.323917418198151</text:p>
              </table:table-cell>
              <table:table-cell office:value-type="float" office:value="0.946085358827545">
                <text:p>0.946085358827545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20000000000001">
                <text:p>0.220000000000001</text:p>
              </table:table-cell>
              <table:table-cell office:value-type="float" office:value="-0.338737920245293">
                <text:p>-0.338737920245293</text:p>
              </table:table-cell>
              <table:table-cell office:value-type="float" office:value="0.940880768954225">
                <text:p>0.940880768954225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30000000000001">
                <text:p>0.230000000000001</text:p>
              </table:table-cell>
              <table:table-cell office:value-type="float" office:value="-0.353474843779259">
                <text:p>-0.353474843779259</text:p>
              </table:table-cell>
              <table:table-cell office:value-type="float" office:value="0.935444030829867">
                <text:p>0.935444030829867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240000000000001">
                <text:p>0.240000000000001</text:p>
              </table:table-cell>
              <table:table-cell office:value-type="float" office:value="-0.36812455268468">
                <text:p>-0.36812455268468</text:p>
              </table:table-cell>
              <table:table-cell office:value-type="float" office:value="0.929776485888251">
                <text:p>0.92977648588825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-0.382683432365091">
                <text:p>-0.382683432365091</text:p>
              </table:table-cell>
              <table:table-cell office:value-type="float" office:value="0.923879532511286">
                <text:p>0.923879532511286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60000000000001">
                <text:p>0.260000000000001</text:p>
              </table:table-cell>
              <table:table-cell office:value-type="float" office:value="-0.397147890634782">
                <text:p>-0.397147890634782</text:p>
              </table:table-cell>
              <table:table-cell office:value-type="float" office:value="0.91775462568398">
                <text:p>0.9177546256839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70000000000001">
                <text:p>0.270000000000001</text:p>
              </table:table-cell>
              <table:table-cell office:value-type="float" office:value="-0.41151435860511">
                <text:p>-0.41151435860511</text:p>
              </table:table-cell>
              <table:table-cell office:value-type="float" office:value="0.911403276635444">
                <text:p>0.911403276635444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80000000000001">
                <text:p>0.280000000000001</text:p>
              </table:table-cell>
              <table:table-cell office:value-type="float" office:value="-0.425779291565074">
                <text:p>-0.425779291565074</text:p>
              </table:table-cell>
              <table:table-cell office:value-type="float" office:value="0.904827052466019">
                <text:p>0.904827052466019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90000000000001">
                <text:p>0.290000000000001</text:p>
              </table:table-cell>
              <table:table-cell office:value-type="float" office:value="-0.439939169855917">
                <text:p>-0.439939169855917</text:p>
              </table:table-cell>
              <table:table-cell office:value-type="float" office:value="0.898027575760615">
                <text:p>0.898027575760615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-0.453990499739548">
                <text:p>-0.453990499739548</text:p>
              </table:table-cell>
              <table:table-cell office:value-type="float" office:value="0.891006524188367">
                <text:p>0.891006524188367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0000000000001">
                <text:p>0.310000000000001</text:p>
              </table:table-cell>
              <table:table-cell office:value-type="float" office:value="-0.467929814260575">
                <text:p>-0.467929814260575</text:p>
              </table:table-cell>
              <table:table-cell office:value-type="float" office:value="0.883765630088693">
                <text:p>0.883765630088693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0000000000001">
                <text:p>0.320000000000001</text:p>
              </table:table-cell>
              <table:table-cell office:value-type="float" office:value="-0.481753674101717">
                <text:p>-0.481753674101717</text:p>
              </table:table-cell>
              <table:table-cell office:value-type="float" office:value="0.876306680043863">
                <text:p>0.876306680043863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30000000000001">
                <text:p>0.330000000000001</text:p>
              </table:table-cell>
              <table:table-cell office:value-type="float" office:value="-0.495458668432409">
                <text:p>-0.495458668432409</text:p>
              </table:table-cell>
              <table:table-cell office:value-type="float" office:value="0.86863151443819">
                <text:p>0.86863151443819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40000000000001">
                <text:p>0.340000000000001</text:p>
              </table:table-cell>
              <table:table-cell office:value-type="float" office:value="-0.509041415750373">
                <text:p>-0.509041415750373</text:p>
              </table:table-cell>
              <table:table-cell office:value-type="float" office:value="0.860742027003943">
                <text:p>0.860742027003943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-0.52249856471595">
                <text:p>-0.52249856471595</text:p>
              </table:table-cell>
              <table:table-cell office:value-type="float" office:value="0.852640164354091">
                <text:p>0.85264016435409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0000000000001">
                <text:p>0.360000000000001</text:p>
              </table:table-cell>
              <table:table-cell office:value-type="float" office:value="-0.535826794978998">
                <text:p>-0.535826794978998</text:p>
              </table:table-cell>
              <table:table-cell office:value-type="float" office:value="0.844327925502014">
                <text:p>0.844327925502014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0000000000001">
                <text:p>0.370000000000001</text:p>
              </table:table-cell>
              <table:table-cell office:value-type="float" office:value="-0.549022817998133">
                <text:p>-0.549022817998133</text:p>
              </table:table-cell>
              <table:table-cell office:value-type="float" office:value="0.835807361368269">
                <text:p>0.835807361368269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0000000000001">
                <text:p>0.380000000000001</text:p>
              </table:table-cell>
              <table:table-cell office:value-type="float" office:value="-0.562083377852132">
                <text:p>-0.562083377852132</text:p>
              </table:table-cell>
              <table:table-cell office:value-type="float" office:value="0.827080574274561">
                <text:p>0.82708057427456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90000000000001">
                <text:p>0.390000000000001</text:p>
              </table:table-cell>
              <table:table-cell office:value-type="float" office:value="-0.57500525204328">
                <text:p>-0.57500525204328</text:p>
              </table:table-cell>
              <table:table-cell office:value-type="float" office:value="0.818149717425022">
                <text:p>0.818149717425022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-0.587785252292475">
                <text:p>-0.587785252292475</text:p>
              </table:table-cell>
              <table:table-cell office:value-type="float" office:value="0.809016994374946">
                <text:p>0.809016994374946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10000000000001">
                <text:p>0.410000000000001</text:p>
              </table:table-cell>
              <table:table-cell office:value-type="float" office:value="-0.600420225325886">
                <text:p>-0.600420225325886</text:p>
              </table:table-cell>
              <table:table-cell office:value-type="float" office:value="0.799684658487089">
                <text:p>0.799684658487089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20000000000001">
                <text:p>0.420000000000001</text:p>
              </table:table-cell>
              <table:table-cell office:value-type="float" office:value="-0.612907053652978">
                <text:p>-0.612907053652978</text:p>
              </table:table-cell>
              <table:table-cell office:value-type="float" office:value="0.790155012375689">
                <text:p>0.790155012375689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30000000000001">
                <text:p>0.430000000000001</text:p>
              </table:table-cell>
              <table:table-cell office:value-type="float" office:value="-0.625242656335707">
                <text:p>-0.625242656335707</text:p>
              </table:table-cell>
              <table:table-cell office:value-type="float" office:value="0.780430407338329">
                <text:p>0.780430407338329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40000000000001">
                <text:p>0.440000000000001</text:p>
              </table:table-cell>
              <table:table-cell office:value-type="float" office:value="-0.637423989748691">
                <text:p>-0.637423989748691</text:p>
              </table:table-cell>
              <table:table-cell office:value-type="float" office:value="0.770513242775788">
                <text:p>0.77051324277578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-0.649448048330185">
                <text:p>-0.649448048330185</text:p>
              </table:table-cell>
              <table:table-cell office:value-type="float" office:value="0.76040596560003">
                <text:p>0.76040596560003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60000000000001">
                <text:p>0.460000000000001</text:p>
              </table:table-cell>
              <table:table-cell office:value-type="float" office:value="-0.661311865323653">
                <text:p>-0.661311865323653</text:p>
              </table:table-cell>
              <table:table-cell office:value-type="float" office:value="0.750111069630458">
                <text:p>0.75011106963045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0000000000001">
                <text:p>0.470000000000001</text:p>
              </table:table-cell>
              <table:table-cell office:value-type="float" office:value="-0.673012513509775">
                <text:p>-0.673012513509775</text:p>
              </table:table-cell>
              <table:table-cell office:value-type="float" office:value="0.739631094978608">
                <text:p>0.739631094978608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80000000000001">
                <text:p>0.480000000000001</text:p>
              </table:table-cell>
              <table:table-cell office:value-type="float" office:value="-0.68454710592869">
                <text:p>-0.68454710592869</text:p>
              </table:table-cell>
              <table:table-cell office:value-type="float" office:value="0.72896862742141">
                <text:p>0.72896862742141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90000000000001">
                <text:p>0.490000000000001</text:p>
              </table:table-cell>
              <table:table-cell office:value-type="float" office:value="-0.695912796592316">
                <text:p>-0.695912796592316</text:p>
              </table:table-cell>
              <table:table-cell office:value-type="float" office:value="0.718126297763187">
                <text:p>0.718126297763187</text:p>
              </table:table-cell>
              <table:table-cell office:value-type="float" office:value="6.12303176911189E-017">
                <text:p>6.12303176911189E-0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0.707106781186546">
                <text:p>0.707106781186546</text:p>
              </table:table-cell>
              <table:table-cell office:value-type="float" office:value="6.05643465066696E-015">
                <text:p>6.05643465066696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10000000000001">
                <text:p>0.510000000000001</text:p>
              </table:table-cell>
              <table:table-cell office:value-type="float" office:value="-0.71812629776319">
                <text:p>-0.71812629776319</text:p>
              </table:table-cell>
              <table:table-cell office:value-type="float" office:value="0.695912796592313">
                <text:p>0.695912796592313</text:p>
              </table:table-cell>
              <table:table-cell office:value-type="float" office:value="0.0448612582297966">
                <text:p>0.04486125822979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20000000000001">
                <text:p>0.520000000000001</text:p>
              </table:table-cell>
              <table:table-cell office:value-type="float" office:value="-0.728968627421413">
                <text:p>-0.728968627421413</text:p>
              </table:table-cell>
              <table:table-cell office:value-type="float" office:value="0.684547105928687">
                <text:p>0.684547105928687</text:p>
              </table:table-cell>
              <table:table-cell office:value-type="float" office:value="0.08876421978254">
                <text:p>0.0887642197825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30000000000001">
                <text:p>0.530000000000001</text:p>
              </table:table-cell>
              <table:table-cell office:value-type="float" office:value="-0.739631094978611">
                <text:p>-0.739631094978611</text:p>
              </table:table-cell>
              <table:table-cell office:value-type="float" office:value="0.673012513509772">
                <text:p>0.673012513509772</text:p>
              </table:table-cell>
              <table:table-cell office:value-type="float" office:value="0.131664427847815">
                <text:p>0.13166442784781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40000000000001">
                <text:p>0.540000000000001</text:p>
              </table:table-cell>
              <table:table-cell office:value-type="float" office:value="-0.750111069630461">
                <text:p>-0.750111069630461</text:p>
              </table:table-cell>
              <table:table-cell office:value-type="float" office:value="0.66131186532365">
                <text:p>0.66131186532365</text:p>
              </table:table-cell>
              <table:table-cell office:value-type="float" office:value="0.173524733073888">
                <text:p>0.1735247330738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-0.760405965600032">
                <text:p>-0.760405965600032</text:p>
              </table:table-cell>
              <table:table-cell office:value-type="float" office:value="0.649448048330182">
                <text:p>0.649448048330182</text:p>
              </table:table-cell>
              <table:table-cell office:value-type="float" office:value="0.214314559552209">
                <text:p>0.21431455955220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60000000000001">
                <text:p>0.560000000000001</text:p>
              </table:table-cell>
              <table:table-cell office:value-type="float" office:value="-0.770513242775791">
                <text:p>-0.770513242775791</text:p>
              </table:table-cell>
              <table:table-cell office:value-type="float" office:value="0.637423989748688">
                <text:p>0.637423989748688</text:p>
              </table:table-cell>
              <table:table-cell office:value-type="float" office:value="0.254009239978297">
                <text:p>0.2540092399782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70000000000001">
                <text:p>0.570000000000001</text:p>
              </table:table-cell>
              <table:table-cell office:value-type="float" office:value="-0.780430407338331">
                <text:p>-0.780430407338331</text:p>
              </table:table-cell>
              <table:table-cell office:value-type="float" office:value="0.625242656335703">
                <text:p>0.625242656335703</text:p>
              </table:table-cell>
              <table:table-cell office:value-type="float" office:value="0.292589413455987">
                <text:p>0.2925894134559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80000000000001">
                <text:p>0.580000000000001</text:p>
              </table:table-cell>
              <table:table-cell office:value-type="float" office:value="-0.790155012375692">
                <text:p>-0.790155012375692</text:p>
              </table:table-cell>
              <table:table-cell office:value-type="float" office:value="0.612907053652975">
                <text:p>0.612907053652975</text:p>
              </table:table-cell>
              <table:table-cell office:value-type="float" office:value="0.330040480024915">
                <text:p>0.3300404800249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590000000000001">
                <text:p>0.590000000000001</text:p>
              </table:table-cell>
              <table:table-cell office:value-type="float" office:value="-0.799684658487092">
                <text:p>-0.799684658487092</text:p>
              </table:table-cell>
              <table:table-cell office:value-type="float" office:value="0.600420225325882">
                <text:p>0.600420225325882</text:p>
              </table:table-cell>
              <table:table-cell office:value-type="float" office:value="0.366352106550789">
                <text:p>0.3663521065507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-0.809016994374949">
                <text:p>-0.809016994374949</text:p>
              </table:table-cell>
              <table:table-cell office:value-type="float" office:value="0.587785252292471">
                <text:p>0.587785252292471</text:p>
              </table:table-cell>
              <table:table-cell office:value-type="float" office:value="0.401517779127608">
                <text:p>0.40151777912760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10000000000001">
                <text:p>0.610000000000001</text:p>
              </table:table-cell>
              <table:table-cell office:value-type="float" office:value="-0.818149717425025">
                <text:p>-0.818149717425025</text:p>
              </table:table-cell>
              <table:table-cell office:value-type="float" office:value="0.575005252043277">
                <text:p>0.575005252043277</text:p>
              </table:table-cell>
              <table:table-cell office:value-type="float" office:value="0.435534397604055">
                <text:p>0.4355343976040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-0.827080574274563">
                <text:p>-0.827080574274563</text:p>
              </table:table-cell>
              <table:table-cell office:value-type="float" office:value="0.562083377852129">
                <text:p>0.562083377852129</text:p>
              </table:table-cell>
              <table:table-cell office:value-type="float" office:value="0.468401908266146">
                <text:p>0.4684019082661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30000000000001">
                <text:p>0.630000000000001</text:p>
              </table:table-cell>
              <table:table-cell office:value-type="float" office:value="-0.835807361368271">
                <text:p>-0.835807361368271</text:p>
              </table:table-cell>
              <table:table-cell office:value-type="float" office:value="0.54902281799813">
                <text:p>0.54902281799813</text:p>
              </table:table-cell>
              <table:table-cell office:value-type="float" office:value="0.500122971088508">
                <text:p>0.5001229710885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0000000000001">
                <text:p>0.640000000000001</text:p>
              </table:table-cell>
              <table:table-cell office:value-type="float" office:value="-0.844327925502016">
                <text:p>-0.844327925502016</text:p>
              </table:table-cell>
              <table:table-cell office:value-type="float" office:value="0.535826794978995">
                <text:p>0.535826794978995</text:p>
              </table:table-cell>
              <table:table-cell office:value-type="float" office:value="0.530702658310606">
                <text:p>0.5307026583106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-0.852640164354093">
                <text:p>-0.852640164354093</text:p>
              </table:table-cell>
              <table:table-cell office:value-type="float" office:value="0.522498564715947">
                <text:p>0.522498564715947</text:p>
              </table:table-cell>
              <table:table-cell office:value-type="float" office:value="0.56014818140519">
                <text:p>0.560148181405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660000000000001">
                <text:p>0.660000000000001</text:p>
              </table:table-cell>
              <table:table-cell office:value-type="float" office:value="-0.860742027003945">
                <text:p>-0.860742027003945</text:p>
              </table:table-cell>
              <table:table-cell office:value-type="float" office:value="0.509041415750369">
                <text:p>0.509041415750369</text:p>
              </table:table-cell>
              <table:table-cell office:value-type="float" office:value="0.588468643787033">
                <text:p>0.58846864378703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70000000000001">
                <text:p>0.670000000000001</text:p>
              </table:table-cell>
              <table:table-cell office:value-type="float" office:value="-0.868631514438192">
                <text:p>-0.868631514438192</text:p>
              </table:table-cell>
              <table:table-cell office:value-type="float" office:value="0.495458668432406">
                <text:p>0.495458668432406</text:p>
              </table:table-cell>
              <table:table-cell office:value-type="float" office:value="0.615674816863627">
                <text:p>0.61567481686362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80000000000001">
                <text:p>0.680000000000001</text:p>
              </table:table-cell>
              <table:table-cell office:value-type="float" office:value="-0.876306680043865">
                <text:p>-0.876306680043865</text:p>
              </table:table-cell>
              <table:table-cell office:value-type="float" office:value="0.481753674101713">
                <text:p>0.481753674101713</text:p>
              </table:table-cell>
              <table:table-cell office:value-type="float" office:value="0.641778937258362">
                <text:p>0.6417789372583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-0.883765630088694">
                <text:p>-0.883765630088694</text:p>
              </table:table-cell>
              <table:table-cell office:value-type="float" office:value="0.467929814260571">
                <text:p>0.467929814260571</text:p>
              </table:table-cell>
              <table:table-cell office:value-type="float" office:value="0.666794523243284">
                <text:p>0.6667945232432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-0.891006524188369">
                <text:p>-0.891006524188369</text:p>
              </table:table-cell>
              <table:table-cell office:value-type="float" office:value="0.453990499739545">
                <text:p>0.453990499739545</text:p>
              </table:table-cell>
              <table:table-cell office:value-type="float" office:value="0.690736208604914">
                <text:p>0.6907362086049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-0.898027575760617">
                <text:p>-0.898027575760617</text:p>
              </table:table-cell>
              <table:table-cell office:value-type="float" office:value="0.439939169855913">
                <text:p>0.439939169855913</text:p>
              </table:table-cell>
              <table:table-cell office:value-type="float" office:value="0.713619592334826">
                <text:p>0.7136195923348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20000000000001">
                <text:p>0.720000000000001</text:p>
              </table:table-cell>
              <table:table-cell office:value-type="float" office:value="-0.904827052466021">
                <text:p>-0.904827052466021</text:p>
              </table:table-cell>
              <table:table-cell office:value-type="float" office:value="0.42577929156507">
                <text:p>0.42577929156507</text:p>
              </table:table-cell>
              <table:table-cell office:value-type="float" office:value="0.735461102688511">
                <text:p>0.7354611026885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-0.911403276635446">
                <text:p>-0.911403276635446</text:p>
              </table:table-cell>
              <table:table-cell office:value-type="float" office:value="0.411514358605107">
                <text:p>0.411514358605107</text:p>
              </table:table-cell>
              <table:table-cell office:value-type="float" office:value="0.756277874293074">
                <text:p>0.75627787429307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740000000000002">
                <text:p>0.740000000000002</text:p>
              </table:table-cell>
              <table:table-cell office:value-type="float" office:value="-0.917754625683982">
                <text:p>-0.917754625683982</text:p>
              </table:table-cell>
              <table:table-cell office:value-type="float" office:value="0.397147890634778">
                <text:p>0.397147890634778</text:p>
              </table:table-cell>
              <table:table-cell office:value-type="float" office:value="0.77608763710805">
                <text:p>0.7760876371080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750000000000002">
                <text:p>0.750000000000002</text:p>
              </table:table-cell>
              <table:table-cell office:value-type="float" office:value="-0.923879532511288">
                <text:p>-0.923879532511288</text:p>
              </table:table-cell>
              <table:table-cell office:value-type="float" office:value="0.382683432365088">
                <text:p>0.382683432365088</text:p>
              </table:table-cell>
              <table:table-cell office:value-type="float" office:value="0.79490861615537">
                <text:p>0.794908616155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760000000000002">
                <text:p>0.760000000000002</text:p>
              </table:table-cell>
              <table:table-cell office:value-type="float" office:value="-0.929776485888252">
                <text:p>-0.929776485888252</text:p>
              </table:table-cell>
              <table:table-cell office:value-type="float" office:value="0.368124552684676">
                <text:p>0.368124552684676</text:p>
              </table:table-cell>
              <table:table-cell office:value-type="float" office:value="0.812759441035429">
                <text:p>0.8127594410354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70000000000002">
                <text:p>0.770000000000002</text:p>
              </table:table-cell>
              <table:table-cell office:value-type="float" office:value="-0.935444030829868">
                <text:p>-0.935444030829868</text:p>
              </table:table-cell>
              <table:table-cell office:value-type="float" office:value="0.353474843779255">
                <text:p>0.353474843779255</text:p>
              </table:table-cell>
              <table:table-cell office:value-type="float" office:value="0.829659064337435">
                <text:p>0.8296590643374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780000000000002">
                <text:p>0.780000000000002</text:p>
              </table:table-cell>
              <table:table-cell office:value-type="float" office:value="-0.940880768954226">
                <text:p>-0.940880768954226</text:p>
              </table:table-cell>
              <table:table-cell office:value-type="float" office:value="0.338737920245289">
                <text:p>0.338737920245289</text:p>
              </table:table-cell>
              <table:table-cell office:value-type="float" office:value="0.845626688134659">
                <text:p>0.8456266881346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90000000000002">
                <text:p>0.790000000000002</text:p>
              </table:table-cell>
              <table:table-cell office:value-type="float" office:value="-0.946085358827546">
                <text:p>-0.946085358827546</text:p>
              </table:table-cell>
              <table:table-cell office:value-type="float" office:value="0.323917418198147">
                <text:p>0.323917418198147</text:p>
              </table:table-cell>
              <table:table-cell office:value-type="float" office:value="0.860681697829782">
                <text:p>0.86068169782978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800000000000002">
                <text:p>0.800000000000002</text:p>
              </table:table-cell>
              <table:table-cell office:value-type="float" office:value="-0.951056516295154">
                <text:p>-0.951056516295154</text:p>
              </table:table-cell>
              <table:table-cell office:value-type="float" office:value="0.309016994374945">
                <text:p>0.309016994374945</text:p>
              </table:table-cell>
              <table:table-cell office:value-type="float" office:value="0.874843602682962">
                <text:p>0.8748436026829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810000000000002">
                <text:p>0.810000000000002</text:p>
              </table:table-cell>
              <table:table-cell office:value-type="float" office:value="-0.955793014798331">
                <text:p>-0.955793014798331</text:p>
              </table:table-cell>
              <table:table-cell office:value-type="float" office:value="0.294040325232302">
                <text:p>0.294040325232302</text:p>
              </table:table-cell>
              <table:table-cell office:value-type="float" office:value="0.888131982416313">
                <text:p>0.8881319824163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20000000000002">
                <text:p>0.820000000000002</text:p>
              </table:table-cell>
              <table:table-cell office:value-type="float" office:value="-0.960293685676944">
                <text:p>-0.960293685676944</text:p>
              </table:table-cell>
              <table:table-cell office:value-type="float" office:value="0.278991106039227">
                <text:p>0.278991106039227</text:p>
              </table:table-cell>
              <table:table-cell office:value-type="float" office:value="0.900566439343732">
                <text:p>0.9005664393437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830000000000002">
                <text:p>0.830000000000002</text:p>
              </table:table-cell>
              <table:table-cell office:value-type="float" office:value="-0.964557418457799">
                <text:p>-0.964557418457799</text:p>
              </table:table-cell>
              <table:table-cell office:value-type="float" office:value="0.26387304996537">
                <text:p>0.26387304996537</text:p>
              </table:table-cell>
              <table:table-cell office:value-type="float" office:value="0.912166555525073">
                <text:p>0.9121665555250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40000000000002">
                <text:p>0.840000000000002</text:p>
              </table:table-cell>
              <table:table-cell office:value-type="float" office:value="-0.968583161128632">
                <text:p>-0.968583161128632</text:p>
              </table:table-cell>
              <table:table-cell office:value-type="float" office:value="0.248689887164852">
                <text:p>0.248689887164852</text:p>
              </table:table-cell>
              <table:table-cell office:value-type="float" office:value="0.92295185448904">
                <text:p>0.922951854489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50000000000002">
                <text:p>0.850000000000002</text:p>
              </table:table-cell>
              <table:table-cell office:value-type="float" office:value="-0.972369920397677">
                <text:p>-0.972369920397677</text:p>
              </table:table-cell>
              <table:table-cell office:value-type="float" office:value="0.233445363855903">
                <text:p>0.233445363855903</text:p>
              </table:table-cell>
              <table:table-cell office:value-type="float" office:value="0.932941767110247">
                <text:p>0.93294176711024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0000000000002">
                <text:p>0.860000000000002</text:p>
              </table:table-cell>
              <table:table-cell office:value-type="float" office:value="-0.975916761938748">
                <text:p>-0.975916761938748</text:p>
              </table:table-cell>
              <table:table-cell office:value-type="float" office:value="0.21814324139654">
                <text:p>0.21814324139654</text:p>
              </table:table-cell>
              <table:table-cell office:value-type="float" office:value="0.942155601263233">
                <text:p>0.9421556012632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70000000000002">
                <text:p>0.870000000000002</text:p>
              </table:table-cell>
              <table:table-cell office:value-type="float" office:value="-0.979222810621766">
                <text:p>-0.979222810621766</text:p>
              </table:table-cell>
              <table:table-cell office:value-type="float" office:value="0.20278729535651">
                <text:p>0.20278729535651</text:p>
              </table:table-cell>
              <table:table-cell office:value-type="float" office:value="0.950612514910008">
                <text:p>0.9506125149100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80000000000002">
                <text:p>0.880000000000002</text:p>
              </table:table-cell>
              <table:table-cell office:value-type="float" office:value="-0.982287250728689">
                <text:p>-0.982287250728689</text:p>
              </table:table-cell>
              <table:table-cell office:value-type="float" office:value="0.187381314585722">
                <text:p>0.187381314585722</text:p>
              </table:table-cell>
              <table:table-cell office:value-type="float" office:value="0.958331492308435">
                <text:p>0.95833149230843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0000000000002">
                <text:p>0.890000000000002</text:p>
              </table:table-cell>
              <table:table-cell office:value-type="float" office:value="-0.985109326154774">
                <text:p>-0.985109326154774</text:p>
              </table:table-cell>
              <table:table-cell office:value-type="float" office:value="0.171929100279407">
                <text:p>0.171929100279407</text:p>
              </table:table-cell>
              <table:table-cell office:value-type="float" office:value="0.965331323056626">
                <text:p>0.9653313230566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00000000000002">
                <text:p>0.900000000000002</text:p>
              </table:table-cell>
              <table:table-cell office:value-type="float" office:value="-0.987688340595138">
                <text:p>-0.987688340595138</text:p>
              </table:table-cell>
              <table:table-cell office:value-type="float" office:value="0.156434465040228">
                <text:p>0.156434465040228</text:p>
              </table:table-cell>
              <table:table-cell office:value-type="float" office:value="0.971630583713871">
                <text:p>0.9716305837138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10000000000002">
                <text:p>0.910000000000002</text:p>
              </table:table-cell>
              <table:table-cell office:value-type="float" office:value="-0.990023657716558">
                <text:p>-0.990023657716558</text:p>
              </table:table-cell>
              <table:table-cell office:value-type="float" office:value="0.14090123193758">
                <text:p>0.14090123193758</text:p>
              </table:table-cell>
              <table:table-cell office:value-type="float" office:value="0.977247621761614">
                <text:p>0.97724762176161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20000000000002">
                <text:p>0.920000000000002</text:p>
              </table:table-cell>
              <table:table-cell office:value-type="float" office:value="-0.992114701314478">
                <text:p>-0.992114701314478</text:p>
              </table:table-cell>
              <table:table-cell office:value-type="float" office:value="0.125333233564302">
                <text:p>0.125333233564302</text:p>
              </table:table-cell>
              <table:table-cell office:value-type="float" office:value="0.982200541688957">
                <text:p>0.9822005416889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30000000000002">
                <text:p>0.930000000000002</text:p>
              </table:table-cell>
              <table:table-cell office:value-type="float" office:value="-0.99396095545518">
                <text:p>-0.99396095545518</text:p>
              </table:table-cell>
              <table:table-cell office:value-type="float" office:value="0.109734311091043">
                <text:p>0.109734311091043</text:p>
              </table:table-cell>
              <table:table-cell office:value-type="float" office:value="0.986507193006161">
                <text:p>0.98650719300616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40000000000002">
                <text:p>0.940000000000002</text:p>
              </table:table-cell>
              <table:table-cell office:value-type="float" office:value="-0.99556196460308">
                <text:p>-0.99556196460308</text:p>
              </table:table-cell>
              <table:table-cell office:value-type="float" office:value="0.0941083133185116">
                <text:p>0.0941083133185116</text:p>
              </table:table-cell>
              <table:table-cell office:value-type="float" office:value="0.990185160006977">
                <text:p>0.9901851600069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50000000000002">
                <text:p>0.950000000000002</text:p>
              </table:table-cell>
              <table:table-cell office:value-type="float" office:value="-0.996917333733128">
                <text:p>-0.996917333733128</text:p>
              </table:table-cell>
              <table:table-cell office:value-type="float" office:value="0.0784590957278423">
                <text:p>0.0784590957278423</text:p>
              </table:table-cell>
              <table:table-cell office:value-type="float" office:value="0.993251753116366">
                <text:p>0.9932517531163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60000000000002">
                <text:p>0.960000000000002</text:p>
              </table:table-cell>
              <table:table-cell office:value-type="float" office:value="-0.998026728428272">
                <text:p>-0.998026728428272</text:p>
              </table:table-cell>
              <table:table-cell office:value-type="float" office:value="0.0627905195293106">
                <text:p>0.0627905195293106</text:p>
              </table:table-cell>
              <table:table-cell office:value-type="float" office:value="0.995724001674562">
                <text:p>0.9957240016745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0000000000002">
                <text:p>0.970000000000002</text:p>
              </table:table-cell>
              <table:table-cell office:value-type="float" office:value="-0.99888987496197">
                <text:p>-0.99888987496197</text:p>
              </table:table-cell>
              <table:table-cell office:value-type="float" office:value="0.04710645070964">
                <text:p>0.04710645070964</text:p>
              </table:table-cell>
              <table:table-cell office:value-type="float" office:value="0.997618648021457">
                <text:p>0.9976186480214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80000000000002">
                <text:p>0.980000000000002</text:p>
              </table:table-cell>
              <table:table-cell office:value-type="float" office:value="-0.999506560365732">
                <text:p>-0.999506560365732</text:p>
              </table:table-cell>
              <table:table-cell office:value-type="float" office:value="0.0314107590781255">
                <text:p>0.0314107590781255</text:p>
              </table:table-cell>
              <table:table-cell office:value-type="float" office:value="0.998952142757262">
                <text:p>0.9989521427572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90000000000002">
                <text:p>0.990000000000002</text:p>
              </table:table-cell>
              <table:table-cell office:value-type="float" office:value="-0.999876632481661">
                <text:p>-0.999876632481661</text:p>
              </table:table-cell>
              <table:table-cell office:value-type="float" office:value="0.015707317311818">
                <text:p>0.015707317311818</text:p>
              </table:table-cell>
              <table:table-cell office:value-type="float" office:value="0.999740641066211">
                <text:p>0.9997406410662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-2.82534954633429E-015">
                <text:p>-2.82534954633429E-0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